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ystem"/>
    <style:font-face style:name="Arial2" svg:font-family="Arial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ystem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svg:stroke-color="#000000" draw:fill="none" draw:fill-color="#ffffff" fo:min-height="3.473cm"/>
      <style:paragraph-properties style:writing-mode="lr-tb"/>
    </style:style>
    <style:style style:name="gr2" style:family="graphic" style:parent-style-name="Default_20_Drawing_20_Style_5f_1">
      <style:graphic-properties draw:fill-color="#81d41a" draw:textarea-horizontal-align="justify" draw:textarea-vertical-align="middle" draw:auto-grow-height="false" fo:min-height="12.25cm" fo:min-width="19.5cm"/>
      <style:paragraph-properties style:writing-mode="lr-tb"/>
    </style:style>
    <style:style style:name="gr3" style:family="graphic" style:parent-style-name="Default_20_Drawing_20_Style_5f_1">
      <style:graphic-properties draw:fill-color="#81d41a" draw:textarea-horizontal-align="justify" draw:textarea-vertical-align="middle" draw:auto-grow-height="false" fo:min-height="5.75cm" fo:min-width="19cm"/>
      <style:paragraph-properties style:writing-mode="lr-tb"/>
    </style:style>
    <style:style style:name="gr4" style:family="graphic" style:parent-style-name="Default_20_Drawing_20_Style_5f_1">
      <style:graphic-properties draw:fill-color="#81d41a" draw:textarea-horizontal-align="justify" draw:textarea-vertical-align="middle" draw:auto-grow-height="false" fo:min-height="13cm" fo:min-width="19.5cm"/>
      <style:paragraph-properties style:writing-mode="lr-tb"/>
    </style:style>
    <style:style style:name="gr5" style:family="graphic" style:parent-style-name="Default_20_Drawing_20_Style_5f_1">
      <style:graphic-properties draw:fill-color="#81d41a" draw:textarea-horizontal-align="justify" draw:textarea-vertical-align="middle" draw:auto-grow-height="false" fo:min-height="11cm" fo:min-width="19.25cm"/>
      <style:paragraph-properties style:writing-mode="lr-tb"/>
    </style:style>
    <style:style style:name="gr6" style:family="graphic" style:parent-style-name="Default_20_Drawing_20_Style_5f_1">
      <style:graphic-properties draw:fill-color="#81d41a" draw:textarea-horizontal-align="justify" draw:textarea-vertical-align="middle" draw:auto-grow-height="false" fo:min-height="11.5cm" fo:min-width="19.5cm"/>
      <style:paragraph-properties style:writing-mode="lr-tb"/>
    </style:style>
    <style:style style:name="gr7" style:family="graphic" style:parent-style-name="Default_20_Drawing_20_Style_5f_1">
      <style:graphic-properties draw:fill-color="#81d41a" draw:textarea-horizontal-align="justify" draw:textarea-vertical-align="middle" draw:auto-grow-height="false" fo:min-height="12.6cm" fo:min-width="19.45cm"/>
      <style:paragraph-properties style:writing-mode="lr-tb"/>
    </style:style>
    <style:style style:name="gr8" style:family="graphic" style:parent-style-name="Default_20_Drawing_20_Style_5f_1">
      <style:graphic-properties draw:fill-color="#81d41a" draw:textarea-horizontal-align="justify" draw:textarea-vertical-align="middle" draw:auto-grow-height="false" fo:min-height="78cm" fo:min-width="59.75cm"/>
      <style:paragraph-properties style:writing-mode="lr-tb"/>
    </style:style>
    <style:style style:name="gr9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10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11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2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13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14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15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7" style:family="graphic" style:parent-style-name="Default_20_Drawing_20_Style_5f_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8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19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20" style:family="graphic" style:parent-style-name="Default_20_Drawing_20_Style_5f_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1" style:family="graphic" style:parent-style-name="Default_20_Drawing_20_Style_5f_1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22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3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4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5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6" style:family="graphic" style:parent-style-name="Default_20_Drawing_20_Style_5f_1">
      <style:graphic-properties draw:textarea-horizontal-align="justify" draw:textarea-vertical-align="middle" draw:auto-grow-height="false" fo:min-height="3.75cm" fo:min-width="5.25cm"/>
      <style:paragraph-properties style:writing-mode="lr-tb"/>
    </style:style>
    <style:style style:name="gr27" style:family="graphic" style:parent-style-name="Default_20_Drawing_20_Style_5f_1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28" style:family="graphic" style:parent-style-name="Default_20_Drawing_20_Style_5f_1">
      <style:graphic-properties draw:fill-color="#e16173" draw:textarea-horizontal-align="justify" draw:textarea-vertical-align="middle" draw:auto-grow-height="false" fo:min-height="34.5cm" fo:min-width="30.75cm"/>
      <style:paragraph-properties style:writing-mode="lr-tb"/>
    </style:style>
    <style:style style:name="gr29" style:family="graphic" style:parent-style-name="Default_20_Drawing_20_Style_5f_1">
      <style:graphic-properties draw:fill-color="#ffff00" draw:textarea-horizontal-align="justify" draw:textarea-vertical-align="middle" draw:auto-grow-height="false" fo:min-height="17.5cm" fo:min-width="17cm"/>
      <style:paragraph-properties style:writing-mode="lr-tb"/>
    </style:style>
    <style:style style:name="gr30" style:family="graphic" style:parent-style-name="Default_20_Drawing_20_Style_5f_1">
      <style:graphic-properties draw:fill-color="#ffff00" draw:textarea-horizontal-align="justify" draw:textarea-vertical-align="middle" draw:auto-grow-height="false" fo:min-height="20.5cm" fo:min-width="25.5cm"/>
      <style:paragraph-properties style:writing-mode="lr-tb"/>
    </style:style>
    <style:style style:name="gr31" style:family="graphic" style:parent-style-name="Default_20_Drawing_20_Style_5f_1">
      <style:graphic-properties draw:fill-color="#ffff00" draw:textarea-horizontal-align="justify" draw:textarea-vertical-align="middle" draw:auto-grow-height="false" fo:min-height="32.5cm" fo:min-width="26.25cm"/>
      <style:paragraph-properties style:writing-mode="lr-tb"/>
    </style:style>
    <style:style style:name="gr32" style:family="graphic" style:parent-style-name="Default_20_Drawing_20_Style_5f_1">
      <style:graphic-properties draw:fill-color="#ffff00" draw:textarea-horizontal-align="justify" draw:textarea-vertical-align="middle" draw:auto-grow-height="false" fo:min-height="17cm" fo:min-width="18cm"/>
      <style:paragraph-properties style:writing-mode="lr-tb"/>
    </style:style>
    <style:style style:name="gr33" style:family="graphic" style:parent-style-name="Default_20_Drawing_20_Style_5f_1">
      <style:graphic-properties draw:fill-color="#ffff00" draw:textarea-horizontal-align="justify" draw:textarea-vertical-align="middle" draw:auto-grow-height="false" fo:min-height="7cm" fo:min-width="9cm"/>
      <style:paragraph-properties style:writing-mode="lr-tb"/>
    </style:style>
    <style:style style:name="gr34" style:family="graphic" style:parent-style-name="Default_20_Drawing_20_Style_5f_1">
      <style:graphic-properties draw:fill-color="#ffff00" draw:textarea-horizontal-align="justify" draw:textarea-vertical-align="middle" draw:auto-grow-height="false" fo:min-height="6.75cm" fo:min-width="9cm"/>
      <style:paragraph-properties style:writing-mode="lr-tb"/>
    </style:style>
    <style:style style:name="gr35" style:family="graphic" style:parent-style-name="Default_20_Drawing_20_Style_5f_1">
      <style:graphic-properties draw:fill-color="#ffff00" draw:textarea-horizontal-align="justify" draw:textarea-vertical-align="middle" draw:auto-grow-height="false" fo:min-height="14cm" fo:min-width="17cm"/>
      <style:paragraph-properties style:writing-mode="lr-tb"/>
    </style:style>
    <style:style style:name="gr36" style:family="graphic" style:parent-style-name="Default_20_Drawing_20_Style_5f_1">
      <style:graphic-properties draw:fill-color="#ffff00" draw:textarea-horizontal-align="justify" draw:textarea-vertical-align="middle" draw:auto-grow-height="false" fo:min-height="7cm" fo:min-width="8.75cm"/>
      <style:paragraph-properties style:writing-mode="lr-tb"/>
    </style:style>
    <style:style style:name="gr37" style:family="graphic" style:parent-style-name="Default_20_Drawing_20_Style_5f_1">
      <style:graphic-properties draw:fill-color="#ffff00" draw:textarea-horizontal-align="justify" draw:textarea-vertical-align="middle" draw:auto-grow-height="false" fo:min-height="34cm" fo:min-width="29cm"/>
      <style:paragraph-properties style:writing-mode="lr-tb"/>
    </style:style>
    <style:style style:name="gr38" style:family="graphic" style:parent-style-name="Default_20_Drawing_20_Style_5f_1">
      <style:graphic-properties draw:fill-color="#ffd8ce" draw:textarea-horizontal-align="justify" draw:textarea-vertical-align="middle" draw:auto-grow-height="false" fo:min-height="8.75cm" fo:min-width="9.25cm"/>
      <style:paragraph-properties style:writing-mode="lr-tb"/>
    </style:style>
    <style:style style:name="gr39" style:family="graphic" style:parent-style-name="Default_20_Drawing_20_Style_5f_1">
      <style:graphic-properties draw:fill-color="#ffd8ce" draw:textarea-horizontal-align="justify" draw:textarea-vertical-align="middle" draw:auto-grow-height="false" fo:min-height="9.5cm" fo:min-width="9.5cm"/>
      <style:paragraph-properties style:writing-mode="lr-tb"/>
    </style:style>
    <style:style style:name="gr40" style:family="graphic" style:parent-style-name="Default_20_Drawing_20_Style_5f_1">
      <style:graphic-properties draw:fill-color="#ffd8ce" draw:textarea-horizontal-align="justify" draw:textarea-vertical-align="middle" draw:auto-grow-height="false" fo:min-height="13cm" fo:min-width="6.5cm"/>
      <style:paragraph-properties style:writing-mode="lr-tb"/>
    </style:style>
    <style:style style:name="gr41" style:family="graphic" style:parent-style-name="Default_20_Drawing_20_Style_5f_1">
      <style:graphic-properties draw:fill-color="#ffd8ce" draw:textarea-horizontal-align="justify" draw:textarea-vertical-align="middle" draw:auto-grow-height="false" fo:min-height="11.25cm" fo:min-width="11.5cm"/>
      <style:paragraph-properties style:writing-mode="lr-tb"/>
    </style:style>
    <style:style style:name="gr42" style:family="graphic" style:parent-style-name="Default_20_Drawing_20_Style_5f_1">
      <style:graphic-properties draw:fill-color="#ffd8ce" draw:textarea-horizontal-align="justify" draw:textarea-vertical-align="middle" draw:auto-grow-height="false" fo:min-height="13.1cm" fo:min-width="14.25cm"/>
      <style:paragraph-properties style:writing-mode="lr-tb"/>
    </style:style>
    <style:style style:name="gr43" style:family="graphic" style:parent-style-name="Default_20_Drawing_20_Style_5f_1">
      <style:graphic-properties draw:fill-color="#ffd8ce" draw:textarea-horizontal-align="justify" draw:textarea-vertical-align="middle" draw:auto-grow-height="false" fo:min-height="11.6cm" fo:min-width="14.5cm"/>
      <style:paragraph-properties style:writing-mode="lr-tb"/>
    </style:style>
    <style:style style:name="gr4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4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9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0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52" style:family="graphic" style:parent-style-name="Default_20_Drawing_20_Style_5f_1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53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54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55" style:family="graphic" style:parent-style-name="Default_20_Drawing_20_Style_5f_1">
      <style:graphic-properties draw:fill-color="#000000" draw:textarea-horizontal-align="justify" draw:textarea-vertical-align="middle" draw:auto-grow-height="false" fo:min-height="32.75cm" fo:min-width="29.25cm"/>
      <style:paragraph-properties style:writing-mode="lr-tb"/>
    </style:style>
    <style:style style:name="gr56" style:family="graphic" style:parent-style-name="Default_20_Drawing_20_Style_5f_1">
      <style:graphic-properties draw:fill-color="#b2b2b2" draw:textarea-horizontal-align="justify" draw:textarea-vertical-align="middle" draw:auto-grow-height="false" fo:min-height="5.5cm" fo:min-width="6.25cm"/>
    </style:style>
    <style:style style:name="gr57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58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59" style:family="graphic" style:parent-style-name="Default_20_Drawing_20_Style_5f_1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60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1" style:family="graphic" style:parent-style-name="Default_20_Drawing_20_Style_5f_1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62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6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9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7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98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9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10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11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1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11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28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12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30" style:family="graphic" style:parent-style-name="Default_20_Drawing_20_Style_5f_1">
      <style:graphic-properties draw:fill-color="#ffd8ce" draw:textarea-horizontal-align="justify" draw:textarea-vertical-align="middle" draw:auto-grow-height="false" fo:min-height="6cm" fo:min-width="10.75cm"/>
      <style:paragraph-properties style:writing-mode="lr-tb"/>
    </style:style>
    <style:style style:name="gr131" style:family="graphic" style:parent-style-name="Default_20_Drawing_20_Style_5f_1">
      <style:graphic-properties draw:fill-color="#81d41a" draw:textarea-horizontal-align="justify" draw:textarea-vertical-align="middle" draw:auto-grow-height="false" fo:min-height="7cm" fo:min-width="19cm"/>
      <style:paragraph-properties style:writing-mode="lr-tb"/>
    </style:style>
    <style:style style:name="gr132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33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34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35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36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37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138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3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40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14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4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43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14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145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46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47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48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4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5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2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3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4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55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5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7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58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59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2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3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164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6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7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6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16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7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7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72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173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74" style:family="graphic" style:parent-style-name="standard">
      <style:graphic-properties draw:fill-color="#b2b2b2" draw:textarea-horizontal-align="justify" draw:textarea-vertical-align="middle" draw:auto-grow-height="false" fo:min-height="5.5cm" fo:min-width="6.25cm"/>
      <style:paragraph-properties style:writing-mode="lr-tb"/>
    </style:style>
    <style:style style:name="gr175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76" style:family="graphic" style:parent-style-name="Default_20_Drawing_20_Style_5f_1">
      <style:graphic-properties draw:fill-color="#81d41a" draw:textarea-horizontal-align="justify" draw:textarea-vertical-align="middle" draw:auto-grow-height="false" fo:min-height="10cm" fo:min-width="30.5cm"/>
      <style:paragraph-properties style:writing-mode="lr-tb"/>
    </style:style>
    <style:style style:name="gr17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7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80" style:family="graphic" style:parent-style-name="standard">
      <style:graphic-properties draw:fill-color="#81d41a" draw:textarea-horizontal-align="justify" draw:textarea-vertical-align="middle" draw:auto-grow-height="false" fo:min-height="12.25cm" fo:min-width="19.5cm"/>
      <style:paragraph-properties style:writing-mode="lr-tb"/>
    </style:style>
    <style:style style:name="gr181" style:family="graphic" style:parent-style-name="standard">
      <style:graphic-properties draw:fill-color="#81d41a" draw:textarea-horizontal-align="justify" draw:textarea-vertical-align="middle" draw:auto-grow-height="false" fo:min-height="5.75cm" fo:min-width="19cm"/>
      <style:paragraph-properties style:writing-mode="lr-tb"/>
    </style:style>
    <style:style style:name="gr182" style:family="graphic" style:parent-style-name="standard">
      <style:graphic-properties draw:fill-color="#81d41a" draw:textarea-horizontal-align="justify" draw:textarea-vertical-align="middle" draw:auto-grow-height="false" fo:min-height="13cm" fo:min-width="19.5cm"/>
      <style:paragraph-properties style:writing-mode="lr-tb"/>
    </style:style>
    <style:style style:name="gr183" style:family="graphic" style:parent-style-name="standard">
      <style:graphic-properties draw:fill-color="#81d41a" draw:textarea-horizontal-align="justify" draw:textarea-vertical-align="middle" draw:auto-grow-height="false" fo:min-height="11cm" fo:min-width="19.25cm"/>
      <style:paragraph-properties style:writing-mode="lr-tb"/>
    </style:style>
    <style:style style:name="gr184" style:family="graphic" style:parent-style-name="standard">
      <style:graphic-properties draw:fill-color="#81d41a" draw:textarea-horizontal-align="justify" draw:textarea-vertical-align="middle" draw:auto-grow-height="false" fo:min-height="11.5cm" fo:min-width="19.5cm"/>
      <style:paragraph-properties style:writing-mode="lr-tb"/>
    </style:style>
    <style:style style:name="gr185" style:family="graphic" style:parent-style-name="standard">
      <style:graphic-properties draw:fill-color="#81d41a" draw:textarea-horizontal-align="justify" draw:textarea-vertical-align="middle" draw:auto-grow-height="false" fo:min-height="12.6cm" fo:min-width="19.45cm"/>
      <style:paragraph-properties style:writing-mode="lr-tb"/>
    </style:style>
    <style:style style:name="gr186" style:family="graphic" style:parent-style-name="standard">
      <style:graphic-properties draw:fill-color="#81d41a" draw:textarea-horizontal-align="justify" draw:textarea-vertical-align="middle" draw:auto-grow-height="false" fo:min-height="78cm" fo:min-width="59.75cm"/>
      <style:paragraph-properties style:writing-mode="lr-tb"/>
    </style:style>
    <style:style style:name="gr187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188" style:family="graphic" style:parent-style-name="standard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189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90" style:family="graphic" style:parent-style-name="standard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191" style:family="graphic" style:parent-style-name="standard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192" style:family="graphic" style:parent-style-name="standard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193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94" style:family="graphic" style:parent-style-name="standard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95" style:family="graphic" style:parent-style-name="standard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96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197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98" style:family="graphic" style:parent-style-name="standard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199" style:family="graphic" style:parent-style-name="standard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200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01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02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03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04" style:family="graphic" style:parent-style-name="standard">
      <style:graphic-properties draw:textarea-horizontal-align="justify" draw:textarea-vertical-align="middle" draw:auto-grow-height="false" fo:min-height="3.75cm" fo:min-width="5.25cm"/>
      <style:paragraph-properties style:writing-mode="lr-tb"/>
    </style:style>
    <style:style style:name="gr205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206" style:family="graphic" style:parent-style-name="standard">
      <style:graphic-properties draw:fill-color="#e16173" draw:textarea-horizontal-align="justify" draw:textarea-vertical-align="middle" draw:auto-grow-height="false" fo:min-height="34.5cm" fo:min-width="30.75cm"/>
      <style:paragraph-properties style:writing-mode="lr-tb"/>
    </style:style>
    <style:style style:name="gr207" style:family="graphic" style:parent-style-name="standard">
      <style:graphic-properties draw:fill-color="#ffff00" draw:textarea-horizontal-align="justify" draw:textarea-vertical-align="middle" draw:auto-grow-height="false" fo:min-height="17.5cm" fo:min-width="17cm"/>
      <style:paragraph-properties style:writing-mode="lr-tb"/>
    </style:style>
    <style:style style:name="gr208" style:family="graphic" style:parent-style-name="standard">
      <style:graphic-properties draw:fill-color="#ffff00" draw:textarea-horizontal-align="justify" draw:textarea-vertical-align="middle" draw:auto-grow-height="false" fo:min-height="20.5cm" fo:min-width="25.5cm"/>
      <style:paragraph-properties style:writing-mode="lr-tb"/>
    </style:style>
    <style:style style:name="gr209" style:family="graphic" style:parent-style-name="standard">
      <style:graphic-properties draw:fill-color="#ffff00" draw:textarea-horizontal-align="justify" draw:textarea-vertical-align="middle" draw:auto-grow-height="false" fo:min-height="32.5cm" fo:min-width="26.25cm"/>
      <style:paragraph-properties style:writing-mode="lr-tb"/>
    </style:style>
    <style:style style:name="gr210" style:family="graphic" style:parent-style-name="standard">
      <style:graphic-properties draw:fill-color="#ffff00" draw:textarea-horizontal-align="justify" draw:textarea-vertical-align="middle" draw:auto-grow-height="false" fo:min-height="17cm" fo:min-width="18cm"/>
      <style:paragraph-properties style:writing-mode="lr-tb"/>
    </style:style>
    <style:style style:name="gr211" style:family="graphic" style:parent-style-name="standard">
      <style:graphic-properties draw:fill-color="#ffff00" draw:textarea-horizontal-align="justify" draw:textarea-vertical-align="middle" draw:auto-grow-height="false" fo:min-height="7cm" fo:min-width="9cm"/>
      <style:paragraph-properties style:writing-mode="lr-tb"/>
    </style:style>
    <style:style style:name="gr212" style:family="graphic" style:parent-style-name="standard">
      <style:graphic-properties draw:fill-color="#ffff00" draw:textarea-horizontal-align="justify" draw:textarea-vertical-align="middle" draw:auto-grow-height="false" fo:min-height="6.75cm" fo:min-width="9cm"/>
      <style:paragraph-properties style:writing-mode="lr-tb"/>
    </style:style>
    <style:style style:name="gr213" style:family="graphic" style:parent-style-name="standard">
      <style:graphic-properties draw:fill-color="#ffff00" draw:textarea-horizontal-align="justify" draw:textarea-vertical-align="middle" draw:auto-grow-height="false" fo:min-height="14cm" fo:min-width="17cm"/>
      <style:paragraph-properties style:writing-mode="lr-tb"/>
    </style:style>
    <style:style style:name="gr214" style:family="graphic" style:parent-style-name="standard">
      <style:graphic-properties draw:fill-color="#ffff00" draw:textarea-horizontal-align="justify" draw:textarea-vertical-align="middle" draw:auto-grow-height="false" fo:min-height="7cm" fo:min-width="8.75cm"/>
      <style:paragraph-properties style:writing-mode="lr-tb"/>
    </style:style>
    <style:style style:name="gr215" style:family="graphic" style:parent-style-name="standard">
      <style:graphic-properties draw:fill-color="#ffff00" draw:textarea-horizontal-align="justify" draw:textarea-vertical-align="middle" draw:auto-grow-height="false" fo:min-height="34cm" fo:min-width="29cm"/>
      <style:paragraph-properties style:writing-mode="lr-tb"/>
    </style:style>
    <style:style style:name="gr216" style:family="graphic" style:parent-style-name="standard">
      <style:graphic-properties draw:fill-color="#ffd8ce" draw:textarea-horizontal-align="justify" draw:textarea-vertical-align="middle" draw:auto-grow-height="false" fo:min-height="8.75cm" fo:min-width="9.25cm"/>
      <style:paragraph-properties style:writing-mode="lr-tb"/>
    </style:style>
    <style:style style:name="gr217" style:family="graphic" style:parent-style-name="standard">
      <style:graphic-properties draw:fill-color="#ffd8ce" draw:textarea-horizontal-align="justify" draw:textarea-vertical-align="middle" draw:auto-grow-height="false" fo:min-height="9.5cm" fo:min-width="9.5cm"/>
      <style:paragraph-properties style:writing-mode="lr-tb"/>
    </style:style>
    <style:style style:name="gr218" style:family="graphic" style:parent-style-name="standard">
      <style:graphic-properties draw:fill-color="#ffd8ce" draw:textarea-horizontal-align="justify" draw:textarea-vertical-align="middle" draw:auto-grow-height="false" fo:min-height="13cm" fo:min-width="6.5cm"/>
      <style:paragraph-properties style:writing-mode="lr-tb"/>
    </style:style>
    <style:style style:name="gr219" style:family="graphic" style:parent-style-name="standard">
      <style:graphic-properties draw:fill-color="#ffd8ce" draw:textarea-horizontal-align="justify" draw:textarea-vertical-align="middle" draw:auto-grow-height="false" fo:min-height="11.25cm" fo:min-width="11.5cm"/>
      <style:paragraph-properties style:writing-mode="lr-tb"/>
    </style:style>
    <style:style style:name="gr220" style:family="graphic" style:parent-style-name="standard">
      <style:graphic-properties draw:fill-color="#ffd8ce" draw:textarea-horizontal-align="justify" draw:textarea-vertical-align="middle" draw:auto-grow-height="false" fo:min-height="13.1cm" fo:min-width="14.25cm"/>
      <style:paragraph-properties style:writing-mode="lr-tb"/>
    </style:style>
    <style:style style:name="gr221" style:family="graphic" style:parent-style-name="standard">
      <style:graphic-properties draw:fill-color="#ffd8ce" draw:textarea-horizontal-align="justify" draw:textarea-vertical-align="middle" draw:auto-grow-height="false" fo:min-height="11.6cm" fo:min-width="14.5cm"/>
      <style:paragraph-properties style:writing-mode="lr-tb"/>
    </style:style>
    <style:style style:name="gr22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23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22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2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2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27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228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229" style:family="graphic" style:parent-style-name="standard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230" style:family="graphic" style:parent-style-name="standard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231" style:family="graphic" style:parent-style-name="standard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232" style:family="graphic" style:parent-style-name="standard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233" style:family="graphic" style:parent-style-name="standard">
      <style:graphic-properties draw:fill-color="#000000" draw:textarea-horizontal-align="justify" draw:textarea-vertical-align="middle" draw:auto-grow-height="false" fo:min-height="31.5cm" fo:min-width="29.25cm"/>
      <style:paragraph-properties style:writing-mode="lr-tb"/>
    </style:style>
    <style:style style:name="gr234" style:family="graphic" style:parent-style-name="standard">
      <style:graphic-properties draw:fill-color="#b2b2b2" draw:textarea-horizontal-align="justify" draw:textarea-vertical-align="middle" draw:auto-grow-height="false" fo:min-height="5.5cm" fo:min-width="6.25cm"/>
    </style:style>
    <style:style style:name="gr235" style:family="graphic" style:parent-style-name="standard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236" style:family="graphic" style:parent-style-name="standard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237" style:family="graphic" style:parent-style-name="standard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239" style:family="graphic" style:parent-style-name="standard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240" style:family="graphic" style:parent-style-name="standard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24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4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6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4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275" style:family="graphic" style:parent-style-name="standard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27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7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0" style:family="graphic" style:parent-style-name="standard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28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8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0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9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5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9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29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5" style:family="graphic" style:parent-style-name="standard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30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07" style:family="graphic" style:parent-style-name="standard">
      <style:graphic-properties draw:fill-color="#ffd8ce" draw:textarea-horizontal-align="justify" draw:textarea-vertical-align="middle" draw:auto-grow-height="false" fo:min-height="6cm" fo:min-width="10.75cm"/>
      <style:paragraph-properties style:writing-mode="lr-tb"/>
    </style:style>
    <style:style style:name="gr308" style:family="graphic" style:parent-style-name="standard">
      <style:graphic-properties draw:fill-color="#81d41a" draw:textarea-horizontal-align="justify" draw:textarea-vertical-align="middle" draw:auto-grow-height="false" fo:min-height="7cm" fo:min-width="19cm"/>
      <style:paragraph-properties style:writing-mode="lr-tb"/>
    </style:style>
    <style:style style:name="gr309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10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11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12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13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14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315" style:family="graphic" style:parent-style-name="standard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316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17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318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319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20" style:family="graphic" style:parent-style-name="standard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321" style:family="graphic" style:parent-style-name="standard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322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323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2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25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26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2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2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2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1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332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3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5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3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3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0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341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34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5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346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4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49" style:family="graphic" style:parent-style-name="standard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350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351" style:family="graphic" style:parent-style-name="objectwithoutfill">
      <style:graphic-properties svg:stroke-width="0.6cm" svg:stroke-color="#000000" draw:marker-start-width="1.1cm" draw:marker-end="Arrowheads_20_2" draw:marker-end-width="1.2cm" draw:fill="none" draw:textarea-vertical-align="middle" fo:padding-top="0.425cm" fo:padding-bottom="0.425cm" fo:padding-left="0.55cm" fo:padding-right="0.55cm"/>
    </style:style>
    <style:style style:name="gr352" style:family="graphic" style:parent-style-name="objectwithoutfill">
      <style:graphic-properties svg:stroke-width="0.5cm" svg:stroke-color="#ffbf00" draw:marker-start-width="0.95cm" draw:marker-end="Arrowheads_20_6" draw:marker-end-width="1.05cm" draw:fill="none" draw:textarea-vertical-align="middle" fo:padding-top="0.375cm" fo:padding-bottom="0.375cm" fo:padding-left="0.5cm" fo:padding-right="0.5cm"/>
    </style:style>
    <style:style style:name="gr353" style:family="graphic" style:parent-style-name="objectwithoutfill">
      <style:graphic-properties svg:stroke-width="0.5cm" svg:stroke-color="#784b04" draw:marker-start-width="0.95cm" draw:marker-end="Arrowheads_20_7" draw:marker-end-width="1.05cm" draw:fill="none" draw:textarea-vertical-align="middle" fo:padding-top="0.375cm" fo:padding-bottom="0.375cm" fo:padding-left="0.5cm" fo:padding-right="0.5cm"/>
    </style:style>
    <style:style style:name="gr354" style:family="graphic" style:parent-style-name="objectwithoutfill">
      <style:graphic-properties svg:stroke-width="0.5cm" svg:stroke-color="#784b04" draw:marker-start-width="0.95cm" draw:marker-end="Arrowheads_20_8" draw:marker-end-width="1.05cm" draw:fill="none" draw:textarea-vertical-align="middle" fo:padding-top="0.375cm" fo:padding-bottom="0.375cm" fo:padding-left="0.5cm" fo:padding-right="0.5cm"/>
    </style:style>
    <style:style style:name="gr355" style:family="graphic" style:parent-style-name="objectwithoutfill">
      <style:graphic-properties svg:stroke-width="0.5cm" svg:stroke-color="#ffbf00" draw:marker-start-width="0.95cm" draw:marker-end="Arrowheads_20_10" draw:marker-end-width="1.05cm" draw:fill="none" draw:textarea-vertical-align="middle" fo:padding-top="0.375cm" fo:padding-bottom="0.375cm" fo:padding-left="0.5cm" fo:padding-right="0.5cm"/>
    </style:style>
    <style:style style:name="gr356" style:family="graphic" style:parent-style-name="objectwithoutfill">
      <style:graphic-properties svg:stroke-width="0.5cm" svg:stroke-color="#ffbf00" draw:marker-start-width="0.95cm" draw:marker-end="Arrowheads_20_11" draw:marker-end-width="1.05cm" draw:fill="none" draw:textarea-vertical-align="middle" fo:padding-top="0.375cm" fo:padding-bottom="0.375cm" fo:padding-left="0.5cm" fo:padding-right="0.5cm"/>
    </style:style>
    <style:style style:name="gr357" style:family="graphic" style:parent-style-name="objectwithoutfill">
      <style:graphic-properties svg:stroke-width="0.5cm" svg:stroke-color="#000000" draw:marker-start-width="0.95cm" draw:marker-end="Arrowheads_20_12" draw:marker-end-width="1.05cm" draw:fill="none" draw:textarea-vertical-align="middle" fo:padding-top="0.375cm" fo:padding-bottom="0.375cm" fo:padding-left="0.5cm" fo:padding-right="0.5cm"/>
    </style:style>
    <style:style style:name="gr358" style:family="graphic" style:parent-style-name="objectwithoutfill">
      <style:graphic-properties svg:stroke-width="0.5cm" svg:stroke-color="#ffbf00" draw:marker-start-width="0.95cm" draw:marker-end="Arrowheads_20_13" draw:marker-end-width="1.05cm" draw:fill="none" draw:textarea-vertical-align="middle" fo:padding-top="0.375cm" fo:padding-bottom="0.375cm" fo:padding-left="0.5cm" fo:padding-right="0.5cm"/>
    </style:style>
    <style:style style:name="gr359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4.554cm" fo:min-width="4.658cm" fo:padding-top="0.375cm" fo:padding-bottom="0.375cm" fo:padding-left="0.5cm" fo:padding-right="0.5cm"/>
    </style:style>
    <style:style style:name="gr360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min-height="4.554cm" fo:min-width="4.658cm" fo:padding-top="0.375cm" fo:padding-bottom="0.375cm" fo:padding-left="0.5cm" fo:padding-right="0.5cm"/>
    </style:style>
    <style:style style:name="gr361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min-height="2.786cm" fo:min-width="3.066cm" fo:padding-top="0.375cm" fo:padding-bottom="0.375cm" fo:padding-left="0.5cm" fo:padding-right="0.5cm"/>
    </style:style>
    <style:style style:name="gr362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36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36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365" style:family="graphic" style:parent-style-name="standard">
      <style:graphic-properties draw:stroke="dash" draw:stroke-dash="Dash" svg:stroke-width="0.5cm" svg:stroke-color="#ffffff" draw:marker-start-width="0.95cm" draw:marker-end-width="0.95cm" draw:fill="none" draw:textarea-horizontal-align="justify" draw:textarea-vertical-align="middle" draw:auto-grow-height="false" fo:min-height="3.14cm" fo:min-width="3.066cm" fo:padding-top="0.375cm" fo:padding-bottom="0.375cm" fo:padding-left="0.5cm" fo:padding-right="0.5cm"/>
    </style:style>
    <style:style style:name="gr366" style:family="graphic" style:parent-style-name="objectwithoutfill">
      <style:graphic-properties svg:stroke-width="0.5cm" svg:stroke-color="#784b04" draw:marker-start-width="0.95cm" draw:marker-end="Arrowheads_20_8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367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368" style:family="graphic" style:parent-style-name="standard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369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370" style:family="graphic" style:parent-style-name="standard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371" style:family="graphic" style:parent-style-name="standard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372" style:family="graphic" style:parent-style-name="standard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373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374" style:family="graphic" style:parent-style-name="standard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375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376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377" style:family="graphic" style:parent-style-name="standard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378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379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380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381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38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83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38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8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8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387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388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389" style:family="graphic" style:parent-style-name="standard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390" style:family="graphic" style:parent-style-name="standard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391" style:family="graphic" style:parent-style-name="standard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392" style:family="graphic" style:parent-style-name="standard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393" style:family="graphic" style:parent-style-name="standard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394" style:family="graphic" style:parent-style-name="standard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395" style:family="graphic" style:parent-style-name="standard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396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397" style:family="graphic" style:parent-style-name="standard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398" style:family="graphic" style:parent-style-name="standard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39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0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1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2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2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433" style:family="graphic" style:parent-style-name="standard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43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38" style:family="graphic" style:parent-style-name="standard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43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48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44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3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45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5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6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6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6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63" style:family="graphic" style:parent-style-name="standard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46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465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466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467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468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469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70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471" style:family="graphic" style:parent-style-name="standard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472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73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474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475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76" style:family="graphic" style:parent-style-name="standard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477" style:family="graphic" style:parent-style-name="standard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478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479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8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2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8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5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87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488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8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1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9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5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6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497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49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49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50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501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502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50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50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505" style:family="graphic" style:parent-style-name="standard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506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507" style:family="graphic" style:parent-style-name="objectwithoutfill">
      <style:graphic-properties svg:stroke-width="0.5cm" svg:stroke-color="#000000" draw:marker-start-width="0.95cm" draw:marker-end="Arrowheads_20_3" draw:marker-end-width="1.05cm" draw:fill="none" draw:textarea-vertical-align="middle" fo:padding-top="0.375cm" fo:padding-bottom="0.375cm" fo:padding-left="0.5cm" fo:padding-right="0.5cm"/>
    </style:style>
    <style:style style:name="gr508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4.73cm" fo:min-width="4.834cm" fo:padding-top="0.375cm" fo:padding-bottom="0.375cm" fo:padding-left="0.5cm" fo:padding-right="0.5cm"/>
      <style:paragraph-properties style:writing-mode="lr-tb"/>
    </style:style>
    <style:style style:name="gr509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51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51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512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513" style:family="graphic" style:parent-style-name="standard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514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515" style:family="graphic" style:parent-style-name="standard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516" style:family="graphic" style:parent-style-name="standard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517" style:family="graphic" style:parent-style-name="standard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518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519" style:family="graphic" style:parent-style-name="standard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520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521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522" style:family="graphic" style:parent-style-name="standard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523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524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525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526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52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28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2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3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3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32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33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34" style:family="graphic" style:parent-style-name="standard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535" style:family="graphic" style:parent-style-name="standard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536" style:family="graphic" style:parent-style-name="standard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537" style:family="graphic" style:parent-style-name="standard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538" style:family="graphic" style:parent-style-name="standard">
      <style:graphic-properties draw:fill-color="#000000" draw:textarea-horizontal-align="justify" draw:textarea-vertical-align="middle" draw:auto-grow-height="false" fo:min-height="31.75cm" fo:min-width="29.25cm"/>
      <style:paragraph-properties style:writing-mode="lr-tb"/>
    </style:style>
    <style:style style:name="gr539" style:family="graphic" style:parent-style-name="standard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540" style:family="graphic" style:parent-style-name="standard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541" style:family="graphic" style:parent-style-name="standard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542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543" style:family="graphic" style:parent-style-name="standard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544" style:family="graphic" style:parent-style-name="standard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54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4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4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4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4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5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6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78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579" style:family="graphic" style:parent-style-name="standard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58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4" style:family="graphic" style:parent-style-name="standard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58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8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4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59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599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60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09" style:family="graphic" style:parent-style-name="standard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61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11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612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613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614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615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16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617" style:family="graphic" style:parent-style-name="standard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618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19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620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621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22" style:family="graphic" style:parent-style-name="standard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623" style:family="graphic" style:parent-style-name="standard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624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625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2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2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28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2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3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634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35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7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3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3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2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643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64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5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47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648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4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5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651" style:family="graphic" style:parent-style-name="standard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652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653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min-height="4.378cm" fo:min-width="3.95cm" fo:padding-top="0.375cm" fo:padding-bottom="0.375cm" fo:padding-left="0.5cm" fo:padding-right="0.5cm"/>
    </style:style>
    <style:style style:name="gr654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655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4.378cm" fo:min-width="4.48cm" fo:padding-top="0.375cm" fo:padding-bottom="0.375cm" fo:padding-left="0.5cm" fo:padding-right="0.5cm"/>
      <style:paragraph-properties style:writing-mode="lr-tb"/>
    </style:style>
    <style:style style:name="gr656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4.554cm" fo:min-width="4.658cm" fo:padding-top="0.375cm" fo:padding-bottom="0.375cm" fo:padding-left="0.5cm" fo:padding-right="0.5cm"/>
      <style:paragraph-properties style:writing-mode="lr-tb"/>
    </style:style>
    <style:style style:name="gr657" style:family="graphic" style:parent-style-name="objectwithoutfill">
      <style:graphic-properties svg:stroke-width="0.5cm" svg:stroke-color="#784b04" draw:marker-start-width="0.95cm" draw:marker-end="Arrowheads_20_14" draw:marker-end-width="1.05cm" draw:fill="none" draw:textarea-vertical-align="middle" fo:padding-top="0.375cm" fo:padding-bottom="0.375cm" fo:padding-left="0.5cm" fo:padding-right="0.5cm"/>
    </style:style>
    <style:style style:name="gr65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65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660" style:family="graphic" style:parent-style-name="objectwithoutfill">
      <style:graphic-properties svg:stroke-width="0.5cm" svg:stroke-color="#ff972f" draw:marker-start-width="0.95cm" draw:marker-end="Arrowheads_20_15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661" style:family="graphic" style:parent-style-name="objectwithoutfill">
      <style:graphic-properties svg:stroke-width="0.5cm" svg:stroke-color="#ff972f" draw:marker-start-width="0.95cm" draw:marker-end="Arrowheads_20_16" draw:marker-end-width="1.05cm" draw:fill="none" draw:textarea-vertical-align="middle" fo:padding-top="0.375cm" fo:padding-bottom="0.375cm" fo:padding-left="0.5cm" fo:padding-right="0.5cm"/>
    </style:style>
    <style:style style:name="gr662" style:family="graphic" style:parent-style-name="objectwithoutfill">
      <style:graphic-properties svg:stroke-width="0.5cm" svg:stroke-color="#00a933" draw:marker-start-width="0.95cm" draw:marker-end="Arrowheads_20_17" draw:marker-end-width="1.05cm" draw:fill="none" draw:textarea-vertical-align="middle" fo:padding-top="0.375cm" fo:padding-bottom="0.375cm" fo:padding-left="0.5cm" fo:padding-right="0.5cm"/>
    </style:style>
    <style:style style:name="gr663" style:family="graphic" style:parent-style-name="standard">
      <style:graphic-properties draw:stroke="none" svg:stroke-color="#000000" draw:fill="none" draw:fill-color="#ffffff" fo:min-height="3.473cm"/>
      <style:paragraph-properties style:writing-mode="lr-tb"/>
    </style:style>
    <style:style style:name="gr664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665" style:family="graphic" style:parent-style-name="standard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666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667" style:family="graphic" style:parent-style-name="standard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668" style:family="graphic" style:parent-style-name="standard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669" style:family="graphic" style:parent-style-name="standard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670" style:family="graphic" style:parent-style-name="standard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671" style:family="graphic" style:parent-style-name="standard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672" style:family="graphic" style:parent-style-name="standard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673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674" style:family="graphic" style:parent-style-name="standard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675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76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77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78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7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80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68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8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8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84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685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686" style:family="graphic" style:parent-style-name="standard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687" style:family="graphic" style:parent-style-name="standard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688" style:family="graphic" style:parent-style-name="standard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689" style:family="graphic" style:parent-style-name="standard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690" style:family="graphic" style:parent-style-name="standard">
      <style:graphic-properties draw:fill-color="#000000" draw:textarea-horizontal-align="justify" draw:textarea-vertical-align="middle" draw:auto-grow-height="false" fo:min-height="31cm" fo:min-width="29.25cm"/>
      <style:paragraph-properties style:writing-mode="lr-tb"/>
    </style:style>
    <style:style style:name="gr691" style:family="graphic" style:parent-style-name="standard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692" style:family="graphic" style:parent-style-name="standard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693" style:family="graphic" style:parent-style-name="standard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694" style:family="graphic" style:parent-style-name="standard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695" style:family="graphic" style:parent-style-name="standard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696" style:family="graphic" style:parent-style-name="standard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69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9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69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0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1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2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0" style:family="graphic" style:parent-style-name="standard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731" style:family="graphic" style:parent-style-name="standard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73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6" style:family="graphic" style:parent-style-name="standard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73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3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1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6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74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4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1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75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3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4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5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6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7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8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59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60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61" style:family="graphic" style:parent-style-name="standard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762" style:family="graphic" style:parent-style-name="standard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763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764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765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766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767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68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769" style:family="graphic" style:parent-style-name="standard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770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71" style:family="graphic" style:parent-style-name="standard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772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773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74" style:family="graphic" style:parent-style-name="standard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775" style:family="graphic" style:parent-style-name="standard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776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777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7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79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0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8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4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5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786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8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89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790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3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4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795" style:family="graphic" style:parent-style-name="standard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796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7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8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799" style:family="graphic" style:parent-style-name="standard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800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801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802" style:family="graphic" style:parent-style-name="standard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803" style:family="graphic" style:parent-style-name="standard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804" style:family="graphic" style:parent-style-name="standard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805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min-height="5.084cm" fo:min-width="5.896cm" fo:padding-top="0.375cm" fo:padding-bottom="0.375cm" fo:padding-left="0.5cm" fo:padding-right="0.5cm"/>
    </style:style>
    <style:style style:name="gr806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807" style:family="graphic" style:parent-style-name="objectwithoutfill">
      <style:graphic-properties svg:stroke-width="0.5cm" svg:stroke-color="#ff0000" draw:marker-start-width="0.95cm" draw:marker-end="Arrowheads_20_12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808" style:family="graphic" style:parent-style-name="objectwithoutfill">
      <style:graphic-properties svg:stroke-width="0.5cm" svg:stroke-color="#00a933" draw:marker-start-width="0.95cm" draw:marker-end="Arrowheads_20_12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809" style:family="graphic" style:parent-style-name="standard">
      <style:graphic-properties svg:stroke-width="0.5cm" svg:stroke-color="#000000" draw:marker-start-width="0.95cm" draw:marker-end-width="0.95cm" draw:fill="none" draw:textarea-horizontal-align="justify" draw:textarea-vertical-align="middle" draw:auto-grow-height="false" fo:min-height="3.67cm" fo:min-width="5.718cm" fo:padding-top="0.375cm" fo:padding-bottom="0.375cm" fo:padding-left="0.5cm" fo:padding-right="0.5cm"/>
      <style:paragraph-properties style:writing-mode="lr-tb"/>
    </style:style>
    <style:style style:name="gr810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2.786cm" fo:min-width="3.066cm" fo:padding-top="0.375cm" fo:padding-bottom="0.375cm" fo:padding-left="0.5cm" fo:padding-right="0.5cm"/>
    </style:style>
    <style:style style:name="gr811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81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81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814" style:family="graphic" style:parent-style-name="objectwithoutfill">
      <style:graphic-properties svg:stroke-width="0.5cm" svg:stroke-color="#000000" draw:marker-start-width="0.95cm" draw:marker-end="Arrowheads_20_12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8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gr816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817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818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819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820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821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822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82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824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825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826" style:family="graphic" style:parent-style-name="Default_20_Drawing_20_Style_5f_1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827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828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829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830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83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32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83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3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3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36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837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83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839" style:family="graphic" style:parent-style-name="Default_20_Drawing_20_Style_5f_1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840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841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842" style:family="graphic" style:parent-style-name="Default_20_Drawing_20_Style_5f_1">
      <style:graphic-properties draw:fill-color="#000000" draw:textarea-horizontal-align="justify" draw:textarea-vertical-align="middle" draw:auto-grow-height="false" fo:min-height="30cm" fo:min-width="29.25cm"/>
      <style:paragraph-properties style:writing-mode="lr-tb"/>
    </style:style>
    <style:style style:name="gr843" style:family="graphic" style:parent-style-name="Default_20_Drawing_20_Style_5f_1">
      <style:graphic-properties draw:fill-color="#b2b2b2" draw:textarea-horizontal-align="justify" draw:textarea-vertical-align="middle" draw:auto-grow-height="false" fo:min-height="5.5cm" fo:min-width="6.25cm"/>
      <style:paragraph-properties style:writing-mode="lr-tb"/>
    </style:style>
    <style:style style:name="gr844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845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846" style:family="graphic" style:parent-style-name="Default_20_Drawing_20_Style_5f_1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847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848" style:family="graphic" style:parent-style-name="Default_20_Drawing_20_Style_5f_1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849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85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5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6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7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3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884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88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8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89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89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90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90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0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4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91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16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917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91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919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920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21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92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923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24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92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926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27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928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929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930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3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2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3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3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7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3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93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4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43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47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94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949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5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5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52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953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5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5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95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957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958" style:family="graphic" style:parent-style-name="standard">
      <style:graphic-properties svg:stroke-width="0.5cm" svg:stroke-color="#00a933" draw:marker-start-width="0.95cm" draw:marker-end-width="0.95cm" draw:fill="none" draw:textarea-horizontal-align="justify" draw:textarea-vertical-align="middle" draw:auto-grow-height="false" fo:min-height="5.084cm" fo:min-width="5.188cm" fo:padding-top="0.375cm" fo:padding-bottom="0.375cm" fo:padding-left="0.5cm" fo:padding-right="0.5cm"/>
    </style:style>
    <style:style style:name="gr959" style:family="graphic" style:parent-style-name="objectwithoutfill">
      <style:graphic-properties svg:stroke-width="0.5cm" svg:stroke-color="#eeeeee" draw:marker-start-width="0.95cm" draw:marker-end="Arrowheads_20_12" draw:marker-end-width="1.05cm" draw:fill="none" draw:textarea-vertical-align="middle" fo:padding-top="0.375cm" fo:padding-bottom="0.375cm" fo:padding-left="0.5cm" fo:padding-right="0.5cm"/>
    </style:style>
    <style:style style:name="gr960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961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min-height="5.084cm" fo:min-width="5.188cm" fo:padding-top="0.375cm" fo:padding-bottom="0.375cm" fo:padding-left="0.5cm" fo:padding-right="0.5cm"/>
    </style:style>
    <style:style style:name="gr962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96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96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965" style:family="graphic" style:parent-style-name="Default_20_Drawing_20_Style_5f_1">
      <style:graphic-properties draw:stroke="none" svg:stroke-color="#000000" draw:fill="none" draw:fill-color="#ffffff" fo:min-height="2.5cm"/>
      <style:paragraph-properties style:writing-mode="lr-tb"/>
    </style:style>
    <style:style style:name="gr966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967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5.5cm"/>
      <style:paragraph-properties style:writing-mode="lr-tb"/>
    </style:style>
    <style:style style:name="gr968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969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970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971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4cm"/>
      <style:paragraph-properties style:writing-mode="lr-tb"/>
    </style:style>
    <style:style style:name="gr972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97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974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5.25cm"/>
      <style:paragraph-properties style:writing-mode="lr-tb"/>
    </style:style>
    <style:style style:name="gr975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976" style:family="graphic" style:parent-style-name="Default_20_Drawing_20_Style_5f_1" style:list-style-name="L1">
      <style:graphic-properties draw:textarea-horizontal-align="justify" draw:textarea-vertical-align="middle" draw:auto-grow-height="false" fo:min-height="5.75cm" fo:min-width="5.75cm"/>
      <style:paragraph-properties style:writing-mode="lr-tb"/>
    </style:style>
    <style:style style:name="gr977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978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979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980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98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82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98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8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8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986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987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98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989" style:family="graphic" style:parent-style-name="Default_20_Drawing_20_Style_5f_1" style:list-style-name="L1">
      <style:graphic-properties draw:textarea-horizontal-align="justify" draw:textarea-vertical-align="middle" draw:auto-grow-height="false" fo:min-height="7.5cm" fo:min-width="3.25cm"/>
      <style:paragraph-properties style:writing-mode="lr-tb"/>
    </style:style>
    <style:style style:name="gr990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3.75cm"/>
      <style:paragraph-properties style:writing-mode="lr-tb"/>
    </style:style>
    <style:style style:name="gr991" style:family="graphic" style:parent-style-name="Default_20_Drawing_20_Style_5f_1" style:list-style-name="L1">
      <style:graphic-properties draw:textarea-horizontal-align="justify" draw:textarea-vertical-align="middle" draw:auto-grow-height="false" fo:min-height="6.75cm" fo:min-width="4cm"/>
      <style:paragraph-properties style:writing-mode="lr-tb"/>
    </style:style>
    <style:style style:name="gr992" style:family="graphic" style:parent-style-name="Default_20_Drawing_20_Style_5f_1">
      <style:graphic-properties draw:fill-color="#000000" draw:textarea-horizontal-align="justify" draw:textarea-vertical-align="middle" draw:auto-grow-height="false" fo:min-height="32cm" fo:min-width="29.25cm"/>
      <style:paragraph-properties style:writing-mode="lr-tb"/>
    </style:style>
    <style:style style:name="gr993" style:family="graphic" style:parent-style-name="Default_20_Drawing_20_Style_5f_1" style:list-style-name="L1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994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995" style:family="graphic" style:parent-style-name="Default_20_Drawing_20_Style_5f_1" style:list-style-name="L1">
      <style:graphic-properties draw:textarea-horizontal-align="justify" draw:textarea-vertical-align="middle" draw:auto-grow-height="false" fo:min-height="4.5cm" fo:min-width="4.25cm"/>
      <style:paragraph-properties style:writing-mode="lr-tb"/>
    </style:style>
    <style:style style:name="gr996" style:family="graphic" style:parent-style-name="Default_20_Drawing_20_Style_5f_1" style:list-style-name="L1">
      <style:graphic-properties draw:textarea-horizontal-align="justify" draw:textarea-vertical-align="middle" draw:auto-grow-height="false" fo:min-height="4.25cm" fo:min-width="5.75cm"/>
      <style:paragraph-properties style:writing-mode="lr-tb"/>
    </style:style>
    <style:style style:name="gr997" style:family="graphic" style:parent-style-name="Default_20_Drawing_20_Style_5f_1" style:list-style-name="L1">
      <style:graphic-properties draw:textarea-horizontal-align="justify" draw:textarea-vertical-align="middle" draw:auto-grow-height="false" fo:min-height="4.75cm" fo:min-width="4.25cm"/>
      <style:paragraph-properties style:writing-mode="lr-tb"/>
    </style:style>
    <style:style style:name="gr998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99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0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1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2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2" style:family="graphic" style:parent-style-name="Default_20_Drawing_20_Style_5f_1" style:list-style-name="L1">
      <style:graphic-properties draw:textarea-horizontal-align="justify" draw:textarea-vertical-align="middle" draw:auto-grow-height="false" fo:min-height="5cm" fo:min-width="3.25cm"/>
      <style:paragraph-properties style:writing-mode="lr-tb"/>
    </style:style>
    <style:style style:name="gr1033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3.75cm"/>
      <style:paragraph-properties style:writing-mode="lr-tb"/>
    </style:style>
    <style:style style:name="gr103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3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103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4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104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3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105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5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6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7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8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5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1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2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3" style:family="graphic" style:parent-style-name="Default_20_Drawing_20_Style_5f_1" style:list-style-name="L1">
      <style:graphic-properties draw:textarea-horizontal-align="justify" draw:textarea-vertical-align="middle" draw:auto-grow-height="false" fo:min-height="3.25cm" fo:min-width="4cm"/>
      <style:paragraph-properties style:writing-mode="lr-tb"/>
    </style:style>
    <style:style style:name="gr106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3.25cm"/>
      <style:paragraph-properties style:writing-mode="lr-tb"/>
    </style:style>
    <style:style style:name="gr1065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066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067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06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06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70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1071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5cm"/>
      <style:paragraph-properties style:writing-mode="lr-tb"/>
    </style:style>
    <style:style style:name="gr107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73" style:family="graphic" style:parent-style-name="Default_20_Drawing_20_Style_5f_1" style:list-style-name="L1">
      <style:graphic-properties draw:textarea-horizontal-align="justify" draw:textarea-vertical-align="middle" draw:auto-grow-height="false" fo:min-height="3cm" fo:min-width="8cm"/>
      <style:paragraph-properties style:writing-mode="lr-tb"/>
    </style:style>
    <style:style style:name="gr1074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075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76" style:family="graphic" style:parent-style-name="Default_20_Drawing_20_Style_5f_1" style:list-style-name="L1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1077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1078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079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8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1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83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6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87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088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89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1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092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3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6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1097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1098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099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100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101" style:family="graphic" style:parent-style-name="Default_20_Drawing_20_Style_5f_1" style:list-style-name="L1">
      <style:graphic-properties draw:textarea-horizontal-align="justify" draw:textarea-vertical-align="middle" draw:auto-grow-height="false" fo:min-height="2.25cm" fo:min-width="2.75cm"/>
      <style:paragraph-properties style:writing-mode="lr-tb"/>
    </style:style>
    <style:style style:name="gr1102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103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104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1105" style:family="graphic" style:parent-style-name="Default_20_Drawing_20_Style_5f_1" style:list-style-name="L1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1106" style:family="graphic" style:parent-style-name="Default_20_Drawing_20_Style_5f_1" style:list-style-name="L1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107" style:family="graphic" style:parent-style-name="objectwithoutfill">
      <style:graphic-properties svg:stroke-width="0.5cm" svg:stroke-color="#7b3d00" draw:marker-start-width="0.95cm" draw:marker-end="Arrowheads_20_12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1108" style:family="graphic" style:parent-style-name="Default_20_Drawing_20_Style_5f_1" style:list-style-name="L1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1109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110" style:family="graphic" style:parent-style-name="Default_20_Drawing_20_Style_5f_1" style:list-style-name="L1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1111" style:family="graphic" style:parent-style-name="objectwithoutfill">
      <style:graphic-properties svg:stroke-width="0.5cm" svg:stroke-color="#eeeeee" draw:marker-start-width="0.95cm" draw:marker-end="Arrowheads_20_12" draw:marker-end-width="1.05cm" draw:fill="none" draw:textarea-vertical-align="middle" fo:padding-top="0.375cm" fo:padding-bottom="0.375cm" fo:padding-left="0.5cm" fo:padding-right="0.5cm"/>
      <style:paragraph-properties style:writing-mode="lr-tb"/>
    </style:style>
    <style:style style:name="gr1112" style:family="graphic" style:parent-style-name="objectwithoutfill">
      <style:graphic-properties svg:stroke-width="0.5cm" svg:stroke-color="#7b3d00" draw:marker-start-width="0.95cm" draw:marker-end="Arrowheads_20_12" draw:marker-end-width="1.05cm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4pt" style:font-size-asian="44pt" style:font-size-complex="44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81d41a"/>
      <style:paragraph-properties fo:text-align="center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18pt" style:font-size-asian="18pt" style:font-size-complex="18pt" fo:hyphenate="false"/>
    </style:style>
    <style:style style:name="P6" style:family="paragraph">
      <style:paragraph-properties fo:text-align="center" style:text-autospace="none" style:writing-mode="lr-tb"/>
      <style:text-properties fo:font-size="18pt" style:font-size-asian="18pt" style:font-size-complex="18pt"/>
    </style:style>
    <style:style style:name="P7" style:family="paragraph">
      <style:paragraph-properties fo:text-align="center" style:text-autospace="none" style:writing-mode="lr-tb"/>
      <style:text-properties fo:color="#000000" loext:opacity="100%" style:font-name="Calibri2" fo:font-size="18pt" style:font-name-asian="Calibri2" style:font-size-asian="18pt" style:font-name-complex="Calibri2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000000" loext:opacity="100%" style:font-name="Calibri2" fo:font-size="18pt" style:font-name-asian="Calibri2" style:font-size-asian="18pt" style:font-name-complex="Calibri2" style:font-size-complex="18pt" fo:hyphenate="false"/>
    </style:style>
    <style:style style:name="P9" style:family="paragraph">
      <style:paragraph-properties fo:text-align="center" style:text-autospace="none" style:writing-mode="lr-tb"/>
      <style:text-properties fo:color="#000000" loext:opacity="100%" style:font-name="Calibri2" fo:font-size="11pt" style:font-name-asian="Calibri2" style:font-size-asian="11pt" style:font-name-complex="Calibri2" style:font-size-complex="11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000000" loext:opacity="100%" style:font-name="Calibri2" fo:font-size="11pt" style:font-name-asian="Calibri2" style:font-size-asian="11pt" style:font-name-complex="Calibri2" style:font-size-complex="11pt" fo:hyphenate="false"/>
    </style:style>
    <style:style style:name="P11" style:family="paragraph">
      <loext:graphic-properties draw:fill-color="#e16173"/>
      <style:paragraph-properties fo:text-align="center" style:writing-mode="lr-tb"/>
      <style:text-properties fo:font-size="18pt"/>
    </style:style>
    <style:style style:name="P12" style:family="paragraph">
      <loext:graphic-properties draw:fill-color="#ffff00"/>
      <style:paragraph-properties fo:text-align="center" style:writing-mode="lr-tb"/>
      <style:text-properties fo:font-size="18pt"/>
    </style:style>
    <style:style style:name="P13" style:family="paragraph">
      <loext:graphic-properties draw:fill-color="#ffd8ce"/>
      <style:paragraph-properties fo:text-align="center" style:writing-mode="lr-tb"/>
      <style:text-properties fo:font-size="18pt"/>
    </style:style>
    <style:style style:name="P14" style:family="paragraph">
      <loext:graphic-properties draw:fill-color="#000000"/>
      <style:paragraph-properties fo:text-align="center" style:writing-mode="lr-tb"/>
      <style:text-properties fo:font-size="18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7" style:family="paragraph">
      <loext:graphic-properties draw:fill-color="#b2b2b2"/>
      <style:paragraph-properties fo:text-align="center" style:writing-mode="lr-tb"/>
      <style:text-properties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81d41a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loext:graphic-properties draw:fill-color="#e16173"/>
      <style:paragraph-properties fo:text-align="center" style:writing-mode="lr-tb"/>
    </style:style>
    <style:style style:name="P23" style:family="paragraph">
      <loext:graphic-properties draw:fill-color="#ffff00"/>
      <style:paragraph-properties fo:text-align="center" style:writing-mode="lr-tb"/>
    </style:style>
    <style:style style:name="P24" style:family="paragraph">
      <loext:graphic-properties draw:fill-color="#ffd8ce"/>
      <style:paragraph-properties fo:text-align="center" style:writing-mode="lr-tb"/>
    </style:style>
    <style:style style:name="P25" style:family="paragraph">
      <loext:graphic-properties draw:fill-color="#000000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/>
      <style:paragraph-properties fo:text-align="center" style:writing-mode="lr-tb"/>
      <style:text-properties fo:color="#000000" loext:opacity="100%" fo:font-size="40pt" fo:font-weight="bold" fo:background-color="#f10d0c" style:font-size-asian="40pt" style:font-weight-asian="bold" style:font-size-complex="40pt" style:font-weight-complex="bold"/>
    </style:style>
    <style:style style:name="P28" style:family="paragraph"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0" style:family="paragraph">
      <loext:graphic-properties draw:fill-color="#b2b2b2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size="44pt" fo:font-weight="bold" fo:background-color="#ffffff" style:font-size-asian="44pt" style:font-weight-asian="bold" style:font-size-complex="44pt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36pt" fo:font-weight="bold" fo:background-color="#ffffd7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fo:background-color="#ffffd7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center" style:writing-mode="lr-tb"/>
      <style:text-properties fo:font-size="32pt" fo:font-weight="bold" fo:background-color="#ffffff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 style:writing-mode="lr-tb"/>
      <style:text-properties fo:font-size="32pt" fo:font-weight="bold" fo:background-color="#ffffff" style:font-size-asian="32pt" style:font-weight-asian="bold" style:font-size-complex="32pt" style:font-weight-complex="bold"/>
    </style:style>
    <style:style style:name="P40" style:family="paragraph">
      <loext:graphic-properties draw:fill="none"/>
      <style:paragraph-properties fo:text-align="center" style:writing-mode="lr-tb"/>
      <style:text-properties fo:color="#ffffff" loext:opacity="100%" fo:font-size="24pt" fo:font-weight="bold" fo:background-color="#acb20c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fffff" loext:opacity="100%" fo:font-size="32pt" fo:font-weight="bold" fo:background-color="#ff4000" style:font-size-asian="32pt" style:font-weight-asian="bold" style:font-size-complex="32pt" style:font-weight-complex="bold"/>
    </style:style>
    <style:style style:name="P42" style:family="paragraph">
      <loext:graphic-properties draw:fill="none"/>
      <style:paragraph-properties fo:text-align="center" style:writing-mode="lr-tb"/>
      <style:text-properties fo:font-size="40pt" fo:font-weight="bold" fo:background-color="#ffffd7" style:font-size-asian="40pt" style:font-weight-asian="bold" style:font-size-complex="40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font-size="32pt" fo:background-color="#ffffff" style:font-size-asian="32pt" style:font-size-complex="32pt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36pt" fo:font-weight="bold" fo:background-color="#ffffd7" style:font-size-asian="36pt" style:font-weight-asian="bold" style:font-size-complex="36pt" style:font-weight-complex="bold"/>
    </style:style>
    <style:style style:name="P46" style:family="paragraph">
      <loext:graphic-properties draw:fill="none"/>
      <style:paragraph-properties fo:text-align="center" style:writing-mode="lr-tb"/>
      <style:text-properties fo:font-size="36pt" fo:background-color="#7b3d00" style:font-size-asian="36pt" style:font-size-complex="36pt"/>
    </style:style>
    <style:style style:name="P47" style:family="paragraph">
      <loext:graphic-properties draw:fill="none"/>
      <style:paragraph-properties fo:text-align="center" style:writing-mode="lr-tb"/>
      <style:text-properties fo:font-size="28pt" fo:background-color="#ffffff" style:font-size-asian="28pt" style:font-size-complex="28pt"/>
    </style:style>
    <style:style style:name="P48" style:family="paragraph">
      <loext:graphic-properties draw:fill="none"/>
      <style:paragraph-properties fo:text-align="center" style:writing-mode="lr-tb"/>
      <style:text-properties fo:font-size="48pt" fo:background-color="#ffffff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/>
    </style:style>
    <style:style style:name="T3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ff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00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80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80008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text-position="0% 100%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ff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text-position="super 58%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ff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81d41a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2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#ff00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#ff80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background-color="#800080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#ffffff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background-color="#800080"/>
    </style:style>
    <style:style style:name="T21" style:family="text">
      <style:text-properties style:text-outline="false" style:text-line-through-style="solid" style:text-line-through-type="single" style:font-name="Liberation Sans2" fo:font-size="18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40pt" fo:font-weight="bold" fo:background-color="#f10d0c" style:font-size-asian="40pt" style:font-weight-asian="bold" style:font-size-complex="40pt" style:font-weight-complex="bold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44pt" fo:font-weight="bold" fo:background-color="#ffffff" style:font-size-asian="44pt" style:font-weight-asian="bold" style:font-size-complex="44pt" style:font-weight-complex="bold"/>
    </style:style>
    <style:style style:name="T26" style:family="text">
      <style:text-properties fo:font-size="36pt" fo:font-weight="bold" fo:background-color="#ffffd7" style:font-size-asian="36pt" style:font-weight-asian="bold" style:font-size-complex="36pt" style:font-weight-complex="bold"/>
    </style:style>
    <style:style style:name="T27" style:family="text">
      <style:text-properties fo:font-size="32pt" fo:font-weight="bold" fo:background-color="#ffffd7" style:font-size-asian="32pt" style:font-weight-asian="bold" style:font-size-complex="32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32pt" fo:font-weight="bold" fo:background-color="#ffffff" style:font-size-asian="32pt" style:font-weight-asian="bold" style:font-size-complex="32pt" style:font-weight-complex="bold"/>
    </style:style>
    <style:style style:name="T30" style:family="text">
      <style:text-properties fo:color="#ffffff" loext:opacity="100%" fo:font-size="24pt" fo:font-weight="bold" fo:background-color="#acb20c" style:font-size-asian="24pt" style:font-weight-asian="bold" style:font-size-complex="24pt" style:font-weight-complex="bold"/>
    </style:style>
    <style:style style:name="T31" style:family="text">
      <style:text-properties fo:color="#ffffff" loext:opacity="100%" fo:font-size="32pt" fo:font-weight="bold" fo:background-color="#ff4000" style:font-size-asian="32pt" style:font-weight-asian="bold" style:font-size-complex="32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40pt" fo:font-weight="bold" fo:background-color="#ffffd7" style:font-size-asian="40pt" style:font-weight-asian="bold" style:font-size-complex="40pt" style:font-weight-complex="bold"/>
    </style:style>
    <style:style style:name="T34" style:family="text">
      <style:text-properties fo:font-size="32pt" fo:background-color="#ffffff" style:font-size-asian="32pt" style:font-size-complex="32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#7b3d00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6pt" fo:background-color="#7b3d00" style:font-size-asian="36pt" style:font-size-complex="36pt"/>
    </style:style>
    <style:style style:name="T37" style:family="text">
      <style:text-properties fo:font-size="28pt" fo:background-color="#ffffff" style:font-size-asian="28pt" style:font-size-complex="28pt"/>
    </style:style>
    <style:style style:name="T38" style:family="text">
      <style:text-properties fo:font-size="48pt" fo:background-color="#ffffff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8cm" svg:height="3.723cm" svg:x="46.75cm" svg:y="0.777cm">
          <draw:text-box>
            <text:p text:style-name="P1"><text:span text:style-name="T1">TEMPLATE </text:span></text:p>
            <text:p text:style-name="P1"><text:span text:style-name="T1">MUCP algorithms for engine</text:span></text:p>
          </draw:text-box>
        </draw:frame>
        <draw:custom-shape draw:style-name="gr2" draw:text-style-name="P4" draw:layer="layout" svg:width="20cm" svg:height="12.5cm" svg:x="2.75cm" svg:y="2.5cm">
          <text:p text:style-name="P3"><text:span text:style-name="T2">Compartments db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cm" svg:height="6cm" svg:x="2.75cm" svg:y="16cm">
          <text:p text:style-name="P3"><text:span text:style-name="T2">MIU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cm" svg:height="13.25cm" svg:x="2.5cm" svg:y="30.25cm">
          <text:p text:style-name="P3"><text:span text:style-name="T2">NB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75cm" svg:height="11.25cm" draw:transform="rotate (3.13757839631021) translate (22.477cm 68.763cm)">
          <text:p text:style-name="P3"><text:span text:style-name="T2">MIU species</text:span></text:p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4" draw:layer="layout" svg:width="20cm" svg:height="11.75cm" svg:x="2.5cm" svg:y="44.75cm">
          <text:p text:style-name="P3"><text:span text:style-name="T2">NBAL spe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9.95cm" svg:height="12.85cm" svg:x="2.55cm" svg:y="70.25cm">
          <text:p text:style-name="P3"><text:span text:style-name="T2">Compartments <text:s/>csv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0.25cm" svg:height="78.25cm" svg:x="24.75cm" svg:y="4.5cm">
          <text:p text:style-name="P3"><text:span text:style-name="T2">GUI inpu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75cm" svg:height="2.5cm" svg:x="3.5cm" svg:y="16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1.25cm" svg:height="34.75cm" svg:x="86.25cm" svg:y="48.75cm">
          <text:p text:style-name="P3"><text:span text:style-name="T2">Outpu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5cm" svg:height="17.75cm" svg:x="26.5cm" svg:y="6cm">
          <text:p text:style-name="P3"><text:span text:style-name="T2">Planning budge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6cm" svg:height="20.75cm" svg:x="57cm" svg:y="58.75cm">
          <text:p text:style-name="P3"><text:span text:style-name="T2">Support Herbicid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6.75cm" svg:height="32.75cm" svg:x="46cm" svg:y="8cm">
          <text:p text:style-name="P3"><text:span text:style-name="T2">Support Speci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8.5cm" svg:height="17.25cm" svg:x="56.5cm" svg:y="41.25cm">
          <text:p text:style-name="P3"><text:span text:style-name="T2">Support costing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5cm" svg:height="7.25cm" svg:x="75.25cm" svg:y="15.5cm">
          <text:p text:style-name="P3"><text:span text:style-name="T2">Support Priority Range</text:span></text:p>
          <text:p text:style-name="P3"><text:span text:style-name="T2">Plotting?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9.5cm" svg:height="7cm" svg:x="75.25cm" svg:y="39.75cm">
          <text:p text:style-name="P3"><text:span text:style-name="T2">Support Growth Form</text:span></text:p>
          <text:p text:style-name="P3"><text:span text:style-name="T2">Look up table?</text:span></text:p>
          <text:p text:style-name="P3"><text:span text:style-name="T15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7.5cm" svg:height="14.25cm" svg:x="26.25cm" svg:y="24.25cm">
          <text:p text:style-name="P3"><text:span text:style-name="T2">Support Clearing N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9.25cm" svg:height="7.25cm" svg:x="75.25cm" svg:y="7.5cm">
          <text:p text:style-name="P3"><text:span text:style-name="T2">Support Cost Range</text:span></text:p>
          <text:p text:style-name="P3"><text:span text:style-name="T2">Plotting?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9.5cm" svg:height="34.25cm" svg:x="25.5cm" svg:y="45cm">
          <text:p text:style-name="P3"><text:span text:style-name="T2">Support Prioritization model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9.75cm" svg:height="9cm" svg:x="88.25cm" svg:y="49.25cm">
          <text:p text:style-name="P3"><text:span text:style-name="T2">Costing graphs</text:span></text:p>
          <text:p text:style-name="P3"><text:span text:style-name="T2">(Bar graph of budgets over 20 year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0cm" svg:height="9.75cm" svg:x="98.25cm" svg:y="49.25cm">
          <text:p text:style-name="P3"><text:span text:style-name="T2">Flow graphs</text:span></text:p>
          <text:p text:style-name="P3"><text:span text:style-name="T2">(Line graph budget over 20 years)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7cm" svg:height="13.25cm" svg:x="108.5cm" svg:y="49.25cm">
          <text:p text:style-name="P3"><text:span text:style-name="T2">Density graphs</text:span></text:p>
          <text:p text:style-name="P3"><text:span text:style-name="T2">(Line graphs of % over 20 years)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12cm" svg:height="11.5cm" svg:x="87cm" svg:y="59cm">
          <text:p text:style-name="P3"><text:span text:style-name="T2">Compartments</text:span></text:p>
          <text:p text:style-name="P3"><text:span text:style-name="T2">(table which </text:span></text:p>
          <text:p text:style-name="P3"><text:span text:style-name="T2">columns?)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14.75cm" svg:height="13.35cm" svg:x="102.5cm" svg:y="69.75cm">
          <text:p text:style-name="P3"><text:span text:style-name="T2">NBALs</text:span></text:p>
          <text:p text:style-name="P3"><text:span text:style-name="T2">(table which columns?)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5cm" svg:height="11.85cm" svg:x="87.25cm" svg:y="71.25cm">
          <text:p text:style-name="P3"><text:span text:style-name="T2">MIUs</text:span></text:p>
          <text:p text:style-name="P3"><text:span text:style-name="T2">(table which columns) (Geospatial plot)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5cm" svg:height="7.25cm" svg:x="75.25cm" svg:y="23.5cm">
          <text:p text:style-name="P3"><text:span text:style-name="T2">Support Flow Range</text:span></text:p>
          <text:p text:style-name="P3"><text:span text:style-name="T2">Plotting?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5cm" svg:height="7.25cm" svg:x="75.25cm" svg:y="31.5cm">
          <text:p text:style-name="P3"><text:span text:style-name="T2">Support Priority Fields</text:span></text:p>
          <text:p text:style-name="P3"><text:span text:style-name="T2">Plotting?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29.75cm" svg:height="33cm" svg:x="86.75cm" svg:y="4.75cm">
          <text:p text:style-name="P3"><text:span text:style-name="T2">Internal variables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88.75cm" svg:y="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97.5cm" svg:y="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4.75cm" svg:height="4.75cm" svg:x="26.55cm" svg:y="29.2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4.5cm" svg:height="4cm" svg:x="38.75cm" svg:y="28.25cm">
          <text:p text:style-name="P5"><text:span text:style-name="T3">Terrai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9.5cm" svg:height="7.25cm" svg:x="75.25cm" svg:y="47.5cm">
          <text:p text:style-name="P3"><text:span text:style-name="T2">Support Treat Methods</text:span></text:p>
          <text:p text:style-name="P3"><text:span text:style-name="T2">Look up table?</text:span></text:p>
          <text:p text:style-name="P16"><text:span text:style-name="T15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3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4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5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4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5.75cm" svg:height="5.75cm" svg:x="57.75cm" svg:y="41.7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91" draw:text-style-name="P5" draw:layer="layout" svg:width="3.75cm" svg:height="3cm" svg:x="65.25cm" svg:y="43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3.75cm" svg:height="3cm" svg:x="69.75cm" svg:y="47.25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94" draw:text-style-name="P5" draw:layer="layout" svg:width="3.75cm" svg:height="3cm" svg:x="70cm" svg:y="43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95" draw:text-style-name="P5" draw:layer="layout" svg:width="3.75cm" svg:height="3cm" svg:x="70cm" svg:y="50.75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6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8" draw:text-style-name="P5" draw:layer="layout" svg:width="4.25cm" svg:height="3.5cm" svg:x="70cm" svg:y="54.25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99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0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1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2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4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5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" draw:text-style-name="P5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7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8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9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0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1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2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3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4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5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16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17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0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1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2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4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25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26" draw:text-style-name="P5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27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128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11.25cm" svg:height="6.25cm" svg:x="105.5cm" svg:y="63cm">
          <text:p text:style-name="P3"><text:span text:style-name="T2">Geospatial graphs</text:span></text:p>
          <text:p text:style-name="P3"><text:span text:style-name="T2">(Combinations of </text:span></text:p>
          <text:p text:style-name="P3"><text:span text:style-name="T2">1. Plan</text:span></text:p>
          <text:p text:style-name="P3"><text:span text:style-name="T2">2. Budget</text:span></text:p>
          <text:p text:style-name="P3"><text:span text:style-name="T2">3. Year</text:span></text:p>
          <text:p text:style-name="P3"><text:span text:style-name="T2">4. Costs, density, priority or flow)</text:span></text:p>
          <draw:enhanced-geometry svg:viewBox="0 0 21600 21600" draw:type="rectangle" draw:enhanced-path="M 0 0 L 21600 0 21600 21600 0 21600 0 0 Z N"/>
        </draw:custom-shape>
        <draw:custom-shape draw:style-name="gr131" draw:text-style-name="P4" draw:layer="layout" svg:width="19.5cm" svg:height="7.25cm" svg:x="2.75cm" svg:y="22.25cm">
          <text:p text:style-name="P3"><text:span text:style-name="T2">GIS Mapping</text:span></text:p>
          <draw:enhanced-geometry svg:viewBox="0 0 21600 21600" draw:type="rectangle" draw:enhanced-path="M 0 0 L 21600 0 21600 21600 0 21600 0 0 Z N"/>
        </draw:custom-shape>
        <draw:custom-shape draw:style-name="gr132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33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34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35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136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37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38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39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40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41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42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43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44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45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46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47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48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49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50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1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3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4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55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56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7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59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0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1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2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3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64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65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6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7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69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70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71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72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73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74" draw:text-style-name="P17" draw:layer="layout" svg:width="6.75cm" svg:height="5.75cm" svg:x="88.75cm" svg:y="8cm">
          <text:p text:style-name="P3"><text:span text:style-name="T2">Total number of Person days to treat area</text:span></text:p>
          <draw:enhanced-geometry svg:viewBox="0 0 21600 21600" draw:type="rectangle" draw:enhanced-path="M 0 0 L 21600 0 21600 21600 0 21600 0 0 Z N"/>
        </draw:custom-shape>
        <draw:custom-shape draw:style-name="gr174" draw:text-style-name="P17" draw:layer="layout" svg:width="6.75cm" svg:height="5.75cm" svg:x="97.5cm" svg:y="8cm">
          <text:p text:style-name="P3"><text:span text:style-name="T2">Total number of days to treat area</text:span>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107.5cm" svg:y="16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90cm" svg:y="16.75cm">
          <text:p/>
          <draw:enhanced-geometry svg:viewBox="0 0 21600 21600" draw:type="rectangle" draw:enhanced-path="M 0 0 L 21600 0 21600 21600 0 21600 0 0 Z N"/>
        </draw:custom-shape>
        <draw:line draw:style-name="gr175" draw:text-style-name="P18" draw:layer="layout" svg:x1="61.5cm" svg:y1="20.25cm" svg:x2="66.5cm" svg:y2="16.25cm">
          <text:p/>
        </draw:line>
        <draw:line draw:style-name="gr175" draw:text-style-name="P18" draw:layer="layout" svg:x1="56cm" svg:y1="19.75cm" svg:x2="61cm" svg:y2="15.75cm">
          <text:p/>
        </draw:line>
        <draw:line draw:style-name="gr175" draw:text-style-name="P18" draw:layer="layout" svg:x1="50.25cm" svg:y1="20cm" svg:x2="55.25cm" svg:y2="16cm">
          <text:p/>
        </draw:line>
        <draw:line draw:style-name="gr175" draw:text-style-name="P18" draw:layer="layout" svg:x1="45.75cm" svg:y1="19.75cm" svg:x2="50.75cm" svg:y2="15.75cm">
          <text:p/>
        </draw:line>
        <draw:line draw:style-name="gr175" draw:text-style-name="P18" draw:layer="layout" svg:x1="61.25cm" svg:y1="15.75cm" svg:x2="66.25cm" svg:y2="11.75cm">
          <text:p/>
        </draw:line>
        <draw:line draw:style-name="gr175" draw:text-style-name="P18" draw:layer="layout" svg:x1="56.5cm" svg:y1="16.25cm" svg:x2="61.5cm" svg:y2="12.25cm">
          <text:p/>
        </draw:line>
        <draw:line draw:style-name="gr175" draw:text-style-name="P18" draw:layer="layout" svg:x1="52.25cm" svg:y1="15.75cm" svg:x2="57.25cm" svg:y2="11.75cm">
          <text:p/>
        </draw:line>
        <draw:line draw:style-name="gr175" draw:text-style-name="P18" draw:layer="layout" svg:x1="66.75cm" svg:y1="20.5cm" svg:x2="71.75cm" svg:y2="16.5cm">
          <text:p/>
        </draw:line>
        <draw:line draw:style-name="gr175" draw:text-style-name="P18" draw:layer="layout" svg:x1="49.75cm" svg:y1="23.75cm" svg:x2="54.75cm" svg:y2="19.75cm">
          <text:p/>
        </draw:line>
        <draw:line draw:style-name="gr175" draw:text-style-name="P18" draw:layer="layout" svg:x1="61cm" svg:y1="24.75cm" svg:x2="66cm" svg:y2="20.75cm">
          <text:p/>
        </draw:line>
        <draw:line draw:style-name="gr175" draw:text-style-name="P18" draw:layer="layout" svg:x1="54.75cm" svg:y1="23.75cm" svg:x2="59.75cm" svg:y2="19.75cm">
          <text:p/>
        </draw:line>
        <draw:line draw:style-name="gr175" draw:text-style-name="P18" draw:layer="layout" svg:x1="56.75cm" svg:y1="80.25cm" svg:x2="83.5cm" svg:y2="57.5cm">
          <text:p/>
        </draw:line>
        <draw:line draw:style-name="gr175" draw:text-style-name="P18" draw:layer="layout" svg:x1="46cm" svg:y1="24cm" svg:x2="51cm" svg:y2="20cm">
          <text:p/>
        </draw:line>
        <draw:line draw:style-name="gr175" draw:text-style-name="P18" draw:layer="layout" svg:x1="56.25cm" svg:y1="12.25cm" svg:x2="61.25cm" svg:y2="8.25cm">
          <text:p/>
        </draw:line>
        <draw:line draw:style-name="gr175" draw:text-style-name="P18" draw:layer="layout" svg:x1="66.5cm" svg:y1="64.5cm" svg:x2="71.5cm" svg:y2="60.5cm">
          <text:p/>
        </draw:line>
        <draw:line draw:style-name="gr175" draw:text-style-name="P18" draw:layer="layout" svg:x1="58.25cm" svg:y1="72cm" svg:x2="63.25cm" svg:y2="68cm">
          <text:p/>
        </draw:line>
        <draw:line draw:style-name="gr175" draw:text-style-name="P18" draw:layer="layout" svg:x1="76cm" svg:y1="71.75cm" svg:x2="81cm" svg:y2="67.75cm">
          <text:p/>
        </draw:line>
        <draw:line draw:style-name="gr175" draw:text-style-name="P18" draw:layer="layout" svg:x1="73.75cm" svg:y1="65cm" svg:x2="78.75cm" svg:y2="61cm">
          <text:p/>
        </draw:line>
        <draw:line draw:style-name="gr175" draw:text-style-name="P18" draw:layer="layout" svg:x1="58cm" svg:y1="64.5cm" svg:x2="63cm" svg:y2="60.5cm">
          <text:p/>
        </draw:line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177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178" draw:text-style-name="P5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79" draw:text-style-name="P2" draw:layer="layout" svg:width="25.8cm" svg:height="2.75cm" svg:x="46.55cm" svg:y="1.75cm">
          <draw:text-box>
            <text:p text:style-name="P1"><text:span text:style-name="T1">If NBAL linked species</text:span></text:p>
          </draw:text-box>
        </draw:frame>
        <draw:custom-shape draw:style-name="gr180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181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182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183" draw:text-style-name="P20" draw:layer="layout" svg:width="19.75cm" svg:height="11.25cm" draw:transform="rotate (3.13757839631021) translate (22.477cm 68.759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184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185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186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187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88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89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90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91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92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193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94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95" draw:text-style-name="P5" xml:id="id12" draw:id="id12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96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197" draw:text-style-name="P5" xml:id="id13" draw:id="id13" draw:layer="layout" svg:width="5.75cm" svg:height="2.5cm" svg:x="3cm" svg:y="17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198" draw:text-style-name="P21" xml:id="id16" draw:id="id16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99" draw:text-style-name="P5" xml:id="id17" draw:id="id17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200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01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202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03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04" draw:text-style-name="P21" xml:id="id1" draw:id="id1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10" draw:id="id10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8" draw:id="id8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5" draw:id="id5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6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208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209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210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2" draw:text-style-name="P23" xml:id="id3" draw:id="id3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213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214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5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216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217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218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221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222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23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224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25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26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27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228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229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230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231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232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33" draw:text-style-name="P25" draw:layer="layout" svg:width="29.75cm" svg:height="31.75cm" svg:x="86.75cm" svg:y="4.7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88.75cm" svg:y="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97.5cm" svg:y="8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5" xml:id="id9" draw:id="id9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236" draw:text-style-name="P5" xml:id="id18" draw:id="id18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237" draw:text-style-name="P5" xml:id="id4" draw:id="id4" draw:layer="layout" svg:width="4.75cm" svg:height="4.75cm" svg:x="26.5cm" svg:y="29.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238" draw:text-style-name="P5" xml:id="id11" draw:id="id11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239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240" draw:text-style-name="P5" xml:id="id14" draw:id="id14" draw:layer="layout" svg:width="4.5cm" svg:height="4cm" svg:x="38.75cm" svg:y="28.25cm">
          <text:p text:style-name="P5"><text:span text:style-name="T21">Terrain</text:span><text:span text:style-name="T3">/Reparia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241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242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243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4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5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6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8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49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0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1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2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3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4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5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6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7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8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59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0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1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2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3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4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5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6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7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268" draw:text-style-name="P5" draw:layer="layout" svg:width="3.75cm" svg:height="3cm" svg:x="65.5cm" svg:y="43.25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269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270" draw:text-style-name="P5" draw:layer="layout" svg:width="3.75cm" svg:height="3cm" svg:x="70cm" svg:y="46.75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271" draw:text-style-name="P5" draw:layer="layout" svg:width="3.75cm" svg:height="3cm" svg:x="69.75cm" svg:y="43.25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272" draw:text-style-name="P5" draw:layer="layout" svg:width="3.75cm" svg:height="3cm" svg:x="70cm" svg:y="50.25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274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275" draw:text-style-name="P5" draw:layer="layout" svg:width="4.25cm" svg:height="3.5cm" svg:x="69.5cm" svg:y="54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6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7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278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9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280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81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82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83" draw:text-style-name="P5" xml:id="id7" draw:id="id7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85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86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87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88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89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90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91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92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293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94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95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296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97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98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99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00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01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02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03" draw:text-style-name="P5" xml:id="id6" draw:id="id6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04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305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306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307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308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309" draw:text-style-name="P5" xml:id="id2" draw:id="id2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10" draw:text-style-name="P5" xml:id="id15" draw:id="id1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11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12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313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14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315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16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17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318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19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20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321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323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24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25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26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27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28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29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0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1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4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5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36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7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8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39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341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342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3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4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5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346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347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49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350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line draw:style-name="gr175" draw:text-style-name="P18" draw:layer="layout" svg:x1="56.25cm" svg:y1="12.25cm" svg:x2="61.25cm" svg:y2="8.25cm">
          <text:p/>
        </draw:line>
        <draw:line draw:style-name="gr175" draw:text-style-name="P18" draw:layer="layout" svg:x1="52.25cm" svg:y1="16cm" svg:x2="57.25cm" svg:y2="12cm">
          <text:p/>
        </draw:line>
        <draw:line draw:style-name="gr175" draw:text-style-name="P18" draw:layer="layout" svg:x1="56.5cm" svg:y1="15.75cm" svg:x2="61.5cm" svg:y2="11.75cm">
          <text:p/>
        </draw:line>
        <draw:line draw:style-name="gr175" draw:text-style-name="P18" draw:layer="layout" svg:x1="62.25cm" svg:y1="15.5cm" svg:x2="67.25cm" svg:y2="11.5cm">
          <text:p/>
        </draw:line>
        <draw:line draw:style-name="gr175" draw:text-style-name="P18" draw:layer="layout" svg:x1="46.25cm" svg:y1="19.5cm" svg:x2="51.25cm" svg:y2="15.5cm">
          <text:p/>
        </draw:line>
        <draw:line draw:style-name="gr175" draw:text-style-name="P18" draw:layer="layout" svg:x1="50.5cm" svg:y1="19.75cm" svg:x2="55.5cm" svg:y2="15.75cm">
          <text:p/>
        </draw:line>
        <draw:line draw:style-name="gr175" draw:text-style-name="P18" draw:layer="layout" svg:x1="45.75cm" svg:y1="24cm" svg:x2="50.75cm" svg:y2="20cm">
          <text:p/>
        </draw:line>
        <draw:line draw:style-name="gr175" draw:text-style-name="P18" draw:layer="layout" svg:x1="50.5cm" svg:y1="23.75cm" svg:x2="55.5cm" svg:y2="19.75cm">
          <text:p/>
        </draw:line>
        <draw:line draw:style-name="gr175" draw:text-style-name="P18" draw:layer="layout" svg:x1="56.25cm" svg:y1="19.75cm" svg:x2="61.25cm" svg:y2="15.75cm">
          <text:p/>
        </draw:line>
        <draw:line draw:style-name="gr175" draw:text-style-name="P18" draw:layer="layout" svg:x1="62cm" svg:y1="20cm" svg:x2="67cm" svg:y2="16cm">
          <text:p/>
        </draw:line>
        <draw:line draw:style-name="gr175" draw:text-style-name="P18" draw:layer="layout" svg:x1="67cm" svg:y1="20.25cm" svg:x2="72cm" svg:y2="16.25cm">
          <text:p/>
        </draw:line>
        <draw:line draw:style-name="gr175" draw:text-style-name="P18" draw:layer="layout" svg:x1="55.25cm" svg:y1="24.25cm" svg:x2="60.25cm" svg:y2="20.25cm">
          <text:p/>
        </draw:line>
        <draw:line draw:style-name="gr175" draw:text-style-name="P18" draw:layer="layout" svg:x1="61.5cm" svg:y1="24cm" svg:x2="66.5cm" svg:y2="20cm">
          <text:p/>
        </draw:line>
        <draw:line draw:style-name="gr175" draw:text-style-name="P18" draw:layer="layout" svg:x1="58.25cm" svg:y1="64.5cm" svg:x2="63.25cm" svg:y2="60.5cm">
          <text:p/>
        </draw:line>
        <draw:line draw:style-name="gr175" draw:text-style-name="P18" draw:layer="layout" svg:x1="67.75cm" svg:y1="71cm" svg:x2="72.75cm" svg:y2="67cm">
          <text:p/>
        </draw:line>
        <draw:line draw:style-name="gr175" draw:text-style-name="P18" draw:layer="layout" svg:x1="58.75cm" svg:y1="71.75cm" svg:x2="63.75cm" svg:y2="67.75cm">
          <text:p/>
        </draw:line>
        <draw:line draw:style-name="gr175" draw:text-style-name="P18" draw:layer="layout" svg:x1="66.5cm" svg:y1="64.5cm" svg:x2="71.5cm" svg:y2="60.5cm">
          <text:p/>
        </draw:line>
        <draw:line draw:style-name="gr175" draw:text-style-name="P18" draw:layer="layout" svg:x1="74cm" svg:y1="64.25cm" svg:x2="79cm" svg:y2="60.25cm">
          <text:p/>
        </draw:line>
        <draw:line draw:style-name="gr175" draw:text-style-name="P18" draw:layer="layout" svg:x1="76cm" svg:y1="71.5cm" svg:x2="81cm" svg:y2="67.5cm">
          <text:p/>
        </draw:line>
        <draw:connector draw:style-name="gr351" draw:text-style-name="P18" draw:layer="layout" svg:x1="3cm" svg:y1="47.25cm" svg:x2="3.75cm" svg:y2="24cm" draw:start-shape="id1" draw:start-glue-point="3" draw:end-shape="id2" draw:end-glue-point="3" svg:d="M3000 47250h-501v-23250h1251" svg:viewBox="0 0 1252 23251">
          <text:p/>
        </draw:connector>
        <draw:connector draw:style-name="gr352" draw:text-style-name="P18" draw:layer="layout" svg:x1="75.25cm" svg:y1="43.25cm" svg:x2="28.875cm" svg:y2="34.25cm" draw:start-shape="id3" draw:start-glue-point="3" draw:end-shape="id4" draw:end-glue-point="2" svg:d="M75250 43250h-46375v-9000" svg:viewBox="0 0 46376 9001">
          <text:p/>
        </draw:connector>
        <draw:connector draw:style-name="gr353" draw:text-style-name="P18" draw:layer="layout" svg:x1="22cm" svg:y1="47.25cm" svg:x2="47.5cm" svg:y2="14cm" draw:start-shape="id5" draw:start-glue-point="1" draw:end-shape="id6" draw:end-glue-point="3" svg:d="M22000 47250h12750v-33250h12750" svg:viewBox="0 0 25501 33251">
          <text:p/>
        </draw:connector>
        <draw:connector draw:style-name="gr354" draw:text-style-name="P18" draw:layer="layout" svg:x1="51.25cm" svg:y1="14cm" svg:x2="68cm" svg:y2="14cm" draw:start-shape="id6" draw:start-glue-point="1" draw:end-shape="id7" draw:end-glue-point="3" svg:d="M51250 14000h16750" svg:viewBox="0 0 16751 1">
          <text:p/>
        </draw:connector>
        <draw:connector draw:style-name="gr355" draw:text-style-name="P18" draw:layer="layout" svg:x1="21.25cm" svg:y1="53cm" svg:x2="26.75cm" svg:y2="26.875cm" draw:start-shape="id8" draw:start-glue-point="1" draw:end-shape="id9" draw:end-glue-point="3" svg:d="M21250 53000h2750v-26125h2750" svg:viewBox="0 0 5501 26126">
          <text:p/>
        </draw:connector>
        <draw:connector draw:style-name="gr356" draw:text-style-name="P18" draw:layer="layout" svg:x1="9.25cm" svg:y1="53.25cm" svg:x2="31.75cm" svg:y2="35.75cm" draw:start-shape="id10" draw:start-glue-point="1" draw:end-shape="id11" draw:end-glue-point="3" svg:d="M9250 53250h11250v-17500h11250" svg:viewBox="0 0 22501 17501">
          <text:p/>
        </draw:connector>
        <draw:connector draw:style-name="gr357" draw:text-style-name="P18" draw:layer="layout" svg:x1="10cm" svg:y1="17.375cm" svg:x2="8.75cm" svg:y2="19cm" draw:start-shape="id12" draw:start-glue-point="3" draw:end-shape="id13" draw:end-glue-point="1" svg:d="M10000 17375h-625v1625h-625" svg:viewBox="0 0 1251 1626">
          <text:p/>
        </draw:connector>
        <draw:connector draw:style-name="gr358" draw:text-style-name="P18" draw:layer="layout" svg:x1="5.875cm" svg:y1="20.25cm" svg:x2="38.75cm" svg:y2="30.25cm" draw:start-shape="id13" draw:start-glue-point="2" draw:end-shape="id14" draw:end-glue-point="3" svg:d="M5875 20250v10000h32875" svg:viewBox="0 0 32876 10001">
          <text:p/>
        </draw:connector>
        <draw:custom-shape draw:style-name="gr359" draw:text-style-name="P18" draw:layer="layout" svg:width="8cm" svg:height="7.5cm" svg:x="2cm" svg:y="4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14.25cm" svg:y="4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15.25cm" svg:y="4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2.5cm" svg:y="4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0" draw:text-style-name="P18" draw:layer="layout" svg:width="8cm" svg:height="7.5cm" svg:x="37.25cm" svg:y="3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8" draw:layer="layout" svg:width="5.75cm" svg:height="5cm" svg:x="38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1" draw:text-style-name="P18" draw:layer="layout" svg:x1="9.5cm" svg:y1="24cm" svg:x2="14.75cm" svg:y2="23.75cm" draw:start-shape="id2" draw:start-glue-point="1" draw:end-shape="id15" draw:end-glue-point="3" svg:d="M9500 24000h2625v-250h2625" svg:viewBox="0 0 5251 251">
          <text:p/>
        </draw:connector>
        <draw:connector draw:style-name="gr351" draw:text-style-name="P18" draw:layer="layout" svg:x1="17.625cm" svg:y1="22.5cm" svg:x2="12.75cm" svg:y2="18.5cm" draw:start-shape="id15" draw:start-glue-point="0" draw:end-shape="id12" draw:end-glue-point="2" svg:d="M17625 22500v-2000h-4875v-2000" svg:viewBox="0 0 4876 4001">
          <text:p/>
        </draw:connector>
        <draw:connector draw:style-name="gr351" draw:text-style-name="P18" draw:layer="layout" svg:x1="5.875cm" svg:y1="45.25cm" svg:x2="5.625cm" svg:y2="35.5cm" draw:start-shape="id1" draw:start-glue-point="0" draw:end-shape="id16" draw:end-glue-point="2" svg:d="M5875 45250v-4875h-250v-4875" svg:viewBox="0 0 251 9751">
          <text:p/>
        </draw:connector>
        <draw:connector draw:style-name="gr351" draw:text-style-name="P18" draw:layer="layout" draw:line-skew="0cm 6.251cm" svg:x1="5.625cm" svg:y1="31cm" svg:x2="9.25cm" svg:y2="33.5cm" draw:start-shape="id16" draw:start-glue-point="0" draw:end-shape="id17" draw:end-glue-point="3" svg:d="M5625 31000v-1001h2625v3501h1000" svg:viewBox="0 0 3626 3502">
          <text:p/>
        </draw:connector>
        <draw:connector draw:style-name="gr351" draw:text-style-name="P18" draw:layer="layout" svg:x1="15.5cm" svg:y1="33.5cm" svg:x2="32cm" svg:y2="27.25cm" draw:start-shape="id17" draw:start-glue-point="1" draw:end-shape="id18" draw:end-glue-point="3" svg:d="M15500 33500h8250v-6250h8250" svg:viewBox="0 0 16501 6251">
          <text:p/>
        </draw:connector>
        <draw:custom-shape draw:style-name="gr362" draw:text-style-name="P5" draw:layer="layout" svg:width="5.75cm" svg:height="5.75cm" svg:x="57.5cm" svg:y="41.7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363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364" draw:text-style-name="P5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ustom-shape draw:style-name="gr365" draw:text-style-name="P18" draw:layer="layout" svg:width="5.75cm" svg:height="5.5cm" svg:x="3.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6" draw:text-style-name="P27" draw:layer="layout" svg:x1="71.75cm" svg:y1="14cm" svg:x2="80cm" svg:y2="39.75cm" draw:start-shape="id7" draw:start-glue-point="1" draw:end-shape="id3" draw:end-glue-point="0" svg:d="M71750 14000h8250v25750" svg:viewBox="0 0 8251 25751">
          <text:p text:style-name="P1"><text:span text:style-name="T22">See if growth form in table otherwise flag entry</text:span></text:p>
        </draw:connector>
      </draw:page>
      <draw:page draw:name="page3" draw:style-name="dp1" draw:master-page-name="Default">
        <draw:frame draw:style-name="gr179" draw:text-style-name="P2" draw:layer="layout" svg:width="25.8cm" svg:height="2.75cm" svg:x="46.55cm" svg:y="1.75cm">
          <draw:text-box>
            <text:p text:style-name="P1"><text:span text:style-name="T1">Else if MIU linked species</text:span></text:p>
          </draw:text-box>
        </draw:frame>
        <draw:custom-shape draw:style-name="gr180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181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182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183" draw:text-style-name="P20" draw:layer="layout" svg:width="19.75cm" svg:height="11.25cm" draw:transform="rotate (3.13757839631021) translate (22.477cm 68.759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184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185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186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367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68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372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373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374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95" draw:text-style-name="P5" xml:id="id20" draw:id="id20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75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376" draw:text-style-name="P5" xml:id="id25" draw:id="id25" draw:layer="layout" svg:width="5.75cm" svg:height="2.5cm" svg:x="3cm" svg:y="17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198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77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378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379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380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381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04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9" xml:id="id19" draw:id="id1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27" draw:id="id2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31" draw:id="id31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xml:id="id29" draw:id="id29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6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208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209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210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2" draw:text-style-name="P23" xml:id="id21" draw:id="id21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213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214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5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216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217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218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221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382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383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384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385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386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387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388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389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390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391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392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33" draw:text-style-name="P25" draw:layer="layout" svg:width="29.75cm" svg:height="31.75cm" svg:x="86.75cm" svg:y="4.7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88.75cm" svg:y="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97.5cm" svg:y="8cm">
          <text:p/>
          <draw:enhanced-geometry svg:viewBox="0 0 21600 21600" draw:type="rectangle" draw:enhanced-path="M 0 0 L 21600 0 21600 21600 0 21600 0 0 Z N"/>
        </draw:custom-shape>
        <draw:custom-shape draw:style-name="gr393" draw:text-style-name="P5" xml:id="id30" draw:id="id30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394" draw:text-style-name="P5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395" draw:text-style-name="P5" xml:id="id22" draw:id="id22" draw:layer="layout" svg:width="4.75cm" svg:height="4.75cm" svg:x="26.75cm" svg:y="30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396" draw:text-style-name="P5" xml:id="id28" draw:id="id28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397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398" draw:text-style-name="P5" xml:id="id26" draw:id="id26" draw:layer="layout" svg:width="4.5cm" svg:height="4cm" svg:x="38.75cm" svg:y="28.25cm">
          <text:p text:style-name="P5"><text:span text:style-name="T21">Terrain</text:span><text:span text:style-name="T3">/Reparia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399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400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401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2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3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4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5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6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7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8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09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0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1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2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3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4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5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6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7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8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19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0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1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2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3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4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5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426" draw:text-style-name="P5" draw:layer="layout" svg:width="3.75cm" svg:height="3cm" svg:x="64.75cm" svg:y="43.25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427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428" draw:text-style-name="P5" draw:layer="layout" svg:width="3.75cm" svg:height="3cm" svg:x="69.5cm" svg:y="47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429" draw:text-style-name="P5" draw:layer="layout" svg:width="3.75cm" svg:height="3cm" svg:x="69.25cm" svg:y="43.25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430" draw:text-style-name="P5" draw:layer="layout" svg:width="3.75cm" svg:height="3cm" svg:x="69.5cm" svg:y="51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31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32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33" draw:text-style-name="P5" draw:layer="layout" svg:width="4.25cm" svg:height="3.5cm" svg:x="69.5cm" svg:y="54.75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434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35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36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37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38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39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40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41" draw:text-style-name="P5" xml:id="id24" draw:id="id24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42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3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4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5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6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7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8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49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50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451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2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53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454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5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6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7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8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59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460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61" draw:text-style-name="P5" xml:id="id23" draw:id="id23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62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463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464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307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308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465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66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67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468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469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70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471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72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73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474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75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76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477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78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79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80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1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2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83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4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5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6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87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88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89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0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1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492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3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4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5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6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97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498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499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00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01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502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503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04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05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06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line draw:style-name="gr175" draw:text-style-name="P18" draw:layer="layout" svg:x1="56.25cm" svg:y1="12.25cm" svg:x2="61.25cm" svg:y2="8.25cm">
          <text:p/>
        </draw:line>
        <draw:line draw:style-name="gr175" draw:text-style-name="P18" draw:layer="layout" svg:x1="52.25cm" svg:y1="16cm" svg:x2="57.25cm" svg:y2="12cm">
          <text:p/>
        </draw:line>
        <draw:line draw:style-name="gr175" draw:text-style-name="P18" draw:layer="layout" svg:x1="56.5cm" svg:y1="15.75cm" svg:x2="61.5cm" svg:y2="11.75cm">
          <text:p/>
        </draw:line>
        <draw:line draw:style-name="gr175" draw:text-style-name="P18" draw:layer="layout" svg:x1="62.25cm" svg:y1="15.5cm" svg:x2="67.25cm" svg:y2="11.5cm">
          <text:p/>
        </draw:line>
        <draw:line draw:style-name="gr175" draw:text-style-name="P18" draw:layer="layout" svg:x1="46.25cm" svg:y1="19.5cm" svg:x2="51.25cm" svg:y2="15.5cm">
          <text:p/>
        </draw:line>
        <draw:line draw:style-name="gr175" draw:text-style-name="P18" draw:layer="layout" svg:x1="50.5cm" svg:y1="19.75cm" svg:x2="55.5cm" svg:y2="15.75cm">
          <text:p/>
        </draw:line>
        <draw:line draw:style-name="gr175" draw:text-style-name="P18" draw:layer="layout" svg:x1="45.75cm" svg:y1="24cm" svg:x2="50.75cm" svg:y2="20cm">
          <text:p/>
        </draw:line>
        <draw:line draw:style-name="gr175" draw:text-style-name="P18" draw:layer="layout" svg:x1="50.5cm" svg:y1="23.75cm" svg:x2="55.5cm" svg:y2="19.75cm">
          <text:p/>
        </draw:line>
        <draw:line draw:style-name="gr175" draw:text-style-name="P18" draw:layer="layout" svg:x1="56.25cm" svg:y1="19.75cm" svg:x2="61.25cm" svg:y2="15.75cm">
          <text:p/>
        </draw:line>
        <draw:line draw:style-name="gr175" draw:text-style-name="P18" draw:layer="layout" svg:x1="62cm" svg:y1="20cm" svg:x2="67cm" svg:y2="16cm">
          <text:p/>
        </draw:line>
        <draw:line draw:style-name="gr175" draw:text-style-name="P18" draw:layer="layout" svg:x1="67cm" svg:y1="20.25cm" svg:x2="72cm" svg:y2="16.25cm">
          <text:p/>
        </draw:line>
        <draw:line draw:style-name="gr175" draw:text-style-name="P18" draw:layer="layout" svg:x1="55.25cm" svg:y1="24.25cm" svg:x2="60.25cm" svg:y2="20.25cm">
          <text:p/>
        </draw:line>
        <draw:line draw:style-name="gr175" draw:text-style-name="P18" draw:layer="layout" svg:x1="61.5cm" svg:y1="24cm" svg:x2="66.5cm" svg:y2="20cm">
          <text:p/>
        </draw:line>
        <draw:line draw:style-name="gr175" draw:text-style-name="P18" draw:layer="layout" svg:x1="58.25cm" svg:y1="64.5cm" svg:x2="63.25cm" svg:y2="60.5cm">
          <text:p/>
        </draw:line>
        <draw:line draw:style-name="gr175" draw:text-style-name="P18" draw:layer="layout" svg:x1="67.75cm" svg:y1="71cm" svg:x2="72.75cm" svg:y2="67cm">
          <text:p/>
        </draw:line>
        <draw:line draw:style-name="gr175" draw:text-style-name="P18" draw:layer="layout" svg:x1="58.75cm" svg:y1="71.75cm" svg:x2="63.75cm" svg:y2="67.75cm">
          <text:p/>
        </draw:line>
        <draw:line draw:style-name="gr175" draw:text-style-name="P18" draw:layer="layout" svg:x1="66.5cm" svg:y1="64.5cm" svg:x2="71.5cm" svg:y2="60.5cm">
          <text:p/>
        </draw:line>
        <draw:line draw:style-name="gr175" draw:text-style-name="P18" draw:layer="layout" svg:x1="74cm" svg:y1="64.25cm" svg:x2="79cm" svg:y2="60.25cm">
          <text:p/>
        </draw:line>
        <draw:line draw:style-name="gr175" draw:text-style-name="P18" draw:layer="layout" svg:x1="76cm" svg:y1="71.5cm" svg:x2="81cm" svg:y2="67.5cm">
          <text:p/>
        </draw:line>
        <draw:connector draw:style-name="gr507" draw:text-style-name="P18" draw:layer="layout" svg:x1="3.25cm" svg:y1="60.25cm" svg:x2="12.75cm" svg:y2="18.5cm" draw:start-shape="id19" draw:start-glue-point="3" draw:end-shape="id20" draw:end-glue-point="2" svg:d="M3250 60250h-501v-21875h10001v-19875" svg:viewBox="0 0 10002 41751">
          <text:p/>
        </draw:connector>
        <draw:connector draw:style-name="gr352" draw:text-style-name="P18" draw:layer="layout" svg:x1="75.25cm" svg:y1="43.25cm" svg:x2="29.125cm" svg:y2="34.75cm" draw:start-shape="id21" draw:start-glue-point="3" draw:end-shape="id22" draw:end-glue-point="2" svg:d="M75250 43250h-46125v-8500" svg:viewBox="0 0 46126 8501">
          <text:p/>
        </draw:connector>
        <draw:connector draw:style-name="gr354" draw:text-style-name="P18" draw:layer="layout" svg:x1="51.25cm" svg:y1="14cm" svg:x2="68cm" svg:y2="14cm" draw:start-shape="id23" draw:start-glue-point="1" draw:end-shape="id24" draw:end-glue-point="3" svg:d="M51250 14000h16750" svg:viewBox="0 0 16751 1">
          <text:p/>
        </draw:connector>
        <draw:connector draw:style-name="gr357" draw:text-style-name="P18" draw:layer="layout" svg:x1="10cm" svg:y1="17.375cm" svg:x2="8.75cm" svg:y2="19cm" draw:start-shape="id20" draw:start-glue-point="3" draw:end-shape="id25" draw:end-glue-point="1" svg:d="M10000 17375h-625v1625h-625" svg:viewBox="0 0 1251 1626">
          <text:p/>
        </draw:connector>
        <draw:connector draw:style-name="gr358" draw:text-style-name="P18" draw:layer="layout" svg:x1="5.875cm" svg:y1="20.25cm" svg:x2="38.75cm" svg:y2="30.25cm" draw:start-shape="id25" draw:start-glue-point="2" draw:end-shape="id26" draw:end-glue-point="3" svg:d="M5875 20250v10000h32875" svg:viewBox="0 0 32876 10001">
          <text:p/>
        </draw:connector>
        <draw:connector draw:style-name="gr356" draw:text-style-name="P18" draw:layer="layout" svg:x1="9.5cm" svg:y1="66.25cm" svg:x2="31.75cm" svg:y2="35.75cm" draw:start-shape="id27" draw:start-glue-point="1" draw:end-shape="id28" draw:end-glue-point="3" svg:d="M9500 66250h11125v-30500h11125" svg:viewBox="0 0 22251 30501">
          <text:p/>
        </draw:connector>
        <draw:connector draw:style-name="gr355" draw:text-style-name="P18" draw:layer="layout" svg:x1="21.5cm" svg:y1="65.75cm" svg:x2="26.75cm" svg:y2="26.875cm" draw:start-shape="id29" draw:start-glue-point="1" draw:end-shape="id30" draw:end-glue-point="3" svg:d="M21500 65750h2625v-38875h2625" svg:viewBox="0 0 5251 38876">
          <text:p/>
        </draw:connector>
        <draw:connector draw:style-name="gr353" draw:text-style-name="P18" draw:layer="layout" svg:x1="22.25cm" svg:y1="60.25cm" svg:x2="47.5cm" svg:y2="14cm" draw:start-shape="id31" draw:start-glue-point="1" draw:end-shape="id23" draw:end-glue-point="3" svg:d="M22250 60250h12625v-46250h12625" svg:viewBox="0 0 25251 46251">
          <text:p/>
        </draw:connector>
        <draw:custom-shape draw:style-name="gr359" draw:text-style-name="P18" draw:layer="layout" svg:width="8cm" svg:height="7.5cm" svg:x="15cm" svg:y="5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14cm" svg:y="6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2.5cm" svg:y="5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" draw:layer="layout" svg:width="8cm" svg:height="7.5cm" svg:x="2.5cm" svg:y="6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0" draw:text-style-name="P18" draw:layer="layout" svg:width="8cm" svg:height="7.5cm" svg:x="37.25cm" svg:y="3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8" draw:layer="layout" svg:width="5.75cm" svg:height="5cm" svg:x="38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8" draw:text-style-name="P29" draw:layer="layout" svg:width="8.25cm" svg:height="7.75cm" svg:x="30.25cm" svg:y="22.75cm">
          <text:p text:style-name="P28"><text:span text:style-name="T23">Use</text:span></text:p>
          <text:p text:style-name="P28"><text:span text:style-name="T23">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9" draw:text-style-name="P5" draw:layer="layout" svg:width="5.75cm" svg:height="5.75cm" svg:x="58cm" svg:y="42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510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511" draw:text-style-name="P5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ustom-shape draw:style-name="gr365" draw:text-style-name="P18" draw:layer="layout" svg:width="5.75cm" svg:height="5.5cm" svg:x="14.7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6" draw:text-style-name="P27" draw:layer="layout" svg:x1="71.75cm" svg:y1="14cm" svg:x2="80cm" svg:y2="39.75cm" draw:start-shape="id24" draw:start-glue-point="1" draw:end-shape="id21" draw:end-glue-point="0" svg:d="M71750 14000h8250v25750" svg:viewBox="0 0 8251 25751">
          <text:p text:style-name="P1"><text:span text:style-name="T22">See if growth form in table otherwise flag entry</text:span></text:p>
        </draw:connector>
      </draw:page>
      <draw:page draw:name="page4" draw:style-name="dp1" draw:master-page-name="Default">
        <draw:frame draw:style-name="gr179" draw:text-style-name="P2" draw:layer="layout" svg:width="25.8cm" svg:height="2.75cm" svg:x="46.55cm" svg:y="1.75cm">
          <draw:text-box>
            <text:p text:style-name="P1"><text:span text:style-name="T1">Else compartment only</text:span></text:p>
          </draw:text-box>
        </draw:frame>
        <draw:custom-shape draw:style-name="gr180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181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182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183" draw:text-style-name="P20" draw:layer="layout" svg:width="19.75cm" svg:height="11.25cm" draw:transform="rotate (3.13757839631021) translate (22.477cm 68.759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184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185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186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512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13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514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515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16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17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518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519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95" draw:text-style-name="P5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20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521" draw:text-style-name="P5" draw:layer="layout" svg:width="5.75cm" svg:height="2.5cm" svg:x="3cm" svg:y="17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198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22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523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24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525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526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04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6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208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209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210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2" draw:text-style-name="P23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213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214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5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216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217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218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221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527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28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29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30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31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32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33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34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535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536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537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538" draw:text-style-name="P25" draw:layer="layout" svg:width="29.75cm" svg:height="32cm" svg:x="86.75cm" svg:y="4.7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35" draw:id="id35" draw:layer="layout" svg:width="6.75cm" svg:height="5.75cm" svg:x="88.75cm" svg:y="8cm">
          <text:p text:style-name="P19">Cost per year</text:p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97.5cm" svg:y="8cm">
          <text:p/>
          <draw:enhanced-geometry svg:viewBox="0 0 21600 21600" draw:type="rectangle" draw:enhanced-path="M 0 0 L 21600 0 21600 21600 0 21600 0 0 Z N"/>
        </draw:custom-shape>
        <draw:custom-shape draw:style-name="gr539" draw:text-style-name="P5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540" draw:text-style-name="P5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541" draw:text-style-name="P5" draw:layer="layout" svg:width="4.75cm" svg:height="4.75cm" svg:x="26.55cm" svg:y="29.2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542" draw:text-style-name="P5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543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544" draw:text-style-name="P5" draw:layer="layout" svg:width="4.5cm" svg:height="4cm" svg:x="38.75cm" svg:y="28.25cm">
          <text:p text:style-name="P5"><text:span text:style-name="T21">Terrain</text:span><text:span text:style-name="T3">/Reparia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545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546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547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48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49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0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1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2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3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4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5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6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7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8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59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0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1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2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3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4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5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6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7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8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69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70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71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572" draw:text-style-name="P5" draw:layer="layout" svg:width="3.75cm" svg:height="3cm" svg:x="65.5cm" svg:y="43.5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573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574" draw:text-style-name="P5" draw:layer="layout" svg:width="3.75cm" svg:height="3cm" svg:x="70cm" svg:y="47.25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575" draw:text-style-name="P5" draw:layer="layout" svg:width="3.75cm" svg:height="3cm" svg:x="70.25cm" svg:y="43.25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576" draw:text-style-name="P5" draw:layer="layout" svg:width="3.75cm" svg:height="3cm" svg:x="70cm" svg:y="51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77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78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79" draw:text-style-name="P5" draw:layer="layout" svg:width="4.25cm" svg:height="3.5cm" svg:x="69.5cm" svg:y="54.25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580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581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82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583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584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585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86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87" draw:text-style-name="P5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588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89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0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1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2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3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4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5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6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597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598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599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00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1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2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3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4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5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06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07" draw:text-style-name="P5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08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609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610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307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308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611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12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13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14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615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16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617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18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19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620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21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22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623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24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625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26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27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28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29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0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1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2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3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634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35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6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7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38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39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0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1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2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643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644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5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6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47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648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649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50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51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652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line draw:style-name="gr175" draw:text-style-name="P18" draw:layer="layout" svg:x1="56.25cm" svg:y1="12.25cm" svg:x2="61.25cm" svg:y2="8.25cm">
          <text:p/>
        </draw:line>
        <draw:line draw:style-name="gr175" draw:text-style-name="P18" draw:layer="layout" svg:x1="52.25cm" svg:y1="16cm" svg:x2="57.25cm" svg:y2="12cm">
          <text:p/>
        </draw:line>
        <draw:line draw:style-name="gr175" draw:text-style-name="P18" draw:layer="layout" svg:x1="56.5cm" svg:y1="15.75cm" svg:x2="61.5cm" svg:y2="11.75cm">
          <text:p/>
        </draw:line>
        <draw:line draw:style-name="gr175" draw:text-style-name="P18" draw:layer="layout" svg:x1="62.25cm" svg:y1="15.5cm" svg:x2="67.25cm" svg:y2="11.5cm">
          <text:p/>
        </draw:line>
        <draw:line draw:style-name="gr175" draw:text-style-name="P18" draw:layer="layout" svg:x1="46.25cm" svg:y1="19.5cm" svg:x2="51.25cm" svg:y2="15.5cm">
          <text:p/>
        </draw:line>
        <draw:line draw:style-name="gr175" draw:text-style-name="P18" draw:layer="layout" svg:x1="50.5cm" svg:y1="19.75cm" svg:x2="55.5cm" svg:y2="15.75cm">
          <text:p/>
        </draw:line>
        <draw:line draw:style-name="gr175" draw:text-style-name="P18" draw:layer="layout" svg:x1="45.75cm" svg:y1="24cm" svg:x2="50.75cm" svg:y2="20cm">
          <text:p/>
        </draw:line>
        <draw:line draw:style-name="gr175" draw:text-style-name="P18" draw:layer="layout" svg:x1="50.5cm" svg:y1="23.75cm" svg:x2="55.5cm" svg:y2="19.75cm">
          <text:p/>
        </draw:line>
        <draw:line draw:style-name="gr175" draw:text-style-name="P18" draw:layer="layout" svg:x1="56.25cm" svg:y1="19.75cm" svg:x2="61.25cm" svg:y2="15.75cm">
          <text:p/>
        </draw:line>
        <draw:line draw:style-name="gr175" draw:text-style-name="P18" draw:layer="layout" svg:x1="62cm" svg:y1="20cm" svg:x2="67cm" svg:y2="16cm">
          <text:p/>
        </draw:line>
        <draw:line draw:style-name="gr175" draw:text-style-name="P18" draw:layer="layout" svg:x1="67cm" svg:y1="20.25cm" svg:x2="72cm" svg:y2="16.25cm">
          <text:p/>
        </draw:line>
        <draw:line draw:style-name="gr175" draw:text-style-name="P18" draw:layer="layout" svg:x1="55.25cm" svg:y1="24.25cm" svg:x2="60.25cm" svg:y2="20.25cm">
          <text:p/>
        </draw:line>
        <draw:line draw:style-name="gr175" draw:text-style-name="P18" draw:layer="layout" svg:x1="61.5cm" svg:y1="24cm" svg:x2="66.5cm" svg:y2="20cm">
          <text:p/>
        </draw:line>
        <draw:line draw:style-name="gr175" draw:text-style-name="P18" draw:layer="layout" svg:x1="58.25cm" svg:y1="64.5cm" svg:x2="63.25cm" svg:y2="60.5cm">
          <text:p/>
        </draw:line>
        <draw:line draw:style-name="gr175" draw:text-style-name="P18" draw:layer="layout" svg:x1="67.75cm" svg:y1="71cm" svg:x2="72.75cm" svg:y2="67cm">
          <text:p/>
        </draw:line>
        <draw:line draw:style-name="gr175" draw:text-style-name="P18" draw:layer="layout" svg:x1="58.75cm" svg:y1="71.75cm" svg:x2="63.75cm" svg:y2="67.75cm">
          <text:p/>
        </draw:line>
        <draw:line draw:style-name="gr175" draw:text-style-name="P18" draw:layer="layout" svg:x1="66.5cm" svg:y1="64.5cm" svg:x2="71.5cm" svg:y2="60.5cm">
          <text:p/>
        </draw:line>
        <draw:line draw:style-name="gr175" draw:text-style-name="P18" draw:layer="layout" svg:x1="74cm" svg:y1="64.25cm" svg:x2="79cm" svg:y2="60.25cm">
          <text:p/>
        </draw:line>
        <draw:line draw:style-name="gr175" draw:text-style-name="P18" draw:layer="layout" svg:x1="76cm" svg:y1="71.5cm" svg:x2="81cm" svg:y2="67.5cm">
          <text:p/>
        </draw:line>
        <draw:custom-shape draw:style-name="gr359" draw:text-style-name="P18" xml:id="id36" draw:id="id36" draw:layer="layout" svg:width="8cm" svg:height="7.5cm" svg:x="3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3" draw:text-style-name="P18" draw:layer="layout" svg:width="7cm" svg:height="7.25cm" svg:x="88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4" draw:text-style-name="P5" draw:layer="layout" svg:width="5.75cm" svg:height="5.75cm" svg:x="57.75cm" svg:y="41.7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655" draw:text-style-name="P32" xml:id="id33" draw:id="id33" draw:layer="layout" svg:width="7.75cm" svg:height="7.25cm" svg:x="61.75cm" svg:y="49.5cm">
          <text:p text:style-name="P31"><text:span text:style-name="T24">Inspection cost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6" draw:text-style-name="P32" xml:id="id32" draw:id="id32" draw:layer="layout" svg:width="8cm" svg:height="7.5cm" svg:x="56.25cm" svg:y="41cm">
          <text:p text:style-name="P31"><text:span text:style-name="T24">Inspection cost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7" draw:text-style-name="P18" draw:layer="layout" svg:x1="60.25cm" svg:y1="48.5cm" svg:x2="61.75cm" svg:y2="53.125cm" draw:start-shape="id32" draw:start-glue-point="8" draw:end-shape="id33" draw:end-glue-point="6" svg:d="M60250 48500v4625h1500" svg:viewBox="0 0 1501 4626">
          <text:p/>
        </draw:connector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658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659" draw:text-style-name="P5" xml:id="id34" draw:id="id34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onnector draw:style-name="gr660" draw:text-style-name="P33" draw:layer="layout" svg:x1="69.5cm" svg:y1="53.125cm" svg:x2="101.5cm" svg:y2="42.25cm" draw:start-shape="id33" draw:start-glue-point="10" draw:end-shape="id34" draw:end-glue-point="2" svg:d="M69500 53125h32000v-10875" svg:viewBox="0 0 32001 10876">
          <text:p text:style-name="P1"><text:span text:style-name="T25">Multiply by working year days</text:span></text:p>
        </draw:connector>
        <draw:connector draw:style-name="gr661" draw:text-style-name="P18" draw:layer="layout" svg:x1="101.5cm" svg:y1="39.25cm" svg:x2="92.125cm" svg:y2="13.75cm" draw:start-shape="id34" draw:start-glue-point="0" draw:end-shape="id35" draw:end-glue-point="2" svg:d="M101500 39250v-12750h-9375v-12750" svg:viewBox="0 0 9376 25501">
          <text:p/>
        </draw:connector>
        <draw:connector draw:style-name="gr662" draw:text-style-name="P18" draw:layer="layout" svg:x1="11cm" svg:y1="28.25cm" svg:x2="56.25cm" svg:y2="44.75cm" draw:start-shape="id36" draw:start-glue-point="10" draw:end-shape="id32" draw:end-glue-point="6" svg:d="M11000 28250h22625v16500h22625" svg:viewBox="0 0 45251 16501">
          <text:p/>
        </draw:connector>
        <draw:custom-shape draw:style-name="gr365" draw:text-style-name="P18" draw:layer="layout" svg:width="5.75cm" svg:height="5.5cm" svg:x="4.25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663" draw:text-style-name="P2" draw:layer="layout" svg:width="25.8cm" svg:height="3.723cm" svg:x="46.7cm" svg:y="0.277cm">
          <draw:text-box>
            <text:p text:style-name="P1"><text:span text:style-name="T1">Person days and treatment cost, applies for miu and nbal</text:span></text:p>
          </draw:text-box>
        </draw:frame>
        <draw:custom-shape draw:style-name="gr180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181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182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183" draw:text-style-name="P20" draw:layer="layout" svg:width="19.75cm" svg:height="11.25cm" draw:transform="rotate (3.13757839631021) translate (22.477cm 68.759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184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185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186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664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65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66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667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68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69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670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671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95" draw:text-style-name="P5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72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673" draw:text-style-name="P5" draw:layer="layout" svg:width="5.75cm" svg:height="2.5cm" svg:x="3cm" svg:y="17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198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74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675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676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677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678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04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4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5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06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208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209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210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2" draw:text-style-name="P23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213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214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5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216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217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218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221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679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80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681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82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83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684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685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686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687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688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689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690" draw:text-style-name="P25" draw:layer="layout" svg:width="29.75cm" svg:height="31.25cm" svg:x="86.75cm" svg:y="4.7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38" draw:id="id38" draw:layer="layout" svg:width="6.75cm" svg:height="5.75cm" svg:x="88.75cm" svg:y="8cm">
          <text:p text:style-name="P19">Total number of Person days to treat area</text:p>
          <draw:enhanced-geometry svg:viewBox="0 0 21600 21600" draw:type="rectangle" draw:enhanced-path="M 0 0 L 21600 0 21600 21600 0 21600 0 0 Z N"/>
        </draw:custom-shape>
        <draw:custom-shape draw:style-name="gr234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30" xml:id="id43" draw:id="id43" draw:layer="layout" svg:width="6.75cm" svg:height="5.75cm" svg:x="97.5cm" svg:y="8cm">
          <text:p text:style-name="P19">Total number of days to treat area</text:p>
          <draw:enhanced-geometry svg:viewBox="0 0 21600 21600" draw:type="rectangle" draw:enhanced-path="M 0 0 L 21600 0 21600 21600 0 21600 0 0 Z N"/>
        </draw:custom-shape>
        <draw:custom-shape draw:style-name="gr691" draw:text-style-name="P5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692" draw:text-style-name="P5" xml:id="id41" draw:id="id41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693" draw:text-style-name="P5" draw:layer="layout" svg:width="4.75cm" svg:height="4.75cm" svg:x="26.55cm" svg:y="29.2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694" draw:text-style-name="P5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695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696" draw:text-style-name="P5" draw:layer="layout" svg:width="4.5cm" svg:height="4cm" svg:x="38.75cm" svg:y="28.25cm">
          <text:p text:style-name="P5"><text:span text:style-name="T3">Terrai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697" draw:text-style-name="P5" xml:id="id44" draw:id="id44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698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699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0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1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2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3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4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5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6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7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8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09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0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1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2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3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4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5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6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7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8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19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0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1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2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3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724" draw:text-style-name="P5" xml:id="id39" draw:id="id39" draw:layer="layout" svg:width="3.75cm" svg:height="3cm" svg:x="65cm" svg:y="42.75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725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726" draw:text-style-name="P5" xml:id="id40" draw:id="id40" draw:layer="layout" svg:width="3.75cm" svg:height="3cm" svg:x="70cm" svg:y="46.25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727" draw:text-style-name="P5" draw:layer="layout" svg:width="3.75cm" svg:height="3cm" svg:x="69.75cm" svg:y="42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728" draw:text-style-name="P5" draw:layer="layout" svg:width="3.75cm" svg:height="3cm" svg:x="70.25cm" svg:y="50.25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29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30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31" draw:text-style-name="P5" draw:layer="layout" svg:width="4.25cm" svg:height="3.5cm" svg:x="69.5cm" svg:y="54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732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33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34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35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36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37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38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39" draw:text-style-name="P5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40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1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2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3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4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5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6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7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8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749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0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751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752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3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4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5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6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7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758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59" draw:text-style-name="P5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60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761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762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307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308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763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64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65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766" draw:text-style-name="P5" xml:id="id45" draw:id="id4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767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68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769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70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71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772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73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74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775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76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77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78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79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0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81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2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3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4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5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86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87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8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89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790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1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2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3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4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95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796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7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8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799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800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801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02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03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04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line draw:style-name="gr175" draw:text-style-name="P18" draw:layer="layout" svg:x1="56.25cm" svg:y1="12.25cm" svg:x2="61.25cm" svg:y2="8.25cm">
          <text:p/>
        </draw:line>
        <draw:line draw:style-name="gr175" draw:text-style-name="P18" draw:layer="layout" svg:x1="52.25cm" svg:y1="16cm" svg:x2="57.25cm" svg:y2="12cm">
          <text:p/>
        </draw:line>
        <draw:line draw:style-name="gr175" draw:text-style-name="P18" draw:layer="layout" svg:x1="56.5cm" svg:y1="15.75cm" svg:x2="61.5cm" svg:y2="11.75cm">
          <text:p/>
        </draw:line>
        <draw:line draw:style-name="gr175" draw:text-style-name="P18" draw:layer="layout" svg:x1="62.25cm" svg:y1="15.5cm" svg:x2="67.25cm" svg:y2="11.5cm">
          <text:p/>
        </draw:line>
        <draw:line draw:style-name="gr175" draw:text-style-name="P18" draw:layer="layout" svg:x1="46.25cm" svg:y1="19.5cm" svg:x2="51.25cm" svg:y2="15.5cm">
          <text:p/>
        </draw:line>
        <draw:line draw:style-name="gr175" draw:text-style-name="P18" draw:layer="layout" svg:x1="50.5cm" svg:y1="19.75cm" svg:x2="55.5cm" svg:y2="15.75cm">
          <text:p/>
        </draw:line>
        <draw:line draw:style-name="gr175" draw:text-style-name="P18" draw:layer="layout" svg:x1="45.75cm" svg:y1="24cm" svg:x2="50.75cm" svg:y2="20cm">
          <text:p/>
        </draw:line>
        <draw:line draw:style-name="gr175" draw:text-style-name="P18" draw:layer="layout" svg:x1="50.5cm" svg:y1="23.75cm" svg:x2="55.5cm" svg:y2="19.75cm">
          <text:p/>
        </draw:line>
        <draw:line draw:style-name="gr175" draw:text-style-name="P18" draw:layer="layout" svg:x1="56.25cm" svg:y1="19.75cm" svg:x2="61.25cm" svg:y2="15.75cm">
          <text:p/>
        </draw:line>
        <draw:line draw:style-name="gr175" draw:text-style-name="P18" draw:layer="layout" svg:x1="62cm" svg:y1="20cm" svg:x2="67cm" svg:y2="16cm">
          <text:p/>
        </draw:line>
        <draw:line draw:style-name="gr175" draw:text-style-name="P18" draw:layer="layout" svg:x1="67cm" svg:y1="20.25cm" svg:x2="72cm" svg:y2="16.25cm">
          <text:p/>
        </draw:line>
        <draw:line draw:style-name="gr175" draw:text-style-name="P18" draw:layer="layout" svg:x1="55.25cm" svg:y1="24.25cm" svg:x2="60.25cm" svg:y2="20.25cm">
          <text:p/>
        </draw:line>
        <draw:line draw:style-name="gr175" draw:text-style-name="P18" draw:layer="layout" svg:x1="61.5cm" svg:y1="24cm" svg:x2="66.5cm" svg:y2="20cm">
          <text:p/>
        </draw:line>
        <draw:line draw:style-name="gr175" draw:text-style-name="P18" draw:layer="layout" svg:x1="58.25cm" svg:y1="64.5cm" svg:x2="63.25cm" svg:y2="60.5cm">
          <text:p/>
        </draw:line>
        <draw:line draw:style-name="gr175" draw:text-style-name="P18" draw:layer="layout" svg:x1="67.75cm" svg:y1="71cm" svg:x2="72.75cm" svg:y2="67cm">
          <text:p/>
        </draw:line>
        <draw:line draw:style-name="gr175" draw:text-style-name="P18" draw:layer="layout" svg:x1="58.75cm" svg:y1="71.75cm" svg:x2="63.75cm" svg:y2="67.75cm">
          <text:p/>
        </draw:line>
        <draw:line draw:style-name="gr175" draw:text-style-name="P18" draw:layer="layout" svg:x1="66.5cm" svg:y1="64.5cm" svg:x2="71.5cm" svg:y2="60.5cm">
          <text:p/>
        </draw:line>
        <draw:line draw:style-name="gr175" draw:text-style-name="P18" draw:layer="layout" svg:x1="74cm" svg:y1="64.25cm" svg:x2="79cm" svg:y2="60.25cm">
          <text:p/>
        </draw:line>
        <draw:line draw:style-name="gr175" draw:text-style-name="P18" draw:layer="layout" svg:x1="76cm" svg:y1="71.5cm" svg:x2="81cm" svg:y2="67.5cm">
          <text:p/>
        </draw:line>
        <draw:custom-shape draw:style-name="gr805" draw:text-style-name="P18" draw:layer="layout" svg:width="9.75cm" svg:height="8.25cm" svg:x="96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6" draw:text-style-name="P34" draw:layer="layout" svg:width="14cm" svg:height="3.5cm" svg:x="34.5cm" svg:y="28.25cm">
          <draw:text-box>
            <text:p text:style-name="P1"><text:span text:style-name="T23">NBAL or MIU</text:span></text:p>
          </draw:text-box>
        </draw:frame>
        <draw:connector draw:style-name="gr357" draw:text-style-name="P18" draw:layer="layout" svg:x1="29.75cm" svg:y1="27.125cm" svg:x2="88.75cm" svg:y2="10.875cm" draw:start-shape="id37" draw:start-glue-point="0" draw:end-shape="id38" draw:end-glue-point="3" svg:d="M29750 27125h34250v-16250h24750" svg:viewBox="0 0 59001 16251">
          <text:p/>
        </draw:connector>
        <draw:connector draw:style-name="gr807" draw:text-style-name="P35" xml:id="id46" draw:id="id46" draw:layer="layout" svg:x1="92.125cm" svg:y1="13.75cm" svg:x2="66.875cm" svg:y2="42.75cm" draw:start-shape="id38" draw:start-glue-point="2" draw:end-shape="id39" draw:end-glue-point="0" svg:d="M92125 13750v14500h-25250v14500" svg:viewBox="0 0 25251 29001">
          <text:p text:style-name="P1"><text:span text:style-name="T26">Divide</text:span></text:p>
        </draw:connector>
        <draw:connector draw:style-name="gr807" draw:text-style-name="P36" xml:id="id42" draw:id="id42" draw:layer="layout" svg:x1="92.125cm" svg:y1="13.75cm" svg:x2="71.875cm" svg:y2="46.25cm" draw:start-shape="id38" draw:start-glue-point="2" draw:end-shape="id40" draw:end-glue-point="0" svg:d="M92125 13750v16250h-20250v16250" svg:viewBox="0 0 20251 32501">
          <text:p text:style-name="P19"><text:span text:style-name="T27">Divide</text:span></text:p>
        </draw:connector>
        <draw:connector draw:style-name="gr807" draw:text-style-name="P37" draw:layer="layout" draw:line-skew="3.5cm" svg:x1="34.25cm" svg:y1="29.5cm" svg:x2="82cm" svg:y2="30cm" draw:start-shape="id41" draw:start-glue-point="2" draw:end-shape="id42" draw:end-glue-point="0" svg:d="M34250 29500v20750h47750v-20250" svg:viewBox="0 0 47751 20751">
          <text:p text:style-name="P1"><text:span text:style-name="T28">Divide</text:span></text:p>
        </draw:connector>
        <draw:connector draw:style-name="gr808" draw:text-style-name="P37" draw:layer="layout" draw:line-skew="10.499cm" svg:x1="66.875cm" svg:y1="45.75cm" svg:x2="100.875cm" svg:y2="13.75cm" draw:start-shape="id39" draw:start-glue-point="2" draw:end-shape="id43" draw:end-glue-point="2" svg:d="M66875 45750v11000h34000v-43000" svg:viewBox="0 0 34001 43001">
          <text:p text:style-name="P1"><text:span text:style-name="T28">Divide</text:span></text:p>
        </draw:connector>
        <draw:custom-shape draw:style-name="gr809" draw:text-style-name="P39" draw:layer="layout" svg:width="9.5cm" svg:height="6.25cm" svg:x="14.75cm" svg:y="6.5cm">
          <text:p text:style-name="P38"><text:span text:style-name="T29">Uns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0" draw:text-style-name="P18" draw:layer="layout" svg:width="5.75cm" svg:height="5cm" svg:x="38.001cm" svg:y="2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1" draw:text-style-name="P5" draw:layer="layout" svg:width="5.75cm" svg:height="5.75cm" svg:x="57.75cm" svg:y="41.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812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813" draw:text-style-name="P5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onnector draw:style-name="gr814" draw:text-style-name="P40" xml:id="id37" draw:id="id37" draw:layer="layout" svg:x1="39cm" svg:y1="26.25cm" svg:x2="20.5cm" svg:y2="28cm" draw:start-shape="id44" draw:start-glue-point="3" draw:end-shape="id45" draw:end-glue-point="1" svg:d="M39000 26250h-9250v1750h-9250" svg:viewBox="0 0 18501 1751">
          <text:p text:style-name="P1"><text:span text:style-name="T30">multiply</text:span></text:p>
        </draw:connector>
        <draw:connector draw:style-name="gr808" draw:text-style-name="P37" draw:layer="layout" svg:x1="71.875cm" svg:y1="49.25cm" svg:x2="100.875cm" svg:y2="13.75cm" draw:start-shape="id40" draw:start-glue-point="2" draw:end-shape="id43" draw:end-glue-point="2" svg:d="M71875 49250v501h29000v-36001" svg:viewBox="0 0 29001 36002">
          <text:p text:style-name="P1"><text:span text:style-name="T28">Divide</text:span></text:p>
        </draw:connector>
        <draw:custom-shape draw:style-name="gr810" draw:text-style-name="P18" draw:layer="layout" svg:width="5.75cm" svg:height="5cm" svg:x="31.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7" draw:text-style-name="P37" draw:layer="layout" draw:line-skew="-0.25cm" svg:x1="34.25cm" svg:y1="29.5cm" svg:x2="79.5cm" svg:y2="28.25cm" draw:start-shape="id41" draw:start-glue-point="2" draw:end-shape="id46" draw:end-glue-point="0" svg:d="M34250 29500v13500h45250v-14750" svg:viewBox="0 0 45251 14751">
          <text:p text:style-name="P19"><text:span text:style-name="T28">DivideC</text:span></text:p>
        </draw:connector>
        <draw:custom-shape draw:style-name="gr656" draw:text-style-name="P29" draw:layer="layout" svg:width="8cm" svg:height="7.5cm" svg:x="13.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5" draw:text-style-name="P41" draw:layer="layout" svg:width="9.75cm" svg:height="8cm" svg:x="45cm" svg:y="41cm">
          <draw:text-box>
            <text:p><text:span text:style-name="T31">Conditional</text:span></text:p>
            <text:p><text:span text:style-name="T31">If follow up, or initial, then divide appropriately</text:span></text:p>
          </draw:text-box>
        </draw:frame>
      </draw:page>
      <draw:page draw:name="page6" draw:style-name="dp1" draw:master-page-name="Default">
        <draw:frame draw:style-name="gr1" draw:text-style-name="P2" draw:layer="layout" svg:width="25.8cm" svg:height="3.723cm" svg:x="46.7cm" svg:y="0.75cm">
          <draw:text-box>
            <text:p text:style-name="P1"><text:span text:style-name="T1">Follow-up / initial cost for entire team</text:span></text:p>
          </draw:text-box>
        </draw:frame>
        <draw:custom-shape draw:style-name="gr2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19.75cm" svg:height="11.25cm" draw:transform="rotate (3.13757839631021) translate (22.477cm 68.763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816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17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818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819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20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821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822" draw:text-style-name="P5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823" draw:text-style-name="P5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24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825" draw:text-style-name="P5" draw:layer="layout" svg:width="5.75cm" svg:height="2.5cm" svg:x="3.5cm" svg:y="16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26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827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28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829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830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831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832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833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834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835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836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837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838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839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840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841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842" draw:text-style-name="P25" draw:layer="layout" svg:width="29.75cm" svg:height="30.25cm" svg:x="86.75cm" svg:y="4.7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88.75cm" svg:y="8cm">
          <text:p/>
          <draw:enhanced-geometry svg:viewBox="0 0 21600 21600" draw:type="rectangle" draw:enhanced-path="M 0 0 L 21600 0 21600 21600 0 21600 0 0 Z N"/>
        </draw:custom-shape>
        <draw:custom-shape draw:style-name="gr843" draw:text-style-name="P30" xml:id="id51" draw:id="id51" draw:layer="layout" svg:width="6.75cm" svg:height="5.75cm" svg:x="107cm" svg:y="8cm">
          <text:p text:style-name="P19">Initial or follow up cost for the entire team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97.5cm" svg:y="8cm">
          <text:p/>
          <draw:enhanced-geometry svg:viewBox="0 0 21600 21600" draw:type="rectangle" draw:enhanced-path="M 0 0 L 21600 0 21600 21600 0 21600 0 0 Z N"/>
        </draw:custom-shape>
        <draw:custom-shape draw:style-name="gr844" draw:text-style-name="P5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845" draw:text-style-name="P5" xml:id="id47" draw:id="id47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846" draw:text-style-name="P5" draw:layer="layout" svg:width="4.75cm" svg:height="4.75cm" svg:x="26.55cm" svg:y="29.2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847" draw:text-style-name="P5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848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849" draw:text-style-name="P5" draw:layer="layout" svg:width="4.5cm" svg:height="4cm" svg:x="38.75cm" svg:y="28.25cm">
          <text:p text:style-name="P5"><text:span text:style-name="T3">Terrai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850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851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852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3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4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5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6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7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8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59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0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1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2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3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4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5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6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7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8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69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0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1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2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3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4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5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6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877" draw:text-style-name="P5" draw:layer="layout" svg:width="3.75cm" svg:height="3cm" svg:x="65.5cm" svg:y="43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878" draw:text-style-name="P5" xml:id="id49" draw:id="id49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879" draw:text-style-name="P5" draw:layer="layout" svg:width="3.75cm" svg:height="3cm" svg:x="69.75cm" svg:y="47.25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880" draw:text-style-name="P5" xml:id="id48" draw:id="id48" draw:layer="layout" svg:width="3.75cm" svg:height="3cm" svg:x="69.75cm" svg:y="43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881" draw:text-style-name="P5" draw:layer="layout" svg:width="3.75cm" svg:height="3cm" svg:x="69.5cm" svg:y="51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82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83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84" draw:text-style-name="P5" draw:layer="layout" svg:width="4.25cm" svg:height="3.5cm" svg:x="69.5cm" svg:y="54.5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885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886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87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888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889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890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91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92" draw:text-style-name="P5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893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4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5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6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7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8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899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900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901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902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03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04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05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06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07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08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09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10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11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12" draw:text-style-name="P5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13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914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915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30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916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17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18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19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920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21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922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23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24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925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26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27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928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29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930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31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2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3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34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5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6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7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38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939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40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1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2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43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4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5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6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47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948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949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0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1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2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953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954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5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6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957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74" draw:text-style-name="P30" draw:layer="layout" svg:width="6.75cm" svg:height="5.75cm" svg:x="88.75cm" svg:y="8cm">
          <text:p text:style-name="P19">Total number of Person days to treat area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50" draw:id="id50" draw:layer="layout" svg:width="6.75cm" svg:height="5.75cm" svg:x="97.5cm" svg:y="8cm">
          <text:p text:style-name="P26"><text:span text:style-name="T32">Total number of days to treat area </text:span>(does not include drive and walk time)</text:p>
          <draw:enhanced-geometry svg:viewBox="0 0 21600 21600" draw:type="rectangle" draw:enhanced-path="M 0 0 L 21600 0 21600 21600 0 21600 0 0 Z N"/>
        </draw:custom-shape>
        <draw:custom-shape draw:style-name="gr958" draw:text-style-name="P18" draw:layer="layout" svg:width="8.75cm" svg:height="8.25cm" svg:x="9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draw:layer="layout" svg:width="6.75cm" svg:height="5.75cm" svg:x="107.5cm" svg:y="16.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97.75cm" svg:y="16.5cm">
          <text:p/>
          <draw:enhanced-geometry svg:viewBox="0 0 21600 21600" draw:type="rectangle" draw:enhanced-path="M 0 0 L 21600 0 21600 21600 0 21600 0 0 Z N"/>
        </draw:custom-shape>
        <draw:connector draw:style-name="gr807" draw:text-style-name="P42" draw:layer="layout" svg:x1="34.25cm" svg:y1="29.5cm" svg:x2="71.625cm" svg:y2="43cm" draw:start-shape="id47" draw:start-glue-point="2" draw:end-shape="id48" draw:end-glue-point="0" svg:d="M34250 29500v6750h37375v6750" svg:viewBox="0 0 37376 13501">
          <text:p text:style-name="P1"><text:span text:style-name="T33">If initial treatment</text:span></text:p>
        </draw:connector>
        <draw:connector draw:style-name="gr807" draw:text-style-name="P42" draw:layer="layout" svg:x1="34.25cm" svg:y1="29.5cm" svg:x2="57.75cm" svg:y2="49.5cm" draw:start-shape="id47" draw:start-glue-point="2" draw:end-shape="id49" draw:end-glue-point="3" svg:d="M34250 29500v20000h23500" svg:viewBox="0 0 23501 20001">
          <text:p text:style-name="P1"><text:span text:style-name="T33">If follow up treatment</text:span></text:p>
        </draw:connector>
        <draw:connector draw:style-name="gr959" draw:text-style-name="P18" draw:layer="layout" svg:x1="100.875cm" svg:y1="13.75cm" svg:x2="71.625cm" svg:y2="43cm" draw:start-shape="id50" draw:start-glue-point="2" draw:end-shape="id48" draw:end-glue-point="0" svg:d="M100875 13750v14625h-29250v14625" svg:viewBox="0 0 29251 29251">
          <text:p/>
        </draw:connector>
        <draw:frame draw:style-name="gr960" draw:text-style-name="P43" draw:layer="layout" svg:width="12.25cm" svg:height="5cm" svg:x="96cm" svg:y="5cm">
          <draw:text-box>
            <text:p><text:span text:style-name="T34">Start with initial treatment or a follow-up treatment</text:span></text:p>
          </draw:text-box>
        </draw:frame>
        <draw:custom-shape draw:style-name="gr961" draw:text-style-name="P18" draw:layer="layout" svg:width="8.75cm" svg:height="8.25cm" svg:x="10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2" draw:text-style-name="P5" draw:layer="layout" svg:width="5.75cm" svg:height="5.75cm" svg:x="57.75cm" svg:y="41.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onnector draw:style-name="gr959" draw:text-style-name="P18" draw:layer="layout" svg:x1="100.875cm" svg:y1="13.75cm" svg:x2="59.625cm" svg:y2="48cm" draw:start-shape="id50" draw:start-glue-point="2" draw:end-shape="id49" draw:end-glue-point="0" svg:d="M100875 13750v17125h-41250v17125" svg:viewBox="0 0 41251 34251">
          <text:p/>
        </draw:connector>
        <draw:custom-shape draw:style-name="gr176" draw:text-style-name="P4" draw:layer="layout" svg:width="31cm" svg:height="10.25cm" svg:x="86.25cm" svg:y="38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963" draw:text-style-name="P5" draw:layer="layout" svg:width="6cm" svg:height="3cm" svg:x="87.75cm" svg:y="40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964" draw:text-style-name="P5" draw:layer="layout" svg:width="6cm" svg:height="3cm" svg:x="98.5cm" svg:y="39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onnector draw:style-name="gr959" draw:text-style-name="P18" draw:layer="layout" draw:line-skew="2.249cm" svg:x1="71.625cm" svg:y1="46cm" svg:x2="110.375cm" svg:y2="13.75cm" draw:start-shape="id48" draw:start-glue-point="2" draw:end-shape="id51" draw:end-glue-point="2" svg:d="M71625 46000v2750h38750v-35000" svg:viewBox="0 0 38751 35001">
          <text:p/>
        </draw:connector>
        <draw:connector draw:style-name="gr959" draw:text-style-name="P18" draw:layer="layout" svg:x1="59.625cm" svg:y1="51cm" svg:x2="110.375cm" svg:y2="13.75cm" draw:start-shape="id49" draw:start-glue-point="2" draw:end-shape="id51" draw:end-glue-point="2" svg:d="M59625 51000v501h50750v-37751" svg:viewBox="0 0 50751 37752">
          <text:p/>
        </draw:connector>
      </draw:page>
      <draw:page draw:name="page7" draw:style-name="dp1" draw:master-page-name="Default">
        <draw:frame draw:style-name="gr965" draw:text-style-name="P2" draw:layer="layout" svg:width="25.8cm" svg:height="2.75cm" svg:x="46.55cm" svg:y="1.75cm">
          <draw:text-box>
            <text:p text:style-name="P1"><text:span text:style-name="T1">MUCP algorithms for engine</text:span></text:p>
          </draw:text-box>
        </draw:frame>
        <draw:custom-shape draw:style-name="gr2" draw:text-style-name="P20" draw:layer="layout" svg:width="20cm" svg:height="12.5cm" svg:x="2.75cm" svg:y="2.5cm">
          <text:p text:style-name="P19">Compartments dbf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19.5cm" svg:height="6cm" svg:x="2.75cm" svg:y="16cm">
          <text:p text:style-name="P19">MIU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20cm" svg:height="13.25cm" svg:x="2.5cm" svg:y="30.25cm">
          <text:p text:style-name="P19">NBAL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19.75cm" svg:height="11.25cm" draw:transform="rotate (3.13757839631021) translate (22.477cm 68.763cm)">
          <text:p text:style-name="P19">MIU species</text:p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20" draw:layer="layout" svg:width="20cm" svg:height="11.75cm" svg:x="2.5cm" svg:y="44.75cm">
          <text:p text:style-name="P19">NBAL species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19.95cm" svg:height="12.85cm" svg:x="2.55cm" svg:y="70.25cm">
          <text:p text:style-name="P19">Compartments <text:s/>csv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60.25cm" svg:height="78.25cm" svg:x="24.75cm" svg:y="4.5cm">
          <text:p text:style-name="P19">GUI inputs</text:p>
          <draw:enhanced-geometry svg:viewBox="0 0 21600 21600" draw:type="rectangle" draw:enhanced-path="M 0 0 L 21600 0 21600 21600 0 21600 0 0 Z N"/>
        </draw:custom-shape>
        <draw:custom-shape draw:style-name="gr966" draw:text-style-name="P5" draw:layer="layout" svg:width="5.75cm" svg:height="3.25cm" svg:x="16.25cm" svg:y="3.25cm">
          <text:p text:style-name="P5"><text:span text:style-name="T3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67" draw:text-style-name="P5" draw:layer="layout" svg:width="6cm" svg:height="3.5cm" svg:x="15.5cm" svg:y="11cm">
          <text:p text:style-name="P5"><text:span text:style-name="T3">Area_ha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68" draw:text-style-name="P5" draw:layer="layout" svg:width="6.75cm" svg:height="3.75cm" svg:x="16cm" svg:y="7cm">
          <text:p text:style-name="P5"><text:span text:style-name="T3">SLOPE,N,19,11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969" draw:text-style-name="P5" draw:layer="layout" svg:width="5.25cm" svg:height="2.5cm" svg:x="3.5cm" svg:y="3.25cm">
          <text:p text:style-name="P5"><text:span text:style-name="T3">Grow_con,C,3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70" draw:text-style-name="P5" draw:layer="layout" svg:width="5.5cm" svg:height="3.75cm" svg:x="9cm" svg:y="11cm">
          <text:p text:style-name="P5"><text:span text:style-name="T3">Costing,N,4,0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71" draw:text-style-name="P5" draw:layer="layout" svg:width="4.5cm" svg:height="3.25cm" svg:x="3.5cm" svg:y="11cm">
          <text:p text:style-name="P5"><text:span text:style-name="T3">Terrain,C,20</text:span></text:p>
          <text:p text:style-name="P5"><text:span text:style-name="T7">[?]</text:span></text:p>
          <draw:enhanced-geometry svg:viewBox="0 0 21600 21600" draw:type="rectangle" draw:enhanced-path="M 0 0 L 21600 0 21600 21600 0 21600 0 0 Z N"/>
        </draw:custom-shape>
        <draw:custom-shape draw:style-name="gr972" draw:text-style-name="P5" xml:id="id54" draw:id="id54" draw:layer="layout" svg:width="6.75cm" svg:height="3.75cm" svg:x="3cm" svg:y="6.5cm">
          <text:p text:style-name="P5"><text:span text:style-name="T3">Drive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973" draw:text-style-name="P5" xml:id="id52" draw:id="id52" draw:layer="layout" svg:width="6cm" svg:height="3cm" svg:x="9.5cm" svg:y="3cm">
          <text:p text:style-name="P5"><text:span text:style-name="T3">Walk_time,N,19,11</text:span></text:p>
          <text:p text:style-name="P5"><text:span text:style-name="T5">[float]</text:span></text:p>
          <text:p text:style-name="P5"><text:span text:style-name="T5">0.0-60.0 interval 5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5cm" svg:height="2.25cm" svg:x="10cm" svg:y="16.25cm">
          <text:p text:style-name="P5"><text:span text:style-name="T3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74" draw:text-style-name="P5" draw:layer="layout" svg:width="5.75cm" svg:height="3.25cm" svg:x="16.25cm" svg:y="16.75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975" draw:text-style-name="P5" draw:layer="layout" svg:width="5.75cm" svg:height="2.5cm" svg:x="3.5cm" svg:y="16.75cm">
          <text:p text:style-name="P5"><text:span text:style-name="T3">Riparian_c,C,20</text:span></text:p>
          <text:p text:style-name="P5"><text:span text:style-name="T4">[char]</text:span></text:p>
          <text:p text:style-name="P5"><text:span text:style-name="T4">l or 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25cm" svg:height="4.5cm" svg:x="2.5cm" svg:y="31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76" draw:text-style-name="P5" draw:layer="layout" svg:width="6.25cm" svg:height="6cm" svg:x="9.25cm" svg:y="30.5cm">
          <text:p text:style-name="P5"><text:span text:style-name="T3">Stage,C,254</text:span></text:p>
          <text:p text:style-name="P5"><text:span text:style-name="T4">[str]</text:span></text:p>
          <text:p text:style-name="P5"><text:span text:style-name="T4">Initial Treatment, Maintenance, (</text:span><text:span text:style-name="T8">1st,</text:span><text:span text:style-name="T9"> </text:span><text:span text:style-name="T8">2nd,3rd,4th,5th,6th,7th,8th,9th,10th</text:span><text:span text:style-name="T4">) + Follow Up</text:span></text:p>
          <draw:enhanced-geometry svg:viewBox="0 0 21600 21600" draw:type="rectangle" draw:enhanced-path="M 0 0 L 21600 0 21600 21600 0 21600 0 0 Z N"/>
        </draw:custom-shape>
        <draw:custom-shape draw:style-name="gr977" draw:text-style-name="P5" draw:layer="layout" svg:width="6.25cm" svg:height="4.5cm" svg:x="2.5cm" svg:y="38cm">
          <text:p text:style-name="P5"><text:span text:style-name="T3">Contract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978" draw:text-style-name="P5" draw:layer="layout" svg:width="6.25cm" svg:height="4.5cm" svg:x="9.25cm" svg:y="38cm">
          <text:p text:style-name="P5"><text:span text:style-name="T3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979" draw:text-style-name="P5" draw:layer="layout" svg:width="6.25cm" svg:height="4.5cm" svg:x="16.25cm" svg:y="38cm">
          <text:p text:style-name="P5"><text:span text:style-name="T3">La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980" draw:text-style-name="P5" draw:layer="layout" svg:width="6.25cm" svg:height="4.5cm" svg:x="16cm" svg:y="31cm">
          <text:p text:style-name="P5"><text:span text:style-name="T3">First_date,D</text:span></text:p>
          <text:p text:style-name="P5"><text:span text:style-name="T10">[date]</text:span></text:p>
          <text:p text:style-name="P5"><text:span text:style-name="T10">yyyy-mm-d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75cm" svg:height="4cm" svg:x="3cm" svg:y="45.25cm">
          <text:p text:style-name="P6"><text:span text:style-name="T11">Nbal_ID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5cm" svg:y="51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5cm" svg:y="51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25cm" svg:y="45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5.75cm" svg:height="4cm" svg:x="3.25cm" svg:y="58.25cm">
          <text:p text:style-name="P9"><text:span text:style-name="T11">MIU_ID</text:span></text:p>
          <text:p text:style-name="P10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3.75cm" svg:y="64.25cm">
          <text:p text:style-name="P7"><text:span text:style-name="T11">Age</text:span></text:p>
          <text:p text:style-name="P8"><text:span text:style-name="T12">[str]</text:span></text:p>
          <text:p text:style-name="P8"><text:span text:style-name="T12">Young or Adul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6.5cm" svg:y="58.25cm">
          <text:p text:style-name="P7"><text:span text:style-name="T11">Specie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75cm" svg:height="4cm" svg:x="15.75cm" svg:y="63.75cm">
          <text:p text:style-name="P7"><text:span text:style-name="T11">Idenscode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2.75cm" svg:y="70.75cm">
          <text:p text:style-name="P7"><text:span text:style-name="T11">MAR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.25cm" svg:y="79cm">
          <text:p text:style-name="P7"><text:span text:style-name="T11">Rain</text:span></text:p>
          <text:p text:style-name="P8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7.75cm" svg:y="79.25cm">
          <text:p text:style-name="P7"><text:span text:style-name="T11">Elevation</text:span></text:p>
          <text:p text:style-name="P8"><text:span text:style-name="T14">[int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cm" svg:y="74.75cm">
          <text:p text:style-name="P7"><text:span text:style-name="T11">Veld age</text:span></text:p>
          <text:p text:style-name="P8"><text:span text:style-name="T14">[int]</text:span></text:p>
          <text:p text:style-name="P8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8cm" svg:y="70.75cm">
          <text:p text:style-name="P7"><text:span text:style-name="T11">Vegetation status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3.5cm" svg:y="70.5cm">
          <text:p text:style-name="P7"><text:span text:style-name="T11">Ownership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cm" svg:height="3cm" svg:x="18.25cm" svg:y="70.5cm">
          <text:p text:style-name="P7"><text:span text:style-name="T11">Compt_ID</text:span></text:p>
          <text:p text:style-name="P8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1.25cm" svg:height="34.75cm" svg:x="86.25cm" svg:y="48.75cm">
          <text:p text:style-name="P19">Output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7.5cm" svg:height="17.75cm" svg:x="26.5cm" svg:y="6cm">
          <text:p text:style-name="P19">Planning budgets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26cm" svg:height="20.75cm" svg:x="57cm" svg:y="58.75cm">
          <text:p text:style-name="P19">Support Herbicides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26.75cm" svg:height="32.75cm" svg:x="46cm" svg:y="8cm">
          <text:p text:style-name="P19">Support Species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8.5cm" svg:height="17.25cm" svg:x="56.5cm" svg:y="41.25cm">
          <text:p text:style-name="P19">Support costing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15.5cm">
          <text:p text:style-name="P19">Support Priority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9.5cm" svg:height="7cm" svg:x="75.25cm" svg:y="39.75cm">
          <text:p text:style-name="P19">Support Growth Form</text:p>
          <text:p text:style-name="P19">Look up table?</text:p>
          <text:p text:style-name="P19"><text:span text:style-name="T20">Link to Clearing norms growth form column?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7.5cm" svg:height="14.25cm" svg:x="26.25cm" svg:y="24.25cm">
          <text:p text:style-name="P19">Support Clearing Norms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9.25cm" svg:height="7.25cm" svg:x="75.25cm" svg:y="7.5cm">
          <text:p text:style-name="P19">Support Cost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9.5cm" svg:height="34.25cm" svg:x="25.5cm" svg:y="45cm">
          <text:p text:style-name="P19">Support Prioritization model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9.75cm" svg:height="9cm" svg:x="88.25cm" svg:y="49.25cm">
          <text:p text:style-name="P19">Costing graphs</text:p>
          <text:p text:style-name="P19">(Bar graph of budgets over 20 years)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0cm" svg:height="9.75cm" svg:x="98.25cm" svg:y="49.25cm">
          <text:p text:style-name="P19">Flow graphs</text:p>
          <text:p text:style-name="P19">(Line graph budget over 20 years)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7cm" svg:height="13.25cm" svg:x="108.5cm" svg:y="49.25cm">
          <text:p text:style-name="P19">Density graphs</text:p>
          <text:p text:style-name="P19">(Line graphs of % over 20 years)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12cm" svg:height="11.5cm" svg:x="87cm" svg:y="59cm">
          <text:p text:style-name="P19">Compartments</text:p>
          <text:p text:style-name="P19">(table which </text:p>
          <text:p text:style-name="P19">columns?)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14.75cm" svg:height="13.35cm" svg:x="102.5cm" svg:y="69.75cm">
          <text:p text:style-name="P19">NBALs</text:p>
          <text:p text:style-name="P19">(table which columns?)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15cm" svg:height="11.85cm" svg:x="87.25cm" svg:y="71.25cm">
          <text:p text:style-name="P19">MIUs</text:p>
          <text:p text:style-name="P19">(table which columns) (Geospatial plot)</text:p>
          <draw:enhanced-geometry svg:viewBox="0 0 21600 21600" draw:type="rectangle" draw:enhanced-path="M 0 0 L 21600 0 21600 21600 0 21600 0 0 Z N"/>
        </draw:custom-shape>
        <draw:custom-shape draw:style-name="gr981" draw:text-style-name="P5" draw:layer="layout" svg:width="3.75cm" svg:height="3cm" svg:x="26.75cm" svg:y="6.75cm">
          <text:p text:style-name="P5"><text:span text:style-name="T3">Budget Amount Plan 1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82" draw:text-style-name="P5" draw:layer="layout" svg:width="3.75cm" svg:height="5.25cm" svg:x="31.25cm" svg:y="7cm">
          <text:p text:style-name="P5"><text:span text:style-name="T3">% escalation plan 1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983" draw:text-style-name="P5" draw:layer="layout" svg:width="3.75cm" svg:height="3cm" svg:x="27cm" svg:y="10.25cm">
          <text:p text:style-name="P5"><text:span text:style-name="T3">Budget Amount Plan 2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84" draw:text-style-name="P5" draw:layer="layout" svg:width="3.75cm" svg:height="3cm" svg:x="26.75cm" svg:y="13.75cm">
          <text:p text:style-name="P5"><text:span text:style-name="T3">Budget Amount Plan 3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85" draw:text-style-name="P5" draw:layer="layout" svg:width="3.75cm" svg:height="3cm" svg:x="26.75cm" svg:y="17.25cm">
          <text:p text:style-name="P5"><text:span text:style-name="T3">Budget Amount Plan 4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986" draw:text-style-name="P5" draw:layer="layout" svg:width="3.75cm" svg:height="5.25cm" svg:x="35.25cm" svg:y="7cm">
          <text:p text:style-name="P5"><text:span text:style-name="T3">% escalation plan 2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987" draw:text-style-name="P5" draw:layer="layout" svg:width="3.75cm" svg:height="5.25cm" svg:x="39.75cm" svg:y="7cm">
          <text:p text:style-name="P5"><text:span text:style-name="T3">% escalation plan 3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988" draw:text-style-name="P5" draw:layer="layout" svg:width="5.25cm" svg:height="3cm" svg:x="38.25cm" svg:y="13cm">
          <text:p text:style-name="P5"><text:span text:style-name="T3">% escalation plan 4</text:span></text:p>
          <text:p text:style-name="P5"><text:span text:style-name="T5">[float]</text:span></text:p>
          <text:p text:style-name="P5"><text:span text:style-name="T5">0.0 to 100.0</text:span></text:p>
          <draw:enhanced-geometry svg:viewBox="0 0 21600 21600" draw:type="rectangle" draw:enhanced-path="M 0 0 L 21600 0 21600 21600 0 21600 0 0 Z N"/>
        </draw:custom-shape>
        <draw:custom-shape draw:style-name="gr989" draw:text-style-name="P5" draw:layer="layout" svg:width="3.75cm" svg:height="7.75cm" svg:x="30.75cm" svg:y="15.75cm">
          <text:p text:style-name="P5"><text:span text:style-name="T3">Cost Plan code 1</text:span></text:p>
          <text:p text:style-name="P5"><text:span text:style-name="T4">[str]</text:span></text:p>
          <text:p text:style-name="P5"><text:span text:style-name="T4">Support costing name options, Inspection, Model A etc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990" draw:text-style-name="P5" draw:layer="layout" svg:width="4.25cm" svg:height="7cm" svg:x="34.75cm" svg:y="16.25cm">
          <text:p text:style-name="P5"><text:span text:style-name="T3">Cost Plan code 2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991" draw:text-style-name="P5" draw:layer="layout" svg:width="4.5cm" svg:height="7cm" svg:x="39.25cm" svg:y="16.25cm">
          <text:p text:style-name="P5"><text:span text:style-name="T3">Cost Plan code 3</text:span></text:p>
          <text:p text:style-name="P5"><text:span text:style-name="T4">[str]</text:span></text:p>
          <text:p text:style-name="P5"><text:span text:style-name="T16">Support costing name options</text:span><text:span text:style-name="T4">, Inspection, Model A etc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23.5cm">
          <text:p text:style-name="P19">Support Flow Range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31.5cm">
          <text:p text:style-name="P19">Support Priority Fields</text:p>
          <text:p text:style-name="P19">Plotting?</text:p>
          <draw:enhanced-geometry svg:viewBox="0 0 21600 21600" draw:type="rectangle" draw:enhanced-path="M 0 0 L 21600 0 21600 21600 0 21600 0 0 Z N"/>
        </draw:custom-shape>
        <draw:custom-shape draw:style-name="gr992" draw:text-style-name="P25" draw:layer="layout" svg:width="29.75cm" svg:height="32.25cm" svg:x="86.75cm" svg:y="4.5cm">
          <text:p text:style-name="P19">Internal variables</text:p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88.75cm" svg:y="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6.75cm" svg:height="5.75cm" svg:x="107cm" svg:y="8cm">
          <text:p/>
          <draw:enhanced-geometry svg:viewBox="0 0 21600 21600" draw:type="rectangle" draw:enhanced-path="M 0 0 L 21600 0 21600 21600 0 21600 0 0 Z N"/>
        </draw:custom-shape>
        <draw:custom-shape draw:style-name="gr843" draw:text-style-name="P30" xml:id="id58" draw:id="id58" draw:layer="layout" svg:width="6.75cm" svg:height="5.75cm" svg:x="87.5cm" svg:y="30.5cm">
          <text:p text:style-name="P19">Total number of days to treat area (including drive and walk time)</text:p>
          <draw:enhanced-geometry svg:viewBox="0 0 21600 21600" draw:type="rectangle" draw:enhanced-path="M 0 0 L 21600 0 21600 21600 0 21600 0 0 Z N"/>
        </draw:custom-shape>
        <draw:custom-shape draw:style-name="gr993" draw:text-style-name="P5" draw:layer="layout" svg:width="4.25cm" svg:height="3.75cm" svg:x="26.75cm" svg:y="25cm">
          <text:p text:style-name="P5"><text:span text:style-name="T3">Density</text:span></text:p>
          <text:p text:style-name="P5"><text:span text:style-name="T5">[float]</text:span></text:p>
          <text:p text:style-name="P5"><text:span text:style-name="T5">0.0 to 100.0??</text:span></text:p>
          <draw:enhanced-geometry svg:viewBox="0 0 21600 21600" draw:type="rectangle" draw:enhanced-path="M 0 0 L 21600 0 21600 21600 0 21600 0 0 Z N"/>
        </draw:custom-shape>
        <draw:custom-shape draw:style-name="gr994" draw:text-style-name="P5" draw:layer="layout" svg:width="4.5cm" svg:height="4.5cm" svg:x="32cm" svg:y="25cm">
          <text:p text:style-name="P5"><text:span text:style-name="T3">Process</text:span></text:p>
          <text:p text:style-name="P5"><text:span text:style-name="T4">[str]</text:span></text:p>
          <text:p text:style-name="P5"><text:span text:style-name="T4">Follow-up or Initial??</text:span></text:p>
          <draw:enhanced-geometry svg:viewBox="0 0 21600 21600" draw:type="rectangle" draw:enhanced-path="M 0 0 L 21600 0 21600 21600 0 21600 0 0 Z N"/>
        </draw:custom-shape>
        <draw:custom-shape draw:style-name="gr995" draw:text-style-name="P5" draw:layer="layout" svg:width="4.75cm" svg:height="4.75cm" svg:x="26.55cm" svg:y="29.25cm">
          <text:p text:style-name="P5"><text:span text:style-name="T3">Growth Form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996" draw:text-style-name="P5" draw:layer="layout" svg:width="6.25cm" svg:height="4.5cm" svg:x="31.75cm" svg:y="33.5cm">
          <text:p text:style-name="P5"><text:span text:style-name="T3">Size Class</text:span></text:p>
          <text:p text:style-name="P5"><text:span text:style-name="T4">[str]</text:span></text:p>
          <text:p text:style-name="P5"><text:span text:style-name="T4">All, Adult, Seedling, Young,??</text:span></text:p>
          <draw:enhanced-geometry svg:viewBox="0 0 21600 21600" draw:type="rectangle" draw:enhanced-path="M 0 0 L 21600 0 21600 21600 0 21600 0 0 Z N"/>
        </draw:custom-shape>
        <draw:custom-shape draw:style-name="gr997" draw:text-style-name="P5" draw:layer="layout" svg:width="4.75cm" svg:height="5cm" svg:x="38.75cm" svg:y="32.75cm">
          <text:p text:style-name="P5"><text:span text:style-name="T3">Treatment Method</text:span></text:p>
          <text:p text:style-name="P5"><text:span text:style-name="T4">[str]</text:span></text:p>
          <text:p text:style-name="P5"><text:span text:style-name="T4">List from growth form tables</text:span></text:p>
          <draw:enhanced-geometry svg:viewBox="0 0 21600 21600" draw:type="rectangle" draw:enhanced-path="M 0 0 L 21600 0 21600 21600 0 21600 0 0 Z N"/>
        </draw:custom-shape>
        <draw:custom-shape draw:style-name="gr998" draw:text-style-name="P5" draw:layer="layout" svg:width="4.5cm" svg:height="4cm" svg:x="38.75cm" svg:y="28.25cm">
          <text:p text:style-name="P5"><text:span text:style-name="T3">Terrain</text:span></text:p>
          <text:p text:style-name="P5"><text:span text:style-name="T4">[str]</text:span></text:p>
          <text:p text:style-name="P5"><text:span text:style-name="T4">Landscape or Riparian</text:span></text:p>
          <draw:enhanced-geometry svg:viewBox="0 0 21600 21600" draw:type="rectangle" draw:enhanced-path="M 0 0 L 21600 0 21600 21600 0 21600 0 0 Z N"/>
        </draw:custom-shape>
        <draw:custom-shape draw:style-name="gr999" draw:text-style-name="P5" draw:layer="layout" svg:width="3.75cm" svg:height="3cm" svg:x="39cm" svg:y="24.75cm">
          <text:p text:style-name="P5"><text:span text:style-name="T3">PPD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9.5cm" svg:height="7.25cm" svg:x="75.25cm" svg:y="47.5cm">
          <text:p text:style-name="P19">Support Treat Methods</text:p>
          <text:p text:style-name="P19">Look up table?</text:p>
          <text:p text:style-name="P26"><text:span text:style-name="T20">Link to Clearing norms treatment method column?</text:span></text:p>
          <draw:enhanced-geometry svg:viewBox="0 0 21600 21600" draw:type="rectangle" draw:enhanced-path="M 0 0 L 21600 0 21600 21600 0 21600 0 0 Z N"/>
        </draw:custom-shape>
        <draw:custom-shape draw:style-name="gr1000" draw:text-style-name="P5" draw:layer="layout" svg:width="3.75cm" svg:height="3cm" svg:x="43cm" svg:y="47.25cm">
          <text:p text:style-name="P5"><text:span text:style-name="T3">Agressive</text:span></text:p>
          <draw:enhanced-geometry svg:viewBox="0 0 21600 21600" draw:type="rectangle" draw:enhanced-path="M 0 0 L 21600 0 21600 21600 0 21600 0 0 Z N"/>
        </draw:custom-shape>
        <draw:custom-shape draw:style-name="gr1001" draw:text-style-name="P5" draw:layer="layout" svg:width="3.75cm" svg:height="3cm" svg:x="27.25cm" svg:y="51.5cm">
          <text:p text:style-name="P5"><text:span text:style-name="T3">Bio-Diver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2" draw:text-style-name="P5" draw:layer="layout" svg:width="3.75cm" svg:height="3cm" svg:x="32.5cm" svg:y="52cm">
          <text:p text:style-name="P5"><text:span text:style-name="T3">Dens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3" draw:text-style-name="P5" draw:layer="layout" svg:width="3.75cm" svg:height="3cm" svg:x="38.5cm" svg:y="51.75cm">
          <text:p text:style-name="P5"><text:span text:style-name="T3">Elev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4" draw:text-style-name="P5" draw:layer="layout" svg:width="3.75cm" svg:height="3cm" svg:x="43.5cm" svg:y="51.75cm">
          <text:p text:style-name="P5"><text:span text:style-name="T3">Ero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5" draw:text-style-name="P5" draw:layer="layout" svg:width="3.75cm" svg:height="3cm" svg:x="49.5cm" svg:y="51.75cm">
          <text:p text:style-name="P5"><text:span text:style-name="T3">Floo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6" draw:text-style-name="P5" draw:layer="layout" svg:width="3.75cm" svg:height="3cm" svg:x="27.75cm" svg:y="56.75cm">
          <text:p text:style-name="P5"><text:span text:style-name="T3">Forr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7" draw:text-style-name="P5" draw:layer="layout" svg:width="3.75cm" svg:height="3cm" svg:x="32.5cm" svg:y="56.75cm">
          <text:p text:style-name="P5"><text:span text:style-name="T3">Fuel Load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8" draw:text-style-name="P5" draw:layer="layout" svg:width="3.75cm" svg:height="3cm" svg:x="38.25cm" svg:y="56.75cm">
          <text:p text:style-name="P5"><text:span text:style-name="T3">Invas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09" draw:text-style-name="P5" draw:layer="layout" svg:width="3.75cm" svg:height="3cm" svg:x="43.75cm" svg:y="56.75cm">
          <text:p text:style-name="P5"><text:span text:style-name="T3">Natura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0" draw:text-style-name="P5" draw:layer="layout" svg:width="3.75cm" svg:height="3cm" svg:x="49.5cm" svg:y="57cm">
          <text:p text:style-name="P5"><text:span text:style-name="T3">Ownership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1" draw:text-style-name="P5" draw:layer="layout" svg:width="3.75cm" svg:height="3cm" svg:x="27.75cm" svg:y="64.5cm">
          <text:p text:style-name="P5"><text:span text:style-name="T3">Quality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2" draw:text-style-name="P5" draw:layer="layout" svg:width="3.75cm" svg:height="3cm" svg:x="33.25cm" svg:y="64.75cm">
          <text:p text:style-name="P5"><text:span text:style-name="T3">Rai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3" draw:text-style-name="P5" draw:layer="layout" svg:width="3.75cm" svg:height="3cm" svg:x="38.5cm" svg:y="64.5cm">
          <text:p text:style-name="P5"><text:span text:style-name="T3">Riparia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4" draw:text-style-name="P5" draw:layer="layout" svg:width="3.75cm" svg:height="3cm" svg:x="44.25cm" svg:y="64.5cm">
          <text:p text:style-name="P5"><text:span text:style-name="T3">River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5" draw:text-style-name="P5" draw:layer="layout" svg:width="3.75cm" svg:height="3cm" svg:x="49.25cm" svg:y="64.25cm">
          <text:p text:style-name="P5"><text:span text:style-name="T3">Runoff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6" draw:text-style-name="P5" draw:layer="layout" svg:width="3.75cm" svg:height="3cm" svg:x="28cm" svg:y="69.25cm">
          <text:p text:style-name="P5"><text:span text:style-name="T3">Seep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7" draw:text-style-name="P5" draw:layer="layout" svg:width="3.75cm" svg:height="3cm" svg:x="33.75cm" svg:y="69cm">
          <text:p text:style-name="P5"><text:span text:style-name="T3">Siltation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8" draw:text-style-name="P5" draw:layer="layout" svg:width="3.75cm" svg:height="3cm" svg:x="38.75cm" svg:y="69.25cm">
          <text:p text:style-name="P5"><text:span text:style-name="T3">Slop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19" draw:text-style-name="P5" draw:layer="layout" svg:width="3.75cm" svg:height="3cm" svg:x="44.25cm" svg:y="69cm">
          <text:p text:style-name="P5"><text:span text:style-name="T3">Soil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0" draw:text-style-name="P5" draw:layer="layout" svg:width="3.75cm" svg:height="3cm" svg:x="49.5cm" svg:y="69.5cm">
          <text:p text:style-name="P5"><text:span text:style-name="T3">Statu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1" draw:text-style-name="P5" draw:layer="layout" svg:width="3.75cm" svg:height="3cm" svg:x="27.75cm" svg:y="74cm">
          <text:p text:style-name="P5"><text:span text:style-name="T3">Stress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2" draw:text-style-name="P5" draw:layer="layout" svg:width="3.75cm" svg:height="3cm" svg:x="33.75cm" svg:y="74.25cm">
          <text:p text:style-name="P5"><text:span text:style-name="T3">Treatment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3" draw:text-style-name="P5" draw:layer="layout" svg:width="3.75cm" svg:height="3cm" svg:x="38.75cm" svg:y="74cm">
          <text:p text:style-name="P5"><text:span text:style-name="T3">Tourism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4" draw:text-style-name="P5" draw:layer="layout" svg:width="3.75cm" svg:height="3cm" svg:x="44cm" svg:y="74cm">
          <text:p text:style-name="P5"><text:span text:style-name="T3">Veld Ag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5" draw:text-style-name="P5" draw:layer="layout" svg:width="3.75cm" svg:height="3cm" svg:x="49.5cm" svg:y="74cm">
          <text:p text:style-name="P5"><text:span text:style-name="T3">Zon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026" draw:text-style-name="P5" draw:layer="layout" svg:width="3.75cm" svg:height="3cm" svg:x="65cm" svg:y="43.25cm">
          <text:p text:style-name="P5"><text:span text:style-name="T3">Initial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1027" draw:text-style-name="P5" draw:layer="layout" svg:width="3.75cm" svg:height="3cm" svg:x="57.75cm" svg:y="48cm">
          <text:p text:style-name="P5"><text:span text:style-name="T3">Follow-Up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1028" draw:text-style-name="P5" draw:layer="layout" svg:width="3.75cm" svg:height="3cm" svg:x="69.5cm" svg:y="47cm">
          <text:p text:style-name="P5"><text:span text:style-name="T3">Follow-Up Team Size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1029" draw:text-style-name="P5" draw:layer="layout" svg:width="3.75cm" svg:height="3cm" svg:x="70cm" svg:y="42.75cm">
          <text:p text:style-name="P5"><text:span text:style-name="T3">Initial Cost/Day</text:span></text:p>
          <text:p text:style-name="P5"><text:span text:style-name="T6">[int]</text:span></text:p>
          <text:p text:style-name="P5"><text:span text:style-name="T6">&gt;0</text:span></text:p>
          <draw:enhanced-geometry svg:viewBox="0 0 21600 21600" draw:type="rectangle" draw:enhanced-path="M 0 0 L 21600 0 21600 21600 0 21600 0 0 Z N"/>
        </draw:custom-shape>
        <draw:custom-shape draw:style-name="gr1030" draw:text-style-name="P5" draw:layer="layout" svg:width="3.75cm" svg:height="3cm" svg:x="70.25cm" svg:y="50.5cm">
          <text:p text:style-name="P5"><text:span text:style-name="T17">Vehicle </text:span><text:span text:style-name="T3">Cost/Da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1" draw:text-style-name="P5" draw:layer="layout" svg:width="3.75cm" svg:height="3cm" svg:x="58.25cm" svg:y="52.25cm">
          <text:p text:style-name="P5"><text:span text:style-name="T17">Fuel </text:span><text:span text:style-name="T3">Cost/Hou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2" draw:text-style-name="P5" draw:layer="layout" svg:width="3.75cm" svg:height="5.25cm" svg:x="63.25cm" svg:y="50.5cm">
          <text:p text:style-name="P5"><text:span text:style-name="T3">Cost/Day</text:span></text:p>
          <text:p text:style-name="P5"><text:span text:style-name="T3">(Multiple entries from user)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3" draw:text-style-name="P5" draw:layer="layout" svg:width="4.25cm" svg:height="3.5cm" svg:x="69.75cm" svg:y="54.25cm">
          <text:p text:style-name="P5"><text:span text:style-name="T3">Maintenance Level</text:span></text:p>
          <text:p text:style-name="P5"><text:span text:style-name="T13">[float]</text:span></text:p>
          <draw:enhanced-geometry svg:viewBox="0 0 21600 21600" draw:type="rectangle" draw:enhanced-path="M 0 0 L 21600 0 21600 21600 0 21600 0 0 Z N"/>
        </draw:custom-shape>
        <draw:custom-shape draw:style-name="gr1034" draw:text-style-name="P5" draw:layer="layout" svg:width="3.75cm" svg:height="3cm" svg:x="59cm" svg:y="61cm">
          <text:p text:style-name="P5"><text:span text:style-name="T3">Herbicide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35" draw:text-style-name="P5" draw:layer="layout" svg:width="3.75cm" svg:height="3cm" svg:x="67cm" svg:y="61cm">
          <text:p text:style-name="P5"><text:span text:style-name="T3">Cost/Ltr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6" draw:text-style-name="P5" draw:layer="layout" svg:width="3.75cm" svg:height="3cm" svg:x="59.25cm" svg:y="68.5cm">
          <text:p text:style-name="P5"><text:span text:style-name="T3">Active Ingredi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37" draw:text-style-name="P5" draw:layer="layout" svg:width="3.75cm" svg:height="3cm" svg:x="74.75cm" svg:y="61cm">
          <text:p text:style-name="P5"><text:span text:style-name="T3">Ltr/H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38" draw:text-style-name="P5" draw:layer="layout" svg:width="4.75cm" svg:height="3cm" svg:x="76cm" svg:y="68.25cm">
          <text:p text:style-name="P5"><text:span text:style-name="T3">Registration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39" draw:text-style-name="P5" draw:layer="layout" svg:width="3.75cm" svg:height="3cm" svg:x="52.5cm" svg:y="12.5cm">
          <text:p text:style-name="P5"><text:span text:style-name="T3">Genus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40" draw:text-style-name="P5" draw:layer="layout" svg:width="3.75cm" svg:height="3cm" svg:x="57cm" svg:y="12.25cm">
          <text:p text:style-name="P5"><text:span text:style-name="T3">English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41" draw:text-style-name="P5" draw:layer="layout" svg:width="3.75cm" svg:height="3cm" svg:x="68cm" svg:y="12.5cm">
          <text:p text:style-name="P5"><text:span text:style-name="T3">Growth Form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42" draw:text-style-name="P5" draw:layer="layout" svg:width="3.75cm" svg:height="3cm" svg:x="46.75cm" svg:y="16cm">
          <text:p text:style-name="P5"><text:span text:style-name="T3">KwaZulu Natal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3" draw:text-style-name="P5" draw:layer="layout" svg:width="3.75cm" svg:height="3cm" svg:x="51cm" svg:y="16.25cm">
          <text:p text:style-name="P5"><text:span text:style-name="T3">Free Stat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4" draw:text-style-name="P5" draw:layer="layout" svg:width="3.75cm" svg:height="3cm" svg:x="56.75cm" svg:y="16.5cm">
          <text:p text:style-name="P5"><text:span text:style-name="T3">North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5" draw:text-style-name="P5" draw:layer="layout" svg:width="3.75cm" svg:height="3cm" svg:x="62.75cm" svg:y="16.5cm">
          <text:p text:style-name="P5"><text:span text:style-name="T3">We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6" draw:text-style-name="P5" draw:layer="layout" svg:width="3.75cm" svg:height="3cm" svg:x="67.75cm" svg:y="16.75cm">
          <text:p text:style-name="P5"><text:span text:style-name="T3">Eastern Cape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7" draw:text-style-name="P5" draw:layer="layout" svg:width="3.75cm" svg:height="3cm" svg:x="46.25cm" svg:y="20.25cm">
          <text:p text:style-name="P5"><text:span text:style-name="T3">Gauteng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8" draw:text-style-name="P5" draw:layer="layout" svg:width="4.5cm" svg:height="3cm" svg:x="50.5cm" svg:y="20.25cm">
          <text:p text:style-name="P5"><text:span text:style-name="T3">Mpumalanga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49" draw:text-style-name="P5" draw:layer="layout" svg:width="3.75cm" svg:height="3cm" svg:x="55.75cm" svg:y="20.5cm">
          <text:p text:style-name="P5"><text:span text:style-name="T3">Limpopo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50" draw:text-style-name="P5" draw:layer="layout" svg:width="3.75cm" svg:height="3cm" svg:x="62cm" svg:y="20.75cm">
          <text:p text:style-name="P5"><text:span text:style-name="T3">North West</text:span></text:p>
          <text:p text:style-name="P5"><text:span text:style-name="T18">[bool]</text:span></text:p>
          <draw:enhanced-geometry svg:viewBox="0 0 21600 21600" draw:type="rectangle" draw:enhanced-path="M 0 0 L 21600 0 21600 21600 0 21600 0 0 Z N"/>
        </draw:custom-shape>
        <draw:custom-shape draw:style-name="gr1051" draw:text-style-name="P5" draw:layer="layout" svg:width="3.75cm" svg:height="3cm" svg:x="47.75cm" svg:y="26.25cm">
          <text:p text:style-name="P5"><text:span text:style-name="T3">Density Reduction Initi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2" draw:text-style-name="P5" draw:layer="layout" svg:width="3.75cm" svg:height="3cm" svg:x="53.25cm" svg:y="26.25cm">
          <text:p text:style-name="P5"><text:span text:style-name="T3">Treat Frequency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053" draw:text-style-name="P5" draw:layer="layout" svg:width="4.5cm" svg:height="3cm" svg:x="60.5cm" svg:y="26.5cm">
          <text:p text:style-name="P5"><text:span text:style-name="T3">Densification</text:span></text:p>
          <text:p text:style-name="P5"><text:span text:style-name="T6">[int]</text:span></text:p>
          <draw:enhanced-geometry svg:viewBox="0 0 21600 21600" draw:type="rectangle" draw:enhanced-path="M 0 0 L 21600 0 21600 21600 0 21600 0 0 Z N"/>
        </draw:custom-shape>
        <draw:custom-shape draw:style-name="gr1054" draw:text-style-name="P5" draw:layer="layout" svg:width="3.75cm" svg:height="3cm" svg:x="67.5cm" svg:y="26.5cm">
          <text:p text:style-name="P5"><text:span text:style-name="T3">Flow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5" draw:text-style-name="P5" draw:layer="layout" svg:width="3.75cm" svg:height="3cm" svg:x="47.75cm" svg:y="31cm">
          <text:p text:style-name="P5"><text:span text:style-name="T3">Flow Sub Optimal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6" draw:text-style-name="P5" draw:layer="layout" svg:width="3.75cm" svg:height="3cm" svg:x="52.75cm" svg:y="31.5cm">
          <text:p text:style-name="P5"><text:span text:style-name="T3">Flow You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7" draw:text-style-name="P5" draw:layer="layout" svg:width="3.75cm" svg:height="3cm" svg:x="60.25cm" svg:y="31.25cm">
          <text:p text:style-name="P5"><text:span text:style-name="T3">Flow Seedling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8" draw:text-style-name="P5" draw:layer="layout" svg:width="3.75cm" svg:height="3cm" svg:x="68.25cm" svg:y="31.25cm">
          <text:p text:style-name="P5"><text:span text:style-name="T3">Flow Coppice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59" draw:text-style-name="P5" draw:layer="layout" svg:width="3.75cm" svg:height="3cm" svg:x="68cm" svg:y="20.5cm">
          <text:p text:style-name="P5"><text:span text:style-name="T3">Density Reduction Follow-up</text:span></text:p>
          <text:p text:style-name="P5"><text:span text:style-name="T5">[float]</text:span></text:p>
          <draw:enhanced-geometry svg:viewBox="0 0 21600 21600" draw:type="rectangle" draw:enhanced-path="M 0 0 L 21600 0 21600 21600 0 21600 0 0 Z N"/>
        </draw:custom-shape>
        <draw:custom-shape draw:style-name="gr1060" draw:text-style-name="P5" draw:layer="layout" svg:width="3.75cm" svg:height="3cm" svg:x="62.75cm" svg:y="12.25cm">
          <text:p text:style-name="P5"><text:span text:style-name="T17">Afrikaan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1" draw:text-style-name="P5" draw:layer="layout" svg:width="3.75cm" svg:height="3cm" svg:x="47.5cm" svg:y="12.5cm">
          <text:p text:style-name="P5"><text:span text:style-name="T3">Species Name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2" draw:text-style-name="P5" draw:layer="layout" svg:width="3.75cm" svg:height="3cm" svg:x="56.75cm" svg:y="8.75cm">
          <text:p text:style-name="P5"><text:span text:style-name="T3">Species ID</text:span></text:p>
          <text:p text:style-name="P5"><text:span text:style-name="T6">[int]</text:span></text:p>
          <text:p text:style-name="P5"><text:span text:style-name="T6">&gt;=0</text:span></text:p>
          <draw:enhanced-geometry svg:viewBox="0 0 21600 21600" draw:type="rectangle" draw:enhanced-path="M 0 0 L 21600 0 21600 21600 0 21600 0 0 Z N"/>
        </draw:custom-shape>
        <draw:custom-shape draw:style-name="gr1063" draw:text-style-name="P5" draw:layer="layout" svg:width="4.5cm" svg:height="3.5cm" svg:x="27.75cm" svg:y="47cm">
          <text:p text:style-name="P5"><text:span text:style-name="T3">Prioritization Model</text:span></text:p>
          <text:p text:style-name="P5"><text:span text:style-name="T12">[str]</text:span></text:p>
          <text:p text:style-name="P5"><text:span text:style-name="T12">anything</text:span></text:p>
          <draw:enhanced-geometry svg:viewBox="0 0 21600 21600" draw:type="rectangle" draw:enhanced-path="M 0 0 L 21600 0 21600 21600 0 21600 0 0 Z N"/>
        </draw:custom-shape>
        <draw:custom-shape draw:style-name="gr1064" draw:text-style-name="P5" draw:layer="layout" svg:width="3.75cm" svg:height="3cm" svg:x="43cm" svg:y="47.25cm">
          <text:p text:style-name="P5"><text:span text:style-name="T3">Agressive</text:span></text:p>
          <text:p text:style-name="P5"><text:span text:style-name="T13">[float]</text:span></text:p>
          <text:p text:style-name="P5"><text:span text:style-name="T13">0.0-1.0</text:span></text:p>
          <draw:enhanced-geometry svg:viewBox="0 0 21600 21600" draw:type="rectangle" draw:enhanced-path="M 0 0 L 21600 0 21600 21600 0 21600 0 0 Z N"/>
        </draw:custom-shape>
        <draw:custom-shape draw:style-name="gr130" draw:text-style-name="P24" draw:layer="layout" svg:width="11.25cm" svg:height="6.25cm" svg:x="105.5cm" svg:y="63cm">
          <text:p text:style-name="P19">Geospatial graphs</text:p>
          <text:p text:style-name="P19">(Combinations of </text:p>
          <text:p text:style-name="P19">1. Plan</text:p>
          <text:p text:style-name="P19">2. Budget</text:p>
          <text:p text:style-name="P19">3. Year</text:p>
          <text:p text:style-name="P19">4. Costs, density, priority or flow)</text:p>
          <draw:enhanced-geometry svg:viewBox="0 0 21600 21600" draw:type="rectangle" draw:enhanced-path="M 0 0 L 21600 0 21600 21600 0 21600 0 0 Z N"/>
        </draw:custom-shape>
        <draw:custom-shape draw:style-name="gr131" draw:text-style-name="P20" draw:layer="layout" svg:width="19.5cm" svg:height="7.25cm" svg:x="2.75cm" svg:y="22.25cm">
          <text:p text:style-name="P19">GIS Mapping</text:p>
          <draw:enhanced-geometry svg:viewBox="0 0 21600 21600" draw:type="rectangle" draw:enhanced-path="M 0 0 L 21600 0 21600 21600 0 21600 0 0 Z N"/>
        </draw:custom-shape>
        <draw:custom-shape draw:style-name="gr1065" draw:text-style-name="P5" draw:layer="layout" svg:width="5.75cm" svg:height="2.5cm" svg:x="3.75cm" svg:y="22.75cm">
          <text:p text:style-name="P5"><text:span text:style-name="T3">NBAL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6" draw:text-style-name="P5" draw:layer="layout" svg:width="5.75cm" svg:height="2.5cm" svg:x="14.75cm" svg:y="22.5cm">
          <text:p text:style-name="P5"><text:span text:style-name="T19">MIU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7" draw:text-style-name="P5" draw:layer="layout" svg:width="5.75cm" svg:height="2.5cm" svg:x="4cm" svg:y="26.5cm">
          <text:p text:style-name="P5"><text:span text:style-name="T19">Compt_ID,C,20</text:span></text:p>
          <text:p text:style-name="P5"><text:span text:style-name="T4">[str]</text:span></text:p>
          <draw:enhanced-geometry svg:viewBox="0 0 21600 21600" draw:type="rectangle" draw:enhanced-path="M 0 0 L 21600 0 21600 21600 0 21600 0 0 Z N"/>
        </draw:custom-shape>
        <draw:custom-shape draw:style-name="gr1068" draw:text-style-name="P5" draw:layer="layout" svg:width="5.75cm" svg:height="2.5cm" svg:x="14.75cm" svg:y="26.75cm">
          <text:p text:style-name="P5"><text:span text:style-name="T19">Area,N,19,11</text:span></text:p>
          <text:p text:style-name="P5"><text:span text:style-name="T5">[float]</text:span></text:p>
          <text:p text:style-name="P5"><text:span text:style-name="T5">&gt;0</text:span></text:p>
          <draw:enhanced-geometry svg:viewBox="0 0 21600 21600" draw:type="rectangle" draw:enhanced-path="M 0 0 L 21600 0 21600 21600 0 21600 0 0 Z N"/>
        </draw:custom-shape>
        <draw:custom-shape draw:style-name="gr1069" draw:text-style-name="P5" draw:layer="layout" svg:width="3.25cm" svg:height="2.25cm" svg:x="94.5cm" svg:y="5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70" draw:text-style-name="P5" draw:layer="layout" svg:width="8.5cm" svg:height="3.25cm" svg:x="88.7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071" draw:text-style-name="P5" draw:layer="layout" svg:width="5.5cm" svg:height="2.25cm" svg:x="88.5cm" svg:y="55cm">
          <text:p text:style-name="P5"><text:span text:style-name="T3">Annual Costing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72" draw:text-style-name="P5" draw:layer="layout" svg:width="3.25cm" svg:height="2.25cm" svg:x="104.5cm" svg:y="55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73" draw:text-style-name="P5" draw:layer="layout" svg:width="8.5cm" svg:height="3.25cm" svg:x="98.75cm" svg:y="49.7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074" draw:text-style-name="P5" draw:layer="layout" svg:width="5.5cm" svg:height="3cm" svg:x="98.5cm" svg:y="55.25cm">
          <text:p text:style-name="P5"><text:span text:style-name="T3">Annual Flow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75" draw:text-style-name="P5" draw:layer="layout" svg:width="3.25cm" svg:height="2.25cm" svg:x="110.5cm" svg:y="60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76" draw:text-style-name="P5" draw:layer="layout" svg:width="6cm" svg:height="4cm" svg:x="109.25cm" svg:y="49.5cm">
          <text:p text:style-name="P5"><text:span text:style-name="T3">Budget Name</text:span></text:p>
          <text:p text:style-name="P5"><text:span text:style-name="T12">[str]</text:span></text:p>
          <text:p text:style-name="P5"><text:span text:style-name="T12">Optimum, Budget 1, Budget 2, Budget 3, Budget 4</text:span></text:p>
          <draw:enhanced-geometry svg:viewBox="0 0 21600 21600" draw:type="rectangle" draw:enhanced-path="M 0 0 L 21600 0 21600 21600 0 21600 0 0 Z N"/>
        </draw:custom-shape>
        <draw:custom-shape draw:style-name="gr1077" draw:text-style-name="P5" draw:layer="layout" svg:width="6cm" svg:height="2.75cm" svg:x="109cm" svg:y="57cm">
          <text:p text:style-name="P5"><text:span text:style-name="T3">Annual Density 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78" draw:text-style-name="P5" draw:layer="layout" svg:width="4.5cm" svg:height="2.5cm" svg:x="91cm" svg:y="59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79" draw:text-style-name="P5" draw:layer="layout" svg:width="3.25cm" svg:height="2.25cm" svg:x="87.5cm" svg:y="59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80" draw:text-style-name="P5" draw:layer="layout" svg:width="3cm" svg:height="2.75cm" svg:x="95.75cm" svg:y="59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1" draw:text-style-name="P5" draw:layer="layout" svg:width="3cm" svg:height="2.75cm" svg:x="87.5cm" svg:y="64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2" draw:text-style-name="P5" draw:layer="layout" svg:width="3.25cm" svg:height="2.25cm" svg:x="87.5cm" svg:y="62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83" draw:text-style-name="P5" draw:layer="layout" svg:width="3cm" svg:height="2.75cm" svg:x="87.5cm" svg:y="67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4" draw:text-style-name="P5" draw:layer="layout" svg:width="3cm" svg:height="2.75cm" svg:x="91.65cm" svg:y="67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5" draw:text-style-name="P5" draw:layer="layout" svg:width="3cm" svg:height="2.75cm" svg:x="94.9cm" svg:y="67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6" draw:text-style-name="P5" draw:layer="layout" svg:width="3cm" svg:height="2.75cm" svg:x="95.25cm" svg:y="63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87" draw:text-style-name="P5" draw:layer="layout" svg:width="4.5cm" svg:height="2.5cm" svg:x="96.6cm" svg:y="74.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88" draw:text-style-name="P5" draw:layer="layout" svg:width="3.25cm" svg:height="2.25cm" svg:x="87.75cm" svg:y="71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89" draw:text-style-name="P5" draw:layer="layout" svg:width="3cm" svg:height="2.75cm" svg:x="91.7cm" svg:y="71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0" draw:text-style-name="P5" draw:layer="layout" svg:width="3cm" svg:height="2.75cm" svg:x="94.95cm" svg:y="71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1" draw:text-style-name="P5" draw:layer="layout" svg:width="3.25cm" svg:height="2.25cm" svg:x="87.75cm" svg:y="74.2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092" draw:text-style-name="P5" draw:layer="layout" svg:width="3cm" svg:height="2.75cm" svg:x="88cm" svg:y="78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3" draw:text-style-name="P5" draw:layer="layout" svg:width="3cm" svg:height="2.75cm" svg:x="94.75cm" svg:y="78.5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4" draw:text-style-name="P5" draw:layer="layout" svg:width="3cm" svg:height="2.75cm" svg:x="98.2cm" svg:y="71.5cm">
          <text:p text:style-name="P5"><text:span text:style-name="T3">Flow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5" draw:text-style-name="P5" draw:layer="layout" svg:width="3cm" svg:height="2.75cm" svg:x="91.5cm" svg:y="78.5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6" draw:text-style-name="P5" draw:layer="layout" svg:width="3.25cm" svg:height="2.5cm" svg:x="98.25cm" svg:y="78.5cm">
          <text:p text:style-name="P5"><text:span text:style-name="T3">NBAL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97" draw:text-style-name="P5" draw:layer="layout" svg:width="4.5cm" svg:height="2.5cm" svg:x="106.5cm" svg:y="70.25cm">
          <text:p text:style-name="P5"><text:span text:style-name="T3">Compartment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098" draw:text-style-name="P5" draw:layer="layout" svg:width="3cm" svg:height="2.75cm" svg:x="103.05cm" svg:y="79.5cm">
          <text:p text:style-name="P5"><text:span text:style-name="T3">Cost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099" draw:text-style-name="P5" draw:layer="layout" svg:width="3cm" svg:height="2.75cm" svg:x="110cm" svg:y="79.1cm">
          <text:p text:style-name="P5"><text:span text:style-name="T3">P/Days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100" draw:text-style-name="P5" draw:layer="layout" svg:width="3cm" svg:height="2.75cm" svg:x="106.75cm" svg:y="79.1cm">
          <text:p text:style-name="P5"><text:span text:style-name="T3">Prior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101" draw:text-style-name="P5" draw:layer="layout" svg:width="3.25cm" svg:height="2.5cm" svg:x="112.5cm" svg:y="70.5cm">
          <text:p text:style-name="P5"><text:span text:style-name="T3">MIU</text:span></text:p>
          <text:p text:style-name="P5"><text:span text:style-name="T12">[str]</text:span></text:p>
          <draw:enhanced-geometry svg:viewBox="0 0 21600 21600" draw:type="rectangle" draw:enhanced-path="M 0 0 L 21600 0 21600 21600 0 21600 0 0 Z N"/>
        </draw:custom-shape>
        <draw:custom-shape draw:style-name="gr1102" draw:text-style-name="P5" draw:layer="layout" svg:width="3.25cm" svg:height="2.25cm" svg:x="102.75cm" svg:y="70.5cm">
          <text:p text:style-name="P5"><text:span text:style-name="T3">Orde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103" draw:text-style-name="P5" draw:layer="layout" svg:width="3cm" svg:height="2.75cm" svg:x="103cm" svg:y="73.5cm">
          <text:p text:style-name="P5"><text:span text:style-name="T3">Area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104" draw:text-style-name="P5" draw:layer="layout" svg:width="3cm" svg:height="2.75cm" svg:x="113.25cm" svg:y="78.5cm">
          <text:p text:style-name="P5"><text:span text:style-name="T3">Density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105" draw:text-style-name="P5" draw:layer="layout" svg:width="3.75cm" svg:height="2.75cm" svg:x="113cm" svg:y="73.25cm">
          <text:p text:style-name="P5"><text:span text:style-name="T3">Reduction</text:span></text:p>
          <text:p text:style-name="P5"><text:span text:style-name="T13">[float]</text:span></text:p>
          <text:p text:style-name="P5"><text:span text:style-name="T13">&gt;=0</text:span></text:p>
          <draw:enhanced-geometry svg:viewBox="0 0 21600 21600" draw:type="rectangle" draw:enhanced-path="M 0 0 L 21600 0 21600 21600 0 21600 0 0 Z N"/>
        </draw:custom-shape>
        <draw:custom-shape draw:style-name="gr1106" draw:text-style-name="P5" draw:layer="layout" svg:width="3.25cm" svg:height="2.25cm" svg:x="103cm" svg:y="76.75cm">
          <text:p text:style-name="P5"><text:span text:style-name="T3">Year</text:span></text:p>
          <text:p text:style-name="P5"><text:span text:style-name="T14">[int]</text:span></text:p>
          <text:p text:style-name="P5"><text:span text:style-name="T14">&gt;0</text:span></text:p>
          <draw:enhanced-geometry svg:viewBox="0 0 21600 21600" draw:type="rectangle" draw:enhanced-path="M 0 0 L 21600 0 21600 21600 0 21600 0 0 Z N"/>
        </draw:custom-shape>
        <draw:custom-shape draw:style-name="gr174" draw:text-style-name="P30" draw:layer="layout" svg:width="6.75cm" svg:height="5.75cm" svg:x="88.75cm" svg:y="8cm">
          <text:p text:style-name="P19">Total number of Person days to treat area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60" draw:id="id60" draw:layer="layout" svg:width="6.75cm" svg:height="5.75cm" svg:x="96.5cm" svg:y="6.5cm">
          <text:p text:style-name="P19">Total number of days to treat area (does not include drive and walk time)</text:p>
          <draw:enhanced-geometry svg:viewBox="0 0 21600 21600" draw:type="rectangle" draw:enhanced-path="M 0 0 L 21600 0 21600 21600 0 21600 0 0 Z N"/>
        </draw:custom-shape>
        <draw:custom-shape draw:style-name="gr958" draw:text-style-name="P18" draw:layer="layout" svg:width="8.75cm" svg:height="8.25cm" svg:x="8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3" draw:text-style-name="P30" xml:id="id55" draw:id="id55" draw:layer="layout" svg:width="6.75cm" svg:height="5.75cm" svg:x="88.25cm" svg:y="21.75cm">
          <text:p text:style-name="P19">Total round trip drive time</text:p>
          <draw:enhanced-geometry svg:viewBox="0 0 21600 21600" draw:type="rectangle" draw:enhanced-path="M 0 0 L 21600 0 21600 21600 0 21600 0 0 Z N"/>
        </draw:custom-shape>
        <draw:custom-shape draw:style-name="gr843" draw:text-style-name="P30" xml:id="id53" draw:id="id53" draw:layer="layout" svg:width="6.75cm" svg:height="5.75cm" svg:x="88.75cm" svg:y="15.5cm">
          <text:p text:style-name="P19">Total round trip walk time</text:p>
          <draw:enhanced-geometry svg:viewBox="0 0 21600 21600" draw:type="rectangle" draw:enhanced-path="M 0 0 L 21600 0 21600 21600 0 21600 0 0 Z N"/>
        </draw:custom-shape>
        <draw:custom-shape draw:style-name="gr843" draw:text-style-name="P30" draw:layer="layout" svg:width="6.75cm" svg:height="5.75cm" svg:x="107cm" svg:y="8cm">
          <text:p text:style-name="P19">Initial or follow up cost for the entire team</text:p>
          <draw:enhanced-geometry svg:viewBox="0 0 21600 21600" draw:type="rectangle" draw:enhanced-path="M 0 0 L 21600 0 21600 21600 0 21600 0 0 Z N"/>
        </draw:custom-shape>
        <draw:connector draw:style-name="gr807" draw:text-style-name="P42" draw:layer="layout" svg:x1="12.5cm" svg:y1="6cm" svg:x2="88.75cm" svg:y2="18.375cm" draw:start-shape="id52" draw:start-glue-point="2" draw:end-shape="id53" draw:end-glue-point="3" svg:d="M12500 6000v12375h76250" svg:viewBox="0 0 76251 12376">
          <text:p text:style-name="P1"><text:span text:style-name="T33">Multiply by 2 to get round trip</text:span></text:p>
        </draw:connector>
        <draw:connector draw:style-name="gr807" draw:text-style-name="P45" draw:layer="layout" svg:x1="6.375cm" svg:y1="10.25cm" svg:x2="88.25cm" svg:y2="24.625cm" draw:start-shape="id54" draw:start-glue-point="2" draw:end-shape="id55" draw:end-glue-point="3" svg:d="M6375 10250v14375h81875" svg:viewBox="0 0 81876 14376">
          <text:p text:style-name="P44"><text:span text:style-name="T26">Multiply by 2 to get round trip</text:span></text:p>
        </draw:connector>
        <draw:custom-shape draw:style-name="gr843" draw:text-style-name="P30" xml:id="id56" draw:id="id56" draw:layer="layout" svg:width="6.75cm" svg:height="5.75cm" svg:x="107.25cm" svg:y="14.75cm">
          <text:p text:style-name="P19">Total transport time</text:p>
          <draw:enhanced-geometry svg:viewBox="0 0 21600 21600" draw:type="rectangle" draw:enhanced-path="M 0 0 L 21600 0 21600 21600 0 21600 0 0 Z N"/>
        </draw:custom-shape>
        <draw:connector draw:style-name="gr959" draw:text-style-name="P18" draw:layer="layout" svg:x1="95cm" svg:y1="24.625cm" svg:x2="107.25cm" svg:y2="17.625cm" draw:start-shape="id55" draw:start-glue-point="1" draw:end-shape="id56" draw:end-glue-point="3" svg:d="M95000 24625h6125v-7000h6125" svg:viewBox="0 0 12251 7001">
          <text:p/>
        </draw:connector>
        <draw:custom-shape draw:style-name="gr843" draw:text-style-name="P30" xml:id="id57" draw:id="id57" draw:layer="layout" svg:width="6.75cm" svg:height="5.75cm" svg:x="109cm" svg:y="21.5cm">
          <text:p text:style-name="P19">Total available hours to work per day</text:p>
          <draw:enhanced-geometry svg:viewBox="0 0 21600 21600" draw:type="rectangle" draw:enhanced-path="M 0 0 L 21600 0 21600 21600 0 21600 0 0 Z N"/>
        </draw:custom-shape>
        <draw:custom-shape draw:style-name="gr958" draw:text-style-name="P18" draw:layer="layout" svg:width="8.75cm" svg:height="8.25cm" svg:x="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7" draw:text-style-name="P46" draw:layer="layout" svg:x1="112.375cm" svg:y1="27.25cm" svg:x2="90.875cm" svg:y2="30.5cm" draw:start-shape="id57" draw:start-glue-point="2" draw:end-shape="id58" draw:end-glue-point="0" svg:d="M112375 27250v1625h-21500v1625" svg:viewBox="0 0 21501 3251">
          <text:p text:style-name="P1"><text:span text:style-name="T35">Multiply by 8 h/day and divide by </text:span></text:p>
          <text:p text:style-name="P1"><text:span text:style-name="T36">Total available hours to work per day block </text:span></text:p>
          <text:p text:style-name="P1"><text:span text:style-name="T36">, its a fraction</text:span></text:p>
        </draw:connector>
        <draw:custom-shape draw:style-name="gr1108" draw:text-style-name="P5" draw:layer="layout" svg:width="5.75cm" svg:height="5.75cm" svg:x="57.75cm" svg:y="41.75cm">
          <text:p text:style-name="P5"><text:span text:style-name="T3">Costing Model Name</text:span></text:p>
          <text:p text:style-name="P5"><text:span text:style-name="T4">[str]</text:span></text:p>
          <text:p text:style-name="P5"><text:span text:style-name="T4">Inspection and other model names anything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layout" svg:width="31cm" svg:height="10.25cm" svg:x="86cm" svg:y="37.25cm">
          <text:p text:style-name="P3"><text:span text:style-name="T2">Fixed Variables</text:span></text:p>
          <draw:enhanced-geometry svg:viewBox="0 0 21600 21600" draw:type="rectangle" draw:enhanced-path="M 0 0 L 21600 0 21600 21600 0 21600 0 0 Z N"/>
        </draw:custom-shape>
        <draw:custom-shape draw:style-name="gr1109" draw:text-style-name="P5" xml:id="id59" draw:id="id59" draw:layer="layout" svg:width="6cm" svg:height="3cm" svg:x="87.25cm" svg:y="39.25cm">
          <text:p text:style-name="P5"><text:span text:style-name="T3">working_day_hours</text:span></text:p>
          <text:p text:style-name="P5"><text:span text:style-name="T6">[int]</text:span></text:p>
          <text:p text:style-name="P5"><text:span text:style-name="T6">=8</text:span></text:p>
          <draw:enhanced-geometry svg:viewBox="0 0 21600 21600" draw:type="rectangle" draw:enhanced-path="M 0 0 L 21600 0 21600 21600 0 21600 0 0 Z N"/>
        </draw:custom-shape>
        <draw:custom-shape draw:style-name="gr1110" draw:text-style-name="P5" draw:layer="layout" svg:width="6cm" svg:height="3cm" svg:x="108cm" svg:y="38.25cm">
          <text:p text:style-name="P5"><text:span text:style-name="T3">working_year_days</text:span><text:span text:style-name="T6">[int]</text:span></text:p>
          <text:p text:style-name="P5"><text:span text:style-name="T6">=220</text:span></text:p>
          <draw:enhanced-geometry svg:viewBox="0 0 21600 21600" draw:type="rectangle" draw:enhanced-path="M 0 0 L 21600 0 21600 21600 0 21600 0 0 Z N"/>
        </draw:custom-shape>
        <draw:custom-shape draw:style-name="gr961" draw:text-style-name="P18" draw:layer="layout" svg:width="8.75cm" svg:height="8.25cm" svg:x="86.25cm" svg:y="2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1" draw:text-style-name="P47" draw:layer="layout" svg:x1="110.625cm" svg:y1="20.5cm" svg:x2="93.25cm" svg:y2="40.75cm" draw:start-shape="id56" draw:start-glue-point="2" draw:end-shape="id59" draw:end-glue-point="1" svg:d="M110625 20500v20250h-17375" svg:viewBox="0 0 17376 20251">
          <text:p text:style-name="P1"><text:span text:style-name="T37">Subtract from 8 hours</text:span></text:p>
        </draw:connector>
        <draw:connector draw:style-name="gr959" draw:text-style-name="P47" draw:layer="layout" draw:line-skew="3cm" svg:x1="90.25cm" svg:y1="39.25cm" svg:x2="115.75cm" svg:y2="24.375cm" draw:start-shape="id59" draw:start-glue-point="0" draw:end-shape="id57" draw:end-glue-point="1" svg:d="M90250 39250v-3000h26001v-11875h-501" svg:viewBox="0 0 26002 14876">
          <text:p/>
        </draw:connector>
        <draw:connector draw:style-name="gr1112" draw:text-style-name="P18" draw:layer="layout" svg:x1="99.875cm" svg:y1="12.25cm" svg:x2="90.25cm" svg:y2="42.25cm" draw:start-shape="id60" draw:start-glue-point="2" draw:end-shape="id59" draw:end-glue-point="2" svg:d="M99875 12250v30501h-9625v-501" svg:viewBox="0 0 9626 30502">
          <text:p/>
        </draw:connector>
        <draw:connector draw:style-name="gr1112" draw:text-style-name="P18" draw:layer="layout" svg:x1="87.25cm" svg:y1="40.75cm" svg:x2="87.5cm" svg:y2="33.375cm" draw:start-shape="id59" draw:start-glue-point="3" draw:end-shape="id58" draw:end-glue-point="3" svg:d="M87250 40750h-501v-7375h751" svg:viewBox="0 0 752 7376">
          <text:p/>
        </draw:connector>
        <draw:connector draw:style-name="gr1111" draw:text-style-name="P48" draw:layer="layout" svg:x1="95.5cm" svg:y1="18.375cm" svg:x2="107.25cm" svg:y2="17.625cm" draw:start-shape="id53" draw:start-glue-point="1" draw:end-shape="id56" draw:end-glue-point="3" svg:d="M95500 18375h5875v-750h5875" svg:viewBox="0 0 11751 751">
          <text:p text:style-name="P1"><text:span text:style-name="T38">SUM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ystem"/>
    <style:font-face style:name="Arial2" svg:font-family="Arial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ystem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6T10:57:55.546000000</meta:creation-date>
    <dc:date>2022-11-07T15:42:49.720000000</dc:date>
    <meta:editing-duration>P2DT17H10M20S</meta:editing-duration>
    <meta:editing-cycles>207</meta:editing-cycles>
    <meta:generator>LibreOffice/7.2.0.4$Windows_X86_64 LibreOffice_project/9a9c6381e3f7a62afc1329bd359cc48accb6435b</meta:generator>
    <meta:document-statistic meta:object-count="1551"/>
  </office:meta>
</office:document-meta>
</file>